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DB16D684671DD303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2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style:font-name-asian="Segoe UI" style:font-size-asian="15pt" style:font-name-complex="Tahoma" style:font-size-complex="15pt"/>
    </style:style>
    <style:style style:name="ce3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y=(1-X^2) (X^2+X+3)" table:style-name="ta1">
        <table:shapes>
          <draw:frame draw:z-index="0" draw:style-name="gr1" draw:text-style-name="P1" svg:width="15.997cm" svg:height="9.001cm" svg:x="6.057cm" svg:y="4.209cm">
            <draw:object draw:notify-on-update-of-ranges="'y=(1-X^2) (X^2+X+3)'.A7:'y=(1-X^2) (X^2+X+3)'.A87 'y=(1-X^2) (X^2+X+3)'.B7:'y=(1-X^2) (X^2+X+3)'.B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Calcolo di Domini </text:p>
          </table:table-cell>
          <table:covered-table-cell/>
          <table:table-cell table:number-columns-repeated="58"/>
        </table:table-row>
        <table:table-row table:style-name="ro2">
          <table:table-cell table:style-name="ce2" office:value-type="string" calcext:value-type="string" table:number-columns-spanned="2" table:number-rows-spanned="1">
            <text:p> 1 − x^2</text:p>
            <text:p>Y= ------------------------</text:p>
            <text:p>x^2 + x + 3</text:p>
            <text:p/>
          </table:table-cell>
          <table:covered-table-cell table:style-name="Default"/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 table:number-rows-repeated="2">
          <table:table-cell table:number-columns-repeated="4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3" office:value-type="float" office:value="-5" calcext:value-type="float">
            <text:p>-5</text:p>
          </table:table-cell>
          <table:table-cell table:style-name="ce3" table:formula="of:=(1-[.A7]^2)/([.A7]^2+[.A7]+3)" office:value-type="float" office:value="-1.04347826086957" calcext:value-type="float">
            <text:p>-1,04347826086957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7]+0.125" office:value-type="float" office:value="-4.875" calcext:value-type="float">
            <text:p>-4,875</text:p>
          </table:table-cell>
          <table:table-cell table:style-name="ce4" table:formula="of:=(1-[.A8]^2)/([.A8]^2+[.A8]+3)" office:value-type="float" office:value="-1.03997144896503" calcext:value-type="float">
            <text:p>-1,03997144896503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8]+0.125" office:value-type="float" office:value="-4.75" calcext:value-type="float">
            <text:p>-4,75</text:p>
          </table:table-cell>
          <table:table-cell table:style-name="ce4" table:formula="of:=(1-[.A9]^2)/([.A9]^2+[.A9]+3)" office:value-type="float" office:value="-1.03603603603604" calcext:value-type="float">
            <text:p>-1,03603603603604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9]+0.125" office:value-type="float" office:value="-4.625" calcext:value-type="float">
            <text:p>-4,625</text:p>
          </table:table-cell>
          <table:table-cell table:style-name="ce4" table:formula="of:=(1-[.A10]^2)/([.A10]^2+[.A10]+3)" office:value-type="float" office:value="-1.03162055335968" calcext:value-type="float">
            <text:p>-1,03162055335968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0]+0.125" office:value-type="float" office:value="-4.5" calcext:value-type="float">
            <text:p>-4,5</text:p>
          </table:table-cell>
          <table:table-cell table:style-name="ce4" table:formula="of:=(1-[.A11]^2)/([.A11]^2+[.A11]+3)" office:value-type="float" office:value="-1.02666666666667" calcext:value-type="float">
            <text:p>-1,02666666666667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1]+0.125" office:value-type="float" office:value="-4.375" calcext:value-type="float">
            <text:p>-4,375</text:p>
          </table:table-cell>
          <table:table-cell table:style-name="ce4" table:formula="of:=(1-[.A12]^2)/([.A12]^2+[.A12]+3)" office:value-type="float" office:value="-1.02110817941953" calcext:value-type="float">
            <text:p>-1,02110817941953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2]+0.125" office:value-type="float" office:value="-4.25" calcext:value-type="float">
            <text:p>-4,25</text:p>
          </table:table-cell>
          <table:table-cell table:style-name="ce4" table:formula="of:=(1-[.A13]^2)/([.A13]^2+[.A13]+3)" office:value-type="float" office:value="-1.01486988847584" calcext:value-type="float">
            <text:p>-1,01486988847584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3]+0.125" office:value-type="float" office:value="-4.125" calcext:value-type="float">
            <text:p>-4,125</text:p>
          </table:table-cell>
          <table:table-cell table:style-name="ce4" table:formula="of:=(1-[.A14]^2)/([.A14]^2+[.A14]+3)" office:value-type="float" office:value="-1.007866273353" calcext:value-type="float">
            <text:p>-1,007866273353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4]+0.125" office:value-type="float" office:value="-4" calcext:value-type="float">
            <text:p>-4</text:p>
          </table:table-cell>
          <table:table-cell table:style-name="ce4" table:formula="of:=(1-[.A15]^2)/([.A15]^2+[.A15]+3)" office:value-type="float" office:value="-1" calcext:value-type="float">
            <text:p>-1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5]+0.125" office:value-type="float" office:value="-3.875" calcext:value-type="float">
            <text:p>-3,875</text:p>
          </table:table-cell>
          <table:table-cell table:style-name="ce4" table:formula="of:=(1-[.A16]^2)/([.A16]^2+[.A16]+3)" office:value-type="float" office:value="-0.991160220994475" calcext:value-type="float">
            <text:p>-0,991160220994475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6]+0.125" office:value-type="float" office:value="-3.75" calcext:value-type="float">
            <text:p>-3,75</text:p>
          </table:table-cell>
          <table:table-cell table:style-name="ce4" table:formula="of:=(1-[.A17]^2)/([.A17]^2+[.A17]+3)" office:value-type="float" office:value="-0.981220657276995" calcext:value-type="float">
            <text:p>-0,981220657276995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7]+0.125" office:value-type="float" office:value="-3.625" calcext:value-type="float">
            <text:p>-3,625</text:p>
          </table:table-cell>
          <table:table-cell table:style-name="ce4" table:formula="of:=(1-[.A18]^2)/([.A18]^2+[.A18]+3)" office:value-type="float" office:value="-0.970037453183521" calcext:value-type="float">
            <text:p>-0,970037453183521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8]+0.125" office:value-type="float" office:value="-3.5" calcext:value-type="float">
            <text:p>-3,5</text:p>
          </table:table-cell>
          <table:table-cell table:style-name="ce4" table:formula="of:=(1-[.A19]^2)/([.A19]^2+[.A19]+3)" office:value-type="float" office:value="-0.957446808510638" calcext:value-type="float">
            <text:p>-0,957446808510638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19]+0.125" office:value-type="float" office:value="-3.375" calcext:value-type="float">
            <text:p>-3,375</text:p>
          </table:table-cell>
          <table:table-cell table:style-name="ce4" table:formula="of:=(1-[.A20]^2)/([.A20]^2+[.A20]+3)" office:value-type="float" office:value="-0.943262411347518" calcext:value-type="float">
            <text:p>-0,943262411347518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20]+0.125" office:value-type="float" office:value="-3.25" calcext:value-type="float">
            <text:p>-3,25</text:p>
          </table:table-cell>
          <table:table-cell table:style-name="ce4" table:formula="of:=(1-[.A21]^2)/([.A21]^2+[.A21]+3)" office:value-type="float" office:value="-0.927272727272727" calcext:value-type="float">
            <text:p>-0,927272727272727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21]+0.125" office:value-type="float" office:value="-3.125" calcext:value-type="float">
            <text:p>-3,125</text:p>
          </table:table-cell>
          <table:table-cell table:style-name="ce4" table:formula="of:=(1-[.A22]^2)/([.A22]^2+[.A22]+3)" office:value-type="float" office:value="-0.909238249594814" calcext:value-type="float">
            <text:p>-0,909238249594814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22]+0.125" office:value-type="float" office:value="-3" calcext:value-type="float">
            <text:p>-3</text:p>
          </table:table-cell>
          <table:table-cell table:style-name="ce4" table:formula="of:=(1-[.A23]^2)/([.A23]^2+[.A23]+3)" office:value-type="float" office:value="-0.888888888888889" calcext:value-type="float">
            <text:p>-0,888888888888889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23]+0.125" office:value-type="float" office:value="-2.875" calcext:value-type="float">
            <text:p>-2,875</text:p>
          </table:table-cell>
          <table:table-cell table:style-name="ce4" table:formula="of:=(1-[.A24]^2)/([.A24]^2+[.A24]+3)" office:value-type="float" office:value="-0.865921787709497" calcext:value-type="float">
            <text:p>-0,865921787709497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3">
          <table:table-cell table:style-name="ce4" table:formula="of:=[.A24]+0.125" office:value-type="float" office:value="-2.75" calcext:value-type="float">
            <text:p>-2,75</text:p>
          </table:table-cell>
          <table:table-cell table:style-name="ce4" table:formula="of:=(1-[.A25]^2)/([.A25]^2+[.A25]+3)" office:value-type="float" office:value="-0.84" calcext:value-type="float">
            <text:p>-0,84</text:p>
          </table:table-cell>
          <table:table-cell table:number-columns-repeated="2"/>
          <table:table-cell table:style-name="Default" table:number-columns-repeated="7"/>
          <table:table-cell table:number-columns-repeated="53"/>
        </table:table-row>
        <table:table-row table:style-name="ro4">
          <table:table-cell table:style-name="ce4" table:formula="of:=[.A25]+0.125" office:value-type="float" office:value="-2.625" calcext:value-type="float">
            <text:p>-2,625</text:p>
          </table:table-cell>
          <table:table-cell table:style-name="ce4" table:formula="of:=(1-[.A26]^2)/([.A26]^2+[.A26]+3)" office:value-type="float" office:value="-0.810752688172043" calcext:value-type="float">
            <text:p>-0,810752688172043</text:p>
          </table:table-cell>
          <table:table-cell/>
          <table:table-cell table:style-name="ce6" office:value-type="string" calcext:value-type="string" table:number-columns-spanned="3" table:number-rows-spanned="1">
            <text:p>+∞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-∞</text:p>
          </table:table-cell>
          <table:covered-table-cell table:number-columns-repeated="2"/>
          <table:table-cell table:number-columns-repeated="54"/>
        </table:table-row>
        <table:table-row table:style-name="ro3">
          <table:table-cell table:style-name="ce4" table:formula="of:=[.A26]+0.125" office:value-type="float" office:value="-2.5" calcext:value-type="float">
            <text:p>-2,5</text:p>
          </table:table-cell>
          <table:table-cell table:style-name="ce4" table:formula="of:=(1-[.A27]^2)/([.A27]^2+[.A27]+3)" office:value-type="float" office:value="-0.777777777777778" calcext:value-type="float">
            <text:p>-0,777777777777778</text:p>
          </table:table-cell>
          <table:table-cell table:number-columns-repeated="62"/>
        </table:table-row>
        <table:table-row table:style-name="ro3">
          <table:table-cell table:style-name="ce4" table:formula="of:=[.A27]+0.125" office:value-type="float" office:value="-2.375" calcext:value-type="float">
            <text:p>-2,375</text:p>
          </table:table-cell>
          <table:table-cell table:style-name="ce4" table:formula="of:=(1-[.A28]^2)/([.A28]^2+[.A28]+3)" office:value-type="float" office:value="-0.740648379052369" calcext:value-type="float">
            <text:p>-0,740648379052369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number-columns-repeated="54"/>
        </table:table-row>
        <table:table-row table:style-name="ro3">
          <table:table-cell table:style-name="ce4" table:formula="of:=[.A28]+0.125" office:value-type="float" office:value="-2.25" calcext:value-type="float">
            <text:p>-2,25</text:p>
          </table:table-cell>
          <table:table-cell table:style-name="ce4" table:formula="of:=(1-[.A29]^2)/([.A29]^2+[.A29]+3)" office:value-type="float" office:value="-0.698924731182796" calcext:value-type="float">
            <text:p>-0,698924731182796</text:p>
          </table:table-cell>
          <table:table-cell/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14" table:formula="of:=3/([.E29]-4)" office:value-type="float" office:value="-0.75" calcext:value-type="float">
            <text:p>-0,75</text:p>
          </table:table-cell>
          <table:table-cell/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14" table:formula="of:=3/([.I29]-4)" office:value-type="float" office:value="-0.75" calcext:value-type="float">
            <text:p>-0,75</text:p>
          </table:table-cell>
          <table:table-cell table:number-columns-repeated="54"/>
        </table:table-row>
        <table:table-row table:style-name="ro3">
          <table:table-cell table:style-name="ce4" table:formula="of:=[.A29]+0.125" office:value-type="float" office:value="-2.125" calcext:value-type="float">
            <text:p>-2,125</text:p>
          </table:table-cell>
          <table:table-cell table:style-name="ce4" table:formula="of:=(1-[.A30]^2)/([.A30]^2+[.A30]+3)" office:value-type="float" office:value="-0.652173913043478" calcext:value-type="float">
            <text:p>-0,652173913043478</text:p>
          </table:table-cell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E29]+[.D30]" office:value-type="float" office:value="0.1" calcext:value-type="float">
            <text:p>0,1</text:p>
          </table:table-cell>
          <table:table-cell table:style-name="ce14" table:formula="of:=3/([.E30]-4)" office:value-type="float" office:value="-0.769230769230769" calcext:value-type="float">
            <text:p>-0,769230769230769</text:p>
          </table:table-cell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I29]-[.H30]" office:value-type="float" office:value="-0.1" calcext:value-type="float">
            <text:p>-0,1</text:p>
          </table:table-cell>
          <table:table-cell table:style-name="ce14" table:formula="of:=3/([.I30]-4)" office:value-type="float" office:value="-0.731707317073171" calcext:value-type="float">
            <text:p>-0,731707317073171</text:p>
          </table:table-cell>
          <table:table-cell table:number-columns-repeated="54"/>
        </table:table-row>
        <table:table-row table:style-name="ro3">
          <table:table-cell table:style-name="ce4" table:formula="of:=[.A30]+0.125" office:value-type="float" office:value="-2" calcext:value-type="float">
            <text:p>-2</text:p>
          </table:table-cell>
          <table:table-cell table:style-name="ce4" table:formula="of:=(1-[.A31]^2)/([.A31]^2+[.A31]+3)" office:value-type="float" office:value="-0.6" calcext:value-type="float">
            <text:p>-0,6</text:p>
          </table:table-cell>
          <table:table-cell/>
          <table:table-cell table:style-name="ce9" table:formula="of:=[.D30]*5" office:value-type="float" office:value="0.5" calcext:value-type="float">
            <text:p>0,5</text:p>
          </table:table-cell>
          <table:table-cell table:style-name="ce12" table:formula="of:=[.E30]+[.D31]" office:value-type="float" office:value="0.6" calcext:value-type="float">
            <text:p>0,6</text:p>
          </table:table-cell>
          <table:table-cell table:style-name="ce14" table:formula="of:=3/([.E31]-4)" office:value-type="float" office:value="-0.882352941176471" calcext:value-type="float">
            <text:p>-0,882352941176471</text:p>
          </table:table-cell>
          <table:table-cell/>
          <table:table-cell table:style-name="ce9" table:formula="of:=[.H30]*5" office:value-type="float" office:value="0.5" calcext:value-type="float">
            <text:p>0,5</text:p>
          </table:table-cell>
          <table:table-cell table:style-name="ce12" table:formula="of:=[.I30]-[.H31]" office:value-type="float" office:value="-0.6" calcext:value-type="float">
            <text:p>-0,6</text:p>
          </table:table-cell>
          <table:table-cell table:style-name="ce14" table:formula="of:=3/([.I31]-4)" office:value-type="float" office:value="-0.652173913043478" calcext:value-type="float">
            <text:p>-0,652173913043478</text:p>
          </table:table-cell>
          <table:table-cell table:number-columns-repeated="54"/>
        </table:table-row>
        <table:table-row table:style-name="ro3">
          <table:table-cell table:style-name="ce4" table:formula="of:=[.A31]+0.125" office:value-type="float" office:value="-1.875" calcext:value-type="float">
            <text:p>-1,875</text:p>
          </table:table-cell>
          <table:table-cell table:style-name="ce4" table:formula="of:=(1-[.A32]^2)/([.A32]^2+[.A32]+3)" office:value-type="float" office:value="-0.542087542087542" calcext:value-type="float">
            <text:p>-0,542087542087542</text:p>
          </table:table-cell>
          <table:table-cell/>
          <table:table-cell table:style-name="ce9" table:formula="of:=[.D31]*5" office:value-type="float" office:value="2.5" calcext:value-type="float">
            <text:p>2,5</text:p>
          </table:table-cell>
          <table:table-cell table:style-name="ce12" table:formula="of:=[.E31]+[.D32]" office:value-type="float" office:value="3.1" calcext:value-type="float">
            <text:p>3,1</text:p>
          </table:table-cell>
          <table:table-cell table:style-name="ce14" table:formula="of:=3/([.E32]-4)" office:value-type="float" office:value="-3.33333333333333" calcext:value-type="float">
            <text:p>-3,33333333333333</text:p>
          </table:table-cell>
          <table:table-cell/>
          <table:table-cell table:style-name="ce9" table:formula="of:=[.H31]*5" office:value-type="float" office:value="2.5" calcext:value-type="float">
            <text:p>2,5</text:p>
          </table:table-cell>
          <table:table-cell table:style-name="ce12" table:formula="of:=[.I31]-[.H32]" office:value-type="float" office:value="-3.1" calcext:value-type="float">
            <text:p>-3,1</text:p>
          </table:table-cell>
          <table:table-cell table:style-name="ce14" table:formula="of:=3/([.I32]-4)" office:value-type="float" office:value="-0.422535211267606" calcext:value-type="float">
            <text:p>-0,422535211267606</text:p>
          </table:table-cell>
          <table:table-cell table:number-columns-repeated="54"/>
        </table:table-row>
        <table:table-row table:style-name="ro3">
          <table:table-cell table:style-name="ce4" table:formula="of:=[.A32]+0.125" office:value-type="float" office:value="-1.75" calcext:value-type="float">
            <text:p>-1,75</text:p>
          </table:table-cell>
          <table:table-cell table:style-name="ce4" table:formula="of:=(1-[.A33]^2)/([.A33]^2+[.A33]+3)" office:value-type="float" office:value="-0.478260869565217" calcext:value-type="float">
            <text:p>-0,478260869565217</text:p>
          </table:table-cell>
          <table:table-cell/>
          <table:table-cell table:style-name="ce9" table:formula="of:=[.D32]*5" office:value-type="float" office:value="12.5" calcext:value-type="float">
            <text:p>12,5</text:p>
          </table:table-cell>
          <table:table-cell table:style-name="ce12" table:formula="of:=[.E32]+[.D33]" office:value-type="float" office:value="15.6" calcext:value-type="float">
            <text:p>15,6</text:p>
          </table:table-cell>
          <table:table-cell table:style-name="ce14" table:formula="of:=3/([.E33]-4)" office:value-type="float" office:value="0.258620689655172" calcext:value-type="float">
            <text:p>0,258620689655172</text:p>
          </table:table-cell>
          <table:table-cell/>
          <table:table-cell table:style-name="ce9" table:formula="of:=[.H32]*5" office:value-type="float" office:value="12.5" calcext:value-type="float">
            <text:p>12,5</text:p>
          </table:table-cell>
          <table:table-cell table:style-name="ce12" table:formula="of:=[.I32]-[.H33]" office:value-type="float" office:value="-15.6" calcext:value-type="float">
            <text:p>-15,6</text:p>
          </table:table-cell>
          <table:table-cell table:style-name="ce14" table:formula="of:=3/([.I33]-4)" office:value-type="float" office:value="-0.153061224489796" calcext:value-type="float">
            <text:p>-0,153061224489796</text:p>
          </table:table-cell>
          <table:table-cell table:number-columns-repeated="54"/>
        </table:table-row>
        <table:table-row table:style-name="ro3">
          <table:table-cell table:style-name="ce4" table:formula="of:=[.A33]+0.125" office:value-type="float" office:value="-1.625" calcext:value-type="float">
            <text:p>-1,625</text:p>
          </table:table-cell>
          <table:table-cell table:style-name="ce4" table:formula="of:=(1-[.A34]^2)/([.A34]^2+[.A34]+3)" office:value-type="float" office:value="-0.408560311284047" calcext:value-type="float">
            <text:p>-0,408560311284047</text:p>
          </table:table-cell>
          <table:table-cell/>
          <table:table-cell table:style-name="ce9" table:formula="of:=[.D33]*5" office:value-type="float" office:value="62.5" calcext:value-type="float">
            <text:p>62,5</text:p>
          </table:table-cell>
          <table:table-cell table:style-name="ce12" table:formula="of:=[.E33]+[.D34]" office:value-type="float" office:value="78.1" calcext:value-type="float">
            <text:p>78,1</text:p>
          </table:table-cell>
          <table:table-cell table:style-name="ce14" table:formula="of:=3/([.E34]-4)" office:value-type="float" office:value="0.0404858299595142" calcext:value-type="float">
            <text:p>0,040485829959514</text:p>
          </table:table-cell>
          <table:table-cell/>
          <table:table-cell table:style-name="ce9" table:formula="of:=[.H33]*5" office:value-type="float" office:value="62.5" calcext:value-type="float">
            <text:p>62,5</text:p>
          </table:table-cell>
          <table:table-cell table:style-name="ce12" table:formula="of:=[.I33]-[.H34]" office:value-type="float" office:value="-78.1" calcext:value-type="float">
            <text:p>-78,1</text:p>
          </table:table-cell>
          <table:table-cell table:style-name="ce14" table:formula="of:=3/([.I34]-4)" office:value-type="float" office:value="-0.0365408038976857" calcext:value-type="float">
            <text:p>-0,036540803897686</text:p>
          </table:table-cell>
          <table:table-cell table:number-columns-repeated="54"/>
        </table:table-row>
        <table:table-row table:style-name="ro3">
          <table:table-cell table:style-name="ce4" table:formula="of:=[.A34]+0.125" office:value-type="float" office:value="-1.5" calcext:value-type="float">
            <text:p>-1,5</text:p>
          </table:table-cell>
          <table:table-cell table:style-name="ce4" table:formula="of:=(1-[.A35]^2)/([.A35]^2+[.A35]+3)" office:value-type="float" office:value="-0.333333333333333" calcext:value-type="float">
            <text:p>-0,333333333333333</text:p>
          </table:table-cell>
          <table:table-cell/>
          <table:table-cell table:style-name="ce9" table:formula="of:=[.D34]*5" office:value-type="float" office:value="312.5" calcext:value-type="float">
            <text:p>312,5</text:p>
          </table:table-cell>
          <table:table-cell table:style-name="ce12" table:formula="of:=[.E34]+[.D35]" office:value-type="float" office:value="390.6" calcext:value-type="float">
            <text:p>390,6</text:p>
          </table:table-cell>
          <table:table-cell table:style-name="ce14" table:formula="of:=3/([.E35]-4)" office:value-type="float" office:value="0.00775995861355406" calcext:value-type="float">
            <text:p>0,007759958613554</text:p>
          </table:table-cell>
          <table:table-cell/>
          <table:table-cell table:style-name="ce9" table:formula="of:=[.H34]*5" office:value-type="float" office:value="312.5" calcext:value-type="float">
            <text:p>312,5</text:p>
          </table:table-cell>
          <table:table-cell table:style-name="ce12" table:formula="of:=[.I34]-[.H35]" office:value-type="float" office:value="-390.6" calcext:value-type="float">
            <text:p>-390,6</text:p>
          </table:table-cell>
          <table:table-cell table:style-name="ce14" table:formula="of:=3/([.I35]-4)" office:value-type="float" office:value="-0.00760263558033452" calcext:value-type="float">
            <text:p>-0,007602635580335</text:p>
          </table:table-cell>
          <table:table-cell table:number-columns-repeated="54"/>
        </table:table-row>
        <table:table-row table:style-name="ro3">
          <table:table-cell table:style-name="ce4" table:formula="of:=[.A35]+0.125" office:value-type="float" office:value="-1.375" calcext:value-type="float">
            <text:p>-1,375</text:p>
          </table:table-cell>
          <table:table-cell table:style-name="ce4" table:formula="of:=(1-[.A36]^2)/([.A36]^2+[.A36]+3)" office:value-type="float" office:value="-0.253333333333333" calcext:value-type="float">
            <text:p>-0,253333333333333</text:p>
          </table:table-cell>
          <table:table-cell/>
          <table:table-cell table:style-name="ce9" table:formula="of:=[.D35]*5" office:value-type="float" office:value="1562.5" calcext:value-type="float">
            <text:p>1562,5</text:p>
          </table:table-cell>
          <table:table-cell table:style-name="ce12" table:formula="of:=[.E35]+[.D36]" office:value-type="float" office:value="1953.1" calcext:value-type="float">
            <text:p>1953,1</text:p>
          </table:table-cell>
          <table:table-cell table:style-name="ce14" table:formula="of:=3/([.E36]-4)" office:value-type="float" office:value="0.00153917192550408" calcext:value-type="float">
            <text:p>0,001539171925504</text:p>
          </table:table-cell>
          <table:table-cell/>
          <table:table-cell table:style-name="ce9" table:formula="of:=[.H35]*5" office:value-type="float" office:value="1562.5" calcext:value-type="float">
            <text:p>1562,5</text:p>
          </table:table-cell>
          <table:table-cell table:style-name="ce12" table:formula="of:=[.I35]-[.H36]" office:value-type="float" office:value="-1953.1" calcext:value-type="float">
            <text:p>-1953,1</text:p>
          </table:table-cell>
          <table:table-cell table:style-name="ce14" table:formula="of:=3/([.I36]-4)" office:value-type="float" office:value="-0.00153288028204997" calcext:value-type="float">
            <text:p>-0,00153288028205</text:p>
          </table:table-cell>
          <table:table-cell table:number-columns-repeated="54"/>
        </table:table-row>
        <table:table-row table:style-name="ro3">
          <table:table-cell table:style-name="ce4" table:formula="of:=[.A36]+0.125" office:value-type="float" office:value="-1.25" calcext:value-type="float">
            <text:p>-1,25</text:p>
          </table:table-cell>
          <table:table-cell table:style-name="ce4" table:formula="of:=(1-[.A37]^2)/([.A37]^2+[.A37]+3)" office:value-type="float" office:value="-0.169811320754717" calcext:value-type="float">
            <text:p>-0,169811320754717</text:p>
          </table:table-cell>
          <table:table-cell/>
          <table:table-cell table:style-name="ce9" table:formula="of:=[.D36]*5" office:value-type="float" office:value="7812.5" calcext:value-type="float">
            <text:p>7812,5</text:p>
          </table:table-cell>
          <table:table-cell table:style-name="ce12" table:formula="of:=[.E36]+[.D37]" office:value-type="float" office:value="9765.6" calcext:value-type="float">
            <text:p>9765,6</text:p>
          </table:table-cell>
          <table:table-cell table:style-name="ce14" table:formula="of:=3/([.E37]-4)" office:value-type="float" office:value="0.000307326667759384" calcext:value-type="float">
            <text:p>0,000307326667759</text:p>
          </table:table-cell>
          <table:table-cell/>
          <table:table-cell table:style-name="ce9" table:formula="of:=[.H36]*5" office:value-type="float" office:value="7812.5" calcext:value-type="float">
            <text:p>7812,5</text:p>
          </table:table-cell>
          <table:table-cell table:style-name="ce12" table:formula="of:=[.I36]-[.H37]" office:value-type="float" office:value="-9765.6" calcext:value-type="float">
            <text:p>-9765,6</text:p>
          </table:table-cell>
          <table:table-cell table:style-name="ce14" table:formula="of:=3/([.I37]-4)" office:value-type="float" office:value="-0.000307075008188667" calcext:value-type="float">
            <text:p>-0,000307075008189</text:p>
          </table:table-cell>
          <table:table-cell table:number-columns-repeated="54"/>
        </table:table-row>
        <table:table-row table:style-name="ro3">
          <table:table-cell table:style-name="ce4" table:formula="of:=[.A37]+0.125" office:value-type="float" office:value="-1.125" calcext:value-type="float">
            <text:p>-1,125</text:p>
          </table:table-cell>
          <table:table-cell table:style-name="ce4" table:formula="of:=(1-[.A38]^2)/([.A38]^2+[.A38]+3)" office:value-type="float" office:value="-0.0845771144278607" calcext:value-type="float">
            <text:p>-0,084577114427861</text:p>
          </table:table-cell>
          <table:table-cell/>
          <table:table-cell table:style-name="ce9" table:formula="of:=[.D37]*5" office:value-type="float" office:value="39062.5" calcext:value-type="float">
            <text:p>39062,5</text:p>
          </table:table-cell>
          <table:table-cell table:style-name="ce12" table:formula="of:=[.E37]+[.D38]" office:value-type="float" office:value="48828.1" calcext:value-type="float">
            <text:p>48828,1</text:p>
          </table:table-cell>
          <table:table-cell table:style-name="ce14" table:formula="of:=3/([.E38]-4)" office:value-type="float" office:value="0.0000614450650396013" calcext:value-type="float">
            <text:p>6,14450650396013E-05</text:p>
          </table:table-cell>
          <table:table-cell/>
          <table:table-cell table:style-name="ce9" table:formula="of:=[.H37]*5" office:value-type="float" office:value="39062.5" calcext:value-type="float">
            <text:p>39062,5</text:p>
          </table:table-cell>
          <table:table-cell table:style-name="ce12" table:formula="of:=[.I37]-[.H38]" office:value-type="float" office:value="-48828.1" calcext:value-type="float">
            <text:p>-48828,1</text:p>
          </table:table-cell>
          <table:table-cell table:style-name="ce14" table:formula="of:=3/([.I38]-4)" office:value-type="float" office:value="-0.0000614349986996259" calcext:value-type="float">
            <text:p>-6,14349986996259E-05</text:p>
          </table:table-cell>
          <table:table-cell table:number-columns-repeated="54"/>
        </table:table-row>
        <table:table-row table:style-name="ro3">
          <table:table-cell table:style-name="ce4" table:formula="of:=[.A38]+0.125" office:value-type="float" office:value="-1" calcext:value-type="float">
            <text:p>-1</text:p>
          </table:table-cell>
          <table:table-cell table:style-name="ce4" table:formula="of:=(1-[.A39]^2)/([.A39]^2+[.A39]+3)" office:value-type="float" office:value="0" calcext:value-type="float">
            <text:p>0</text:p>
          </table:table-cell>
          <table:table-cell/>
          <table:table-cell table:style-name="ce9" table:formula="of:=[.D38]*5" office:value-type="float" office:value="195312.5" calcext:value-type="float">
            <text:p>195312,5</text:p>
          </table:table-cell>
          <table:table-cell table:style-name="ce12" table:formula="of:=[.E38]+[.D39]" office:value-type="float" office:value="244140.6" calcext:value-type="float">
            <text:p>244140,6</text:p>
          </table:table-cell>
          <table:table-cell table:style-name="ce14" table:formula="of:=3/([.E39]-4)" office:value-type="float" office:value="0.0000122882025882232" calcext:value-type="float">
            <text:p>1,22882025882232E-05</text:p>
          </table:table-cell>
          <table:table-cell/>
          <table:table-cell table:style-name="ce9" table:formula="of:=[.H38]*5" office:value-type="float" office:value="195312.5" calcext:value-type="float">
            <text:p>195312,5</text:p>
          </table:table-cell>
          <table:table-cell table:style-name="ce12" table:formula="of:=[.I38]-[.H39]" office:value-type="float" office:value="-244140.6" calcext:value-type="float">
            <text:p>-244140,6</text:p>
          </table:table-cell>
          <table:table-cell table:style-name="ce14" table:formula="of:=3/([.I39]-4)" office:value-type="float" office:value="-0.0000122877999349566" calcext:value-type="float">
            <text:p>-1,22877999349566E-05</text:p>
          </table:table-cell>
          <table:table-cell table:number-columns-repeated="54"/>
        </table:table-row>
        <table:table-row table:style-name="ro3">
          <table:table-cell table:style-name="ce4" table:formula="of:=[.A39]+0.125" office:value-type="float" office:value="-0.875" calcext:value-type="float">
            <text:p>-0,875</text:p>
          </table:table-cell>
          <table:table-cell table:style-name="ce4" table:formula="of:=(1-[.A40]^2)/([.A40]^2+[.A40]+3)" office:value-type="float" office:value="0.0810810810810811" calcext:value-type="float">
            <text:p>0,081081081081081</text:p>
          </table:table-cell>
          <table:table-cell/>
          <table:table-cell table:style-name="ce9" table:formula="of:=[.D39]*5" office:value-type="float" office:value="976562.5" calcext:value-type="float">
            <text:p>976562,5</text:p>
          </table:table-cell>
          <table:table-cell table:style-name="ce12" table:formula="of:=[.E39]+[.D40]" office:value-type="float" office:value="1220703.1" calcext:value-type="float">
            <text:p>1220703,1</text:p>
          </table:table-cell>
          <table:table-cell table:style-name="ce14" table:formula="of:=3/([.E40]-4)" office:value-type="float" office:value="0.00000245760810342205" calcext:value-type="float">
            <text:p>2,45760810342205E-06</text:p>
          </table:table-cell>
          <table:table-cell/>
          <table:table-cell table:style-name="ce9" table:formula="of:=[.H39]*5" office:value-type="float" office:value="976562.5" calcext:value-type="float">
            <text:p>976562,5</text:p>
          </table:table-cell>
          <table:table-cell table:style-name="ce12" table:formula="of:=[.I39]-[.H40]" office:value-type="float" office:value="-1220703.1" calcext:value-type="float">
            <text:p>-1220703,1</text:p>
          </table:table-cell>
          <table:table-cell table:style-name="ce14" table:formula="of:=3/([.I40]-4)" office:value-type="float" office:value="-0.00000245759199729403" calcext:value-type="float">
            <text:p>-2,45759199729403E-06</text:p>
          </table:table-cell>
          <table:table-cell table:number-columns-repeated="54"/>
        </table:table-row>
        <table:table-row table:style-name="ro3">
          <table:table-cell table:style-name="ce4" table:formula="of:=[.A40]+0.125" office:value-type="float" office:value="-0.75" calcext:value-type="float">
            <text:p>-0,75</text:p>
          </table:table-cell>
          <table:table-cell table:style-name="ce4" table:formula="of:=(1-[.A41]^2)/([.A41]^2+[.A41]+3)" office:value-type="float" office:value="0.155555555555556" calcext:value-type="float">
            <text:p>0,155555555555556</text:p>
          </table:table-cell>
          <table:table-cell/>
          <table:table-cell table:style-name="ce9" table:formula="of:=[.D40]*5" office:value-type="float" office:value="4882812.5" calcext:value-type="float">
            <text:p>4882812,5</text:p>
          </table:table-cell>
          <table:table-cell table:style-name="ce12" table:formula="of:=[.E40]+[.D41]" office:value-type="float" office:value="6103515.6" calcext:value-type="float">
            <text:p>6103515,6</text:p>
          </table:table-cell>
          <table:table-cell table:style-name="ce14" table:formula="of:=3/([.E41]-4)" office:value-type="float" office:value="0.000000491520324136027" calcext:value-type="float">
            <text:p>4,91520324136027E-07</text:p>
          </table:table-cell>
          <table:table-cell/>
          <table:table-cell table:style-name="ce9" table:formula="of:=[.H40]*5" office:value-type="float" office:value="4882812.5" calcext:value-type="float">
            <text:p>4882812,5</text:p>
          </table:table-cell>
          <table:table-cell table:style-name="ce12" table:formula="of:=[.I40]-[.H41]" office:value-type="float" office:value="-6103515.6" calcext:value-type="float">
            <text:p>-6103515,6</text:p>
          </table:table-cell>
          <table:table-cell table:style-name="ce14" table:formula="of:=3/([.I41]-4)" office:value-type="float" office:value="-0.000000491519679890927" calcext:value-type="float">
            <text:p>-4,91519679890927E-07</text:p>
          </table:table-cell>
          <table:table-cell table:number-columns-repeated="54"/>
        </table:table-row>
        <table:table-row table:style-name="ro3">
          <table:table-cell table:style-name="ce4" table:formula="of:=[.A41]+0.125" office:value-type="float" office:value="-0.625" calcext:value-type="float">
            <text:p>-0,625</text:p>
          </table:table-cell>
          <table:table-cell table:style-name="ce4" table:formula="of:=(1-[.A42]^2)/([.A42]^2+[.A42]+3)" office:value-type="float" office:value="0.220338983050847" calcext:value-type="float">
            <text:p>0,220338983050847</text:p>
          </table:table-cell>
          <table:table-cell/>
          <table:table-cell table:style-name="ce9" table:formula="of:=[.D41]*5" office:value-type="float" office:value="24414062.5" calcext:value-type="float">
            <text:p>24414062,5</text:p>
          </table:table-cell>
          <table:table-cell table:style-name="ce12" table:formula="of:=[.E41]+[.D42]" office:value-type="float" office:value="30517578.1" calcext:value-type="float">
            <text:p>30517578,1</text:p>
          </table:table-cell>
          <table:table-cell table:style-name="ce14" table:formula="of:=3/([.E42]-4)" office:value-type="float" office:value="0.0000000983040129654342" calcext:value-type="float">
            <text:p>9,83040129654342E-08</text:p>
          </table:table-cell>
          <table:table-cell/>
          <table:table-cell table:style-name="ce9" table:formula="of:=[.H41]*5" office:value-type="float" office:value="24414062.5" calcext:value-type="float">
            <text:p>24414062,5</text:p>
          </table:table-cell>
          <table:table-cell table:style-name="ce12" table:formula="of:=[.I41]-[.H42]" office:value-type="float" office:value="-30517578.1" calcext:value-type="float">
            <text:p>-30517578,1</text:p>
          </table:table-cell>
          <table:table-cell table:style-name="ce14" table:formula="of:=3/([.I42]-4)" office:value-type="float" office:value="-0.0000000983039871956304" calcext:value-type="float">
            <text:p>-9,83039871956304E-08</text:p>
          </table:table-cell>
          <table:table-cell table:number-columns-repeated="54"/>
        </table:table-row>
        <table:table-row table:style-name="ro3">
          <table:table-cell table:style-name="ce4" table:formula="of:=[.A42]+0.125" office:value-type="float" office:value="-0.5" calcext:value-type="float">
            <text:p>-0,5</text:p>
          </table:table-cell>
          <table:table-cell table:style-name="ce4" table:formula="of:=(1-[.A43]^2)/([.A43]^2+[.A43]+3)" office:value-type="float" office:value="0.272727272727273" calcext:value-type="float">
            <text:p>0,272727272727273</text:p>
          </table:table-cell>
          <table:table-cell/>
          <table:table-cell table:style-name="ce9" table:formula="of:=[.D42]*5" office:value-type="float" office:value="122070312.5" calcext:value-type="float">
            <text:p>122070312,5</text:p>
          </table:table-cell>
          <table:table-cell table:style-name="ce12" table:formula="of:=[.E42]+[.D43]" office:value-type="float" office:value="152587890.6" calcext:value-type="float">
            <text:p>152587890,6</text:p>
          </table:table-cell>
          <table:table-cell table:style-name="ce14" table:formula="of:=3/([.E43]-4)" office:value-type="float" office:value="0.0000000196608005186173" calcext:value-type="float">
            <text:p>1,96608005186173E-08</text:p>
          </table:table-cell>
          <table:table-cell/>
          <table:table-cell table:style-name="ce9" table:formula="of:=[.H42]*5" office:value-type="float" office:value="122070312.5" calcext:value-type="float">
            <text:p>122070312,5</text:p>
          </table:table-cell>
          <table:table-cell table:style-name="ce12" table:formula="of:=[.I42]-[.H43]" office:value-type="float" office:value="-152587890.6" calcext:value-type="float">
            <text:p>-152587890,6</text:p>
          </table:table-cell>
          <table:table-cell table:style-name="ce14" table:formula="of:=3/([.I43]-4)" office:value-type="float" office:value="-0.0000000196607994878252" calcext:value-type="float">
            <text:p>-1,96607994878252E-08</text:p>
          </table:table-cell>
          <table:table-cell table:number-columns-repeated="54"/>
        </table:table-row>
        <table:table-row table:style-name="ro3">
          <table:table-cell table:style-name="ce4" table:formula="of:=[.A43]+0.125" office:value-type="float" office:value="-0.375" calcext:value-type="float">
            <text:p>-0,375</text:p>
          </table:table-cell>
          <table:table-cell table:style-name="ce4" table:formula="of:=(1-[.A44]^2)/([.A44]^2+[.A44]+3)" office:value-type="float" office:value="0.310734463276836" calcext:value-type="float">
            <text:p>0,310734463276836</text:p>
          </table:table-cell>
          <table:table-cell/>
          <table:table-cell table:style-name="ce9" table:formula="of:=[.D43]*5" office:value-type="float" office:value="610351562.5" calcext:value-type="float">
            <text:p>610351562,5</text:p>
          </table:table-cell>
          <table:table-cell table:style-name="ce12" table:formula="of:=[.E43]+[.D44]" office:value-type="float" office:value="762939453.1" calcext:value-type="float">
            <text:p>762939453,1</text:p>
          </table:table-cell>
          <table:table-cell table:style-name="ce14" table:formula="of:=3/([.E44]-4)" office:value-type="float" office:value="0.00000000393216002074469" calcext:value-type="float">
            <text:p>3,93216002074469E-09</text:p>
          </table:table-cell>
          <table:table-cell/>
          <table:table-cell table:style-name="ce9" table:formula="of:=[.H43]*5" office:value-type="float" office:value="610351562.5" calcext:value-type="float">
            <text:p>610351562,5</text:p>
          </table:table-cell>
          <table:table-cell table:style-name="ce12" table:formula="of:=[.I43]-[.H44]" office:value-type="float" office:value="-762939453.1" calcext:value-type="float">
            <text:p>-762939453,1</text:p>
          </table:table-cell>
          <table:table-cell table:style-name="ce14" table:formula="of:=3/([.I44]-4)" office:value-type="float" office:value="-0.00000000393215997951301" calcext:value-type="float">
            <text:p>-3,93215997951301E-09</text:p>
          </table:table-cell>
          <table:table-cell table:number-columns-repeated="54"/>
        </table:table-row>
        <table:table-row table:style-name="ro3">
          <table:table-cell table:style-name="ce4" table:formula="of:=[.A44]+0.125" office:value-type="float" office:value="-0.25" calcext:value-type="float">
            <text:p>-0,25</text:p>
          </table:table-cell>
          <table:table-cell table:style-name="ce4" table:formula="of:=(1-[.A45]^2)/([.A45]^2+[.A45]+3)" office:value-type="float" office:value="0.333333333333333" calcext:value-type="float">
            <text:p>0,333333333333333</text:p>
          </table:table-cell>
          <table:table-cell/>
          <table:table-cell table:style-name="ce9" table:formula="of:=[.D44]*5" office:value-type="float" office:value="3051757812.5" calcext:value-type="float">
            <text:p>3051757812,5</text:p>
          </table:table-cell>
          <table:table-cell table:style-name="ce12" table:formula="of:=[.E44]+[.D45]" office:value-type="float" office:value="3814697265.6" calcext:value-type="float">
            <text:p>3814697265,6</text:p>
          </table:table-cell>
          <table:table-cell table:style-name="ce14" table:formula="of:=3/([.E45]-4)" office:value-type="float" office:value="0.000000000786432000829788" calcext:value-type="float">
            <text:p>7,86432000829788E-10</text:p>
          </table:table-cell>
          <table:table-cell/>
          <table:table-cell table:style-name="ce9" table:formula="of:=[.H44]*5" office:value-type="float" office:value="3051757812.5" calcext:value-type="float">
            <text:p>3051757812,5</text:p>
          </table:table-cell>
          <table:table-cell table:style-name="ce12" table:formula="of:=[.I44]-[.H45]" office:value-type="float" office:value="-3814697265.6" calcext:value-type="float">
            <text:p>-3814697265,6</text:p>
          </table:table-cell>
          <table:table-cell table:style-name="ce14" table:formula="of:=3/([.I45]-4)" office:value-type="float" office:value="-0.00000000078643199918052" calcext:value-type="float">
            <text:p>-7,8643199918052E-10</text:p>
          </table:table-cell>
          <table:table-cell table:number-columns-repeated="54"/>
        </table:table-row>
        <table:table-row table:style-name="ro3">
          <table:table-cell table:style-name="ce4" table:formula="of:=[.A45]+0.125" office:value-type="float" office:value="-0.125" calcext:value-type="float">
            <text:p>-0,125</text:p>
          </table:table-cell>
          <table:table-cell table:style-name="ce4" table:formula="of:=(1-[.A46]^2)/([.A46]^2+[.A46]+3)" office:value-type="float" office:value="0.340540540540541" calcext:value-type="float">
            <text:p>0,340540540540541</text:p>
          </table:table-cell>
          <table:table-cell/>
          <table:table-cell table:style-name="ce9" table:formula="of:=[.D45]*5" office:value-type="float" office:value="15258789062.5" calcext:value-type="float">
            <text:p>15258789062,5</text:p>
          </table:table-cell>
          <table:table-cell table:style-name="ce12" table:formula="of:=[.E45]+[.D46]" office:value-type="float" office:value="19073486328.1" calcext:value-type="float">
            <text:p>19073486328,1</text:p>
          </table:table-cell>
          <table:table-cell table:style-name="ce14" table:formula="of:=3/([.E46]-4)" office:value-type="float" office:value="0.000000000157286400033192" calcext:value-type="float">
            <text:p>1,57286400033192E-10</text:p>
          </table:table-cell>
          <table:table-cell/>
          <table:table-cell table:style-name="ce9" table:formula="of:=[.H45]*5" office:value-type="float" office:value="15258789062.5" calcext:value-type="float">
            <text:p>15258789062,5</text:p>
          </table:table-cell>
          <table:table-cell table:style-name="ce12" table:formula="of:=[.I45]-[.H46]" office:value-type="float" office:value="-19073486328.1" calcext:value-type="float">
            <text:p>-19073486328,1</text:p>
          </table:table-cell>
          <table:table-cell table:style-name="ce14" table:formula="of:=3/([.I46]-4)" office:value-type="float" office:value="-0.000000000157286399967221" calcext:value-type="float">
            <text:p>-1,57286399967221E-10</text:p>
          </table:table-cell>
          <table:table-cell table:number-columns-repeated="54"/>
        </table:table-row>
        <table:table-row table:style-name="ro3">
          <table:table-cell table:style-name="ce4" table:formula="of:=[.A46]+0.125" office:value-type="float" office:value="0" calcext:value-type="float">
            <text:p>0</text:p>
          </table:table-cell>
          <table:table-cell table:style-name="ce4" table:formula="of:=(1-[.A47]^2)/([.A47]^2+[.A47]+3)" office:value-type="float" office:value="0.333333333333333" calcext:value-type="float">
            <text:p>0,333333333333333</text:p>
          </table:table-cell>
          <table:table-cell/>
          <table:table-cell table:style-name="ce9" table:formula="of:=[.D46]*5" office:value-type="float" office:value="76293945312.5" calcext:value-type="float">
            <text:p>76293945312,5</text:p>
          </table:table-cell>
          <table:table-cell table:style-name="ce12" table:formula="of:=[.E46]+[.D47]" office:value-type="float" office:value="95367431640.6" calcext:value-type="float">
            <text:p>95367431640,6</text:p>
          </table:table-cell>
          <table:table-cell table:style-name="ce14" table:formula="of:=3/([.E47]-4)" office:value-type="float" office:value="0.0000000000314572800013277" calcext:value-type="float">
            <text:p>3,14572800013277E-11</text:p>
          </table:table-cell>
          <table:table-cell/>
          <table:table-cell table:style-name="ce9" table:formula="of:=[.H46]*5" office:value-type="float" office:value="76293945312.5" calcext:value-type="float">
            <text:p>76293945312,5</text:p>
          </table:table-cell>
          <table:table-cell table:style-name="ce12" table:formula="of:=[.I46]-[.H47]" office:value-type="float" office:value="-95367431640.6" calcext:value-type="float">
            <text:p>-95367431640,6</text:p>
          </table:table-cell>
          <table:table-cell table:style-name="ce14" table:formula="of:=3/([.I47]-4)" office:value-type="float" office:value="-0.0000000000314572799986888" calcext:value-type="float">
            <text:p>-3,14572799986888E-11</text:p>
          </table:table-cell>
          <table:table-cell table:number-columns-repeated="54"/>
        </table:table-row>
        <table:table-row table:style-name="ro3">
          <table:table-cell table:style-name="ce4" table:formula="of:=[.A47]+0.125" office:value-type="float" office:value="0.125" calcext:value-type="float">
            <text:p>0,125</text:p>
          </table:table-cell>
          <table:table-cell table:style-name="ce4" table:formula="of:=(1-[.A48]^2)/([.A48]^2+[.A48]+3)" office:value-type="float" office:value="0.313432835820896" calcext:value-type="float">
            <text:p>0,313432835820896</text:p>
          </table:table-cell>
          <table:table-cell table:number-columns-repeated="62"/>
        </table:table-row>
        <table:table-row table:style-name="ro3">
          <table:table-cell table:style-name="ce4" table:formula="of:=[.A48]+0.125" office:value-type="float" office:value="0.25" calcext:value-type="float">
            <text:p>0,25</text:p>
          </table:table-cell>
          <table:table-cell table:style-name="ce4" table:formula="of:=(1-[.A49]^2)/([.A49]^2+[.A49]+3)" office:value-type="float" office:value="0.283018867924528" calcext:value-type="float">
            <text:p>0,283018867924528</text:p>
          </table:table-cell>
          <table:table-cell table:number-columns-repeated="62"/>
        </table:table-row>
        <table:table-row table:style-name="ro3">
          <table:table-cell table:style-name="ce4" table:formula="of:=[.A49]+0.125" office:value-type="float" office:value="0.375" calcext:value-type="float">
            <text:p>0,375</text:p>
          </table:table-cell>
          <table:table-cell table:style-name="ce4" table:formula="of:=(1-[.A50]^2)/([.A50]^2+[.A50]+3)" office:value-type="float" office:value="0.244444444444444" calcext:value-type="float">
            <text:p>0,244444444444444</text:p>
          </table:table-cell>
          <table:table-cell table:number-columns-repeated="62"/>
        </table:table-row>
        <table:table-row table:style-name="ro3">
          <table:table-cell table:style-name="ce4" table:formula="of:=[.A50]+0.125" office:value-type="float" office:value="0.5" calcext:value-type="float">
            <text:p>0,5</text:p>
          </table:table-cell>
          <table:table-cell table:style-name="ce4" table:formula="of:=(1-[.A51]^2)/([.A51]^2+[.A51]+3)" office:value-type="float" office:value="0.2" calcext:value-type="float">
            <text:p>0,2</text:p>
          </table:table-cell>
          <table:table-cell table:number-columns-repeated="62"/>
        </table:table-row>
        <table:table-row table:style-name="ro3">
          <table:table-cell table:style-name="ce4" table:formula="of:=[.A51]+0.125" office:value-type="float" office:value="0.625" calcext:value-type="float">
            <text:p>0,625</text:p>
          </table:table-cell>
          <table:table-cell table:style-name="ce4" table:formula="of:=(1-[.A52]^2)/([.A52]^2+[.A52]+3)" office:value-type="float" office:value="0.151750972762646" calcext:value-type="float">
            <text:p>0,151750972762646</text:p>
          </table:table-cell>
          <table:table-cell table:number-columns-repeated="62"/>
        </table:table-row>
        <table:table-row table:style-name="ro3">
          <table:table-cell table:style-name="ce4" table:formula="of:=[.A52]+0.125" office:value-type="float" office:value="0.75" calcext:value-type="float">
            <text:p>0,75</text:p>
          </table:table-cell>
          <table:table-cell table:style-name="ce4" table:formula="of:=(1-[.A53]^2)/([.A53]^2+[.A53]+3)" office:value-type="float" office:value="0.101449275362319" calcext:value-type="float">
            <text:p>0,101449275362319</text:p>
          </table:table-cell>
          <table:table-cell table:number-columns-repeated="62"/>
        </table:table-row>
        <table:table-row table:style-name="ro3">
          <table:table-cell table:style-name="ce4" table:formula="of:=[.A53]+0.125" office:value-type="float" office:value="0.875" calcext:value-type="float">
            <text:p>0,875</text:p>
          </table:table-cell>
          <table:table-cell table:style-name="ce4" table:formula="of:=(1-[.A54]^2)/([.A54]^2+[.A54]+3)" office:value-type="float" office:value="0.0505050505050505" calcext:value-type="float">
            <text:p>0,050505050505051</text:p>
          </table:table-cell>
          <table:table-cell table:number-columns-repeated="62"/>
        </table:table-row>
        <table:table-row table:style-name="ro3">
          <table:table-cell table:style-name="ce4" table:formula="of:=[.A54]+0.125" office:value-type="float" office:value="1" calcext:value-type="float">
            <text:p>1</text:p>
          </table:table-cell>
          <table:table-cell table:style-name="ce4" table:formula="of:=(1-[.A55]^2)/([.A55]^2+[.A55]+3)" office:value-type="float" office:value="0" calcext:value-type="float">
            <text:p>0</text:p>
          </table:table-cell>
          <table:table-cell table:number-columns-repeated="62"/>
        </table:table-row>
        <table:table-row table:style-name="ro3">
          <table:table-cell table:style-name="ce4" table:formula="of:=[.A55]+0.125" office:value-type="float" office:value="1.125" calcext:value-type="float">
            <text:p>1,125</text:p>
          </table:table-cell>
          <table:table-cell table:style-name="ce4" table:formula="of:=(1-[.A56]^2)/([.A56]^2+[.A56]+3)" office:value-type="float" office:value="-0.0492753623188406" calcext:value-type="float">
            <text:p>-0,049275362318841</text:p>
          </table:table-cell>
          <table:table-cell table:number-columns-repeated="62"/>
        </table:table-row>
        <table:table-row table:style-name="ro3">
          <table:table-cell table:style-name="ce4" table:formula="of:=[.A56]+0.125" office:value-type="float" office:value="1.25" calcext:value-type="float">
            <text:p>1,25</text:p>
          </table:table-cell>
          <table:table-cell table:style-name="ce4" table:formula="of:=(1-[.A57]^2)/([.A57]^2+[.A57]+3)" office:value-type="float" office:value="-0.0967741935483871" calcext:value-type="float">
            <text:p>-0,096774193548387</text:p>
          </table:table-cell>
          <table:table-cell table:number-columns-repeated="62"/>
        </table:table-row>
        <table:table-row table:style-name="ro3">
          <table:table-cell table:style-name="ce4" table:formula="of:=[.A57]+0.125" office:value-type="float" office:value="1.375" calcext:value-type="float">
            <text:p>1,375</text:p>
          </table:table-cell>
          <table:table-cell table:style-name="ce4" table:formula="of:=(1-[.A58]^2)/([.A58]^2+[.A58]+3)" office:value-type="float" office:value="-0.14214463840399" calcext:value-type="float">
            <text:p>-0,14214463840399</text:p>
          </table:table-cell>
          <table:table-cell table:number-columns-repeated="62"/>
        </table:table-row>
        <table:table-row table:style-name="ro3">
          <table:table-cell table:style-name="ce4" table:formula="of:=[.A58]+0.125" office:value-type="float" office:value="1.5" calcext:value-type="float">
            <text:p>1,5</text:p>
          </table:table-cell>
          <table:table-cell table:style-name="ce4" table:formula="of:=(1-[.A59]^2)/([.A59]^2+[.A59]+3)" office:value-type="float" office:value="-0.185185185185185" calcext:value-type="float">
            <text:p>-0,185185185185185</text:p>
          </table:table-cell>
          <table:table-cell table:number-columns-repeated="62"/>
        </table:table-row>
        <table:table-row table:style-name="ro3">
          <table:table-cell table:style-name="ce4" table:formula="of:=[.A59]+0.125" office:value-type="float" office:value="1.625" calcext:value-type="float">
            <text:p>1,625</text:p>
          </table:table-cell>
          <table:table-cell table:style-name="ce4" table:formula="of:=(1-[.A60]^2)/([.A60]^2+[.A60]+3)" office:value-type="float" office:value="-0.225806451612903" calcext:value-type="float">
            <text:p>-0,225806451612903</text:p>
          </table:table-cell>
          <table:table-cell table:number-columns-repeated="62"/>
        </table:table-row>
        <table:table-row table:style-name="ro3">
          <table:table-cell table:style-name="ce4" table:formula="of:=[.A60]+0.125" office:value-type="float" office:value="1.75" calcext:value-type="float">
            <text:p>1,75</text:p>
          </table:table-cell>
          <table:table-cell table:style-name="ce4" table:formula="of:=(1-[.A61]^2)/([.A61]^2+[.A61]+3)" office:value-type="float" office:value="-0.264" calcext:value-type="float">
            <text:p>-0,264</text:p>
          </table:table-cell>
          <table:table-cell table:number-columns-repeated="62"/>
        </table:table-row>
        <table:table-row table:style-name="ro3">
          <table:table-cell table:style-name="ce4" table:formula="of:=[.A61]+0.125" office:value-type="float" office:value="1.875" calcext:value-type="float">
            <text:p>1,875</text:p>
          </table:table-cell>
          <table:table-cell table:style-name="ce4" table:formula="of:=(1-[.A62]^2)/([.A62]^2+[.A62]+3)" office:value-type="float" office:value="-0.299813780260708" calcext:value-type="float">
            <text:p>-0,299813780260708</text:p>
          </table:table-cell>
          <table:table-cell table:number-columns-repeated="62"/>
        </table:table-row>
        <table:table-row table:style-name="ro3">
          <table:table-cell table:style-name="ce4" table:formula="of:=[.A62]+0.125" office:value-type="float" office:value="2" calcext:value-type="float">
            <text:p>2</text:p>
          </table:table-cell>
          <table:table-cell table:style-name="ce4" table:formula="of:=(1-[.A63]^2)/([.A63]^2+[.A63]+3)" office:value-type="float" office:value="-0.333333333333333" calcext:value-type="float">
            <text:p>-0,333333333333333</text:p>
          </table:table-cell>
          <table:table-cell table:number-columns-repeated="62"/>
        </table:table-row>
        <table:table-row table:style-name="ro3">
          <table:table-cell table:style-name="ce4" table:formula="of:=[.A63]+0.125" office:value-type="float" office:value="2.125" calcext:value-type="float">
            <text:p>2,125</text:p>
          </table:table-cell>
          <table:table-cell table:style-name="ce4" table:formula="of:=(1-[.A64]^2)/([.A64]^2+[.A64]+3)" office:value-type="float" office:value="-0.364667747163695" calcext:value-type="float">
            <text:p>-0,364667747163695</text:p>
          </table:table-cell>
          <table:table-cell table:number-columns-repeated="62"/>
        </table:table-row>
        <table:table-row table:style-name="ro3">
          <table:table-cell table:style-name="ce4" table:formula="of:=[.A64]+0.125" office:value-type="float" office:value="2.25" calcext:value-type="float">
            <text:p>2,25</text:p>
          </table:table-cell>
          <table:table-cell table:style-name="ce4" table:formula="of:=(1-[.A65]^2)/([.A65]^2+[.A65]+3)" office:value-type="float" office:value="-0.393939393939394" calcext:value-type="float">
            <text:p>-0,393939393939394</text:p>
          </table:table-cell>
          <table:table-cell table:number-columns-repeated="62"/>
        </table:table-row>
        <table:table-row table:style-name="ro3">
          <table:table-cell table:style-name="ce4" table:formula="of:=[.A65]+0.125" office:value-type="float" office:value="2.375" calcext:value-type="float">
            <text:p>2,375</text:p>
          </table:table-cell>
          <table:table-cell table:style-name="ce4" table:formula="of:=(1-[.A66]^2)/([.A66]^2+[.A66]+3)" office:value-type="float" office:value="-0.421276595744681" calcext:value-type="float">
            <text:p>-0,421276595744681</text:p>
          </table:table-cell>
          <table:table-cell table:number-columns-repeated="62"/>
        </table:table-row>
        <table:table-row table:style-name="ro3">
          <table:table-cell table:style-name="ce4" table:formula="of:=[.A66]+0.125" office:value-type="float" office:value="2.5" calcext:value-type="float">
            <text:p>2,5</text:p>
          </table:table-cell>
          <table:table-cell table:style-name="ce4" table:formula="of:=(1-[.A67]^2)/([.A67]^2+[.A67]+3)" office:value-type="float" office:value="-0.446808510638298" calcext:value-type="float">
            <text:p>-0,446808510638298</text:p>
          </table:table-cell>
          <table:table-cell table:number-columns-repeated="62"/>
        </table:table-row>
        <table:table-row table:style-name="ro3">
          <table:table-cell table:style-name="ce4" table:formula="of:=[.A67]+0.125" office:value-type="float" office:value="2.625" calcext:value-type="float">
            <text:p>2,625</text:p>
          </table:table-cell>
          <table:table-cell table:style-name="ce4" table:formula="of:=(1-[.A68]^2)/([.A68]^2+[.A68]+3)" office:value-type="float" office:value="-0.470661672908864" calcext:value-type="float">
            <text:p>-0,470661672908864</text:p>
          </table:table-cell>
          <table:table-cell table:number-columns-repeated="62"/>
        </table:table-row>
        <table:table-row table:style-name="ro3">
          <table:table-cell table:style-name="ce4" table:formula="of:=[.A68]+0.125" office:value-type="float" office:value="2.75" calcext:value-type="float">
            <text:p>2,75</text:p>
          </table:table-cell>
          <table:table-cell table:style-name="ce4" table:formula="of:=(1-[.A69]^2)/([.A69]^2+[.A69]+3)" office:value-type="float" office:value="-0.492957746478873" calcext:value-type="float">
            <text:p>-0,492957746478873</text:p>
          </table:table-cell>
          <table:table-cell table:number-columns-repeated="62"/>
        </table:table-row>
        <table:table-row table:style-name="ro3">
          <table:table-cell table:style-name="ce4" table:formula="of:=[.A69]+0.125" office:value-type="float" office:value="2.875" calcext:value-type="float">
            <text:p>2,875</text:p>
          </table:table-cell>
          <table:table-cell table:style-name="ce4" table:formula="of:=(1-[.A70]^2)/([.A70]^2+[.A70]+3)" office:value-type="float" office:value="-0.513812154696133" calcext:value-type="float">
            <text:p>-0,513812154696133</text:p>
          </table:table-cell>
          <table:table-cell table:number-columns-repeated="62"/>
        </table:table-row>
        <table:table-row table:style-name="ro3">
          <table:table-cell table:style-name="ce4" table:formula="of:=[.A70]+0.125" office:value-type="float" office:value="3" calcext:value-type="float">
            <text:p>3</text:p>
          </table:table-cell>
          <table:table-cell table:style-name="ce4" table:formula="of:=(1-[.A71]^2)/([.A71]^2+[.A71]+3)" office:value-type="float" office:value="-0.533333333333333" calcext:value-type="float">
            <text:p>-0,533333333333333</text:p>
          </table:table-cell>
          <table:table-cell table:number-columns-repeated="62"/>
        </table:table-row>
        <table:table-row table:style-name="ro3">
          <table:table-cell table:style-name="ce4" table:formula="of:=[.A71]+0.125" office:value-type="float" office:value="3.125" calcext:value-type="float">
            <text:p>3,125</text:p>
          </table:table-cell>
          <table:table-cell table:style-name="ce4" table:formula="of:=(1-[.A72]^2)/([.A72]^2+[.A72]+3)" office:value-type="float" office:value="-0.551622418879056" calcext:value-type="float">
            <text:p>-0,551622418879056</text:p>
          </table:table-cell>
          <table:table-cell table:number-columns-repeated="62"/>
        </table:table-row>
        <table:table-row table:style-name="ro3">
          <table:table-cell table:style-name="ce4" table:formula="of:=[.A72]+0.125" office:value-type="float" office:value="3.25" calcext:value-type="float">
            <text:p>3,25</text:p>
          </table:table-cell>
          <table:table-cell table:style-name="ce4" table:formula="of:=(1-[.A73]^2)/([.A73]^2+[.A73]+3)" office:value-type="float" office:value="-0.568773234200744" calcext:value-type="float">
            <text:p>-0,568773234200744</text:p>
          </table:table-cell>
          <table:table-cell table:number-columns-repeated="62"/>
        </table:table-row>
        <table:table-row table:style-name="ro3">
          <table:table-cell table:style-name="ce4" table:formula="of:=[.A73]+0.125" office:value-type="float" office:value="3.375" calcext:value-type="float">
            <text:p>3,375</text:p>
          </table:table-cell>
          <table:table-cell table:style-name="ce4" table:formula="of:=(1-[.A74]^2)/([.A74]^2+[.A74]+3)" office:value-type="float" office:value="-0.584872471416007" calcext:value-type="float">
            <text:p>-0,584872471416007</text:p>
          </table:table-cell>
          <table:table-cell table:number-columns-repeated="62"/>
        </table:table-row>
        <table:table-row table:style-name="ro3">
          <table:table-cell table:style-name="ce4" table:formula="of:=[.A74]+0.125" office:value-type="float" office:value="3.5" calcext:value-type="float">
            <text:p>3,5</text:p>
          </table:table-cell>
          <table:table-cell table:style-name="ce4" table:formula="of:=(1-[.A75]^2)/([.A75]^2+[.A75]+3)" office:value-type="float" office:value="-0.6" calcext:value-type="float">
            <text:p>-0,6</text:p>
          </table:table-cell>
          <table:table-cell table:number-columns-repeated="62"/>
        </table:table-row>
        <table:table-row table:style-name="ro3">
          <table:table-cell table:style-name="ce4" table:formula="of:=[.A75]+0.125" office:value-type="float" office:value="3.625" calcext:value-type="float">
            <text:p>3,625</text:p>
          </table:table-cell>
          <table:table-cell table:style-name="ce4" table:formula="of:=(1-[.A76]^2)/([.A76]^2+[.A76]+3)" office:value-type="float" office:value="-0.614229249011858" calcext:value-type="float">
            <text:p>-0,614229249011858</text:p>
          </table:table-cell>
          <table:table-cell table:number-columns-repeated="62"/>
        </table:table-row>
        <table:table-row table:style-name="ro3">
          <table:table-cell table:style-name="ce4" table:formula="of:=[.A76]+0.125" office:value-type="float" office:value="3.75" calcext:value-type="float">
            <text:p>3,75</text:p>
          </table:table-cell>
          <table:table-cell table:style-name="ce4" table:formula="of:=(1-[.A77]^2)/([.A77]^2+[.A77]+3)" office:value-type="float" office:value="-0.627627627627628" calcext:value-type="float">
            <text:p>-0,627627627627628</text:p>
          </table:table-cell>
          <table:table-cell table:number-columns-repeated="62"/>
        </table:table-row>
        <table:table-row table:style-name="ro3">
          <table:table-cell table:style-name="ce4" table:formula="of:=[.A77]+0.125" office:value-type="float" office:value="3.875" calcext:value-type="float">
            <text:p>3,875</text:p>
          </table:table-cell>
          <table:table-cell table:style-name="ce4" table:formula="of:=(1-[.A78]^2)/([.A78]^2+[.A78]+3)" office:value-type="float" office:value="-0.640256959314775" calcext:value-type="float">
            <text:p>-0,640256959314775</text:p>
          </table:table-cell>
          <table:table-cell table:number-columns-repeated="62"/>
        </table:table-row>
        <table:table-row table:style-name="ro3">
          <table:table-cell table:style-name="ce4" table:formula="of:=[.A78]+0.125" office:value-type="float" office:value="4" calcext:value-type="float">
            <text:p>4</text:p>
          </table:table-cell>
          <table:table-cell table:style-name="ce4" table:formula="of:=(1-[.A79]^2)/([.A79]^2+[.A79]+3)" office:value-type="float" office:value="-0.652173913043478" calcext:value-type="float">
            <text:p>-0,652173913043478</text:p>
          </table:table-cell>
          <table:table-cell table:number-columns-repeated="62"/>
        </table:table-row>
        <table:table-row table:style-name="ro3">
          <table:table-cell table:style-name="ce4" table:formula="of:=[.A79]+0.125" office:value-type="float" office:value="4.125" calcext:value-type="float">
            <text:p>4,125</text:p>
          </table:table-cell>
          <table:table-cell table:style-name="ce4" table:formula="of:=(1-[.A80]^2)/([.A80]^2+[.A80]+3)" office:value-type="float" office:value="-0.663430420711974" calcext:value-type="float">
            <text:p>-0,663430420711974</text:p>
          </table:table-cell>
          <table:table-cell table:number-columns-repeated="62"/>
        </table:table-row>
        <table:table-row table:style-name="ro3">
          <table:table-cell table:style-name="ce4" table:formula="of:=[.A80]+0.125" office:value-type="float" office:value="4.25" calcext:value-type="float">
            <text:p>4,25</text:p>
          </table:table-cell>
          <table:table-cell table:style-name="ce4" table:formula="of:=(1-[.A81]^2)/([.A81]^2+[.A81]+3)" office:value-type="float" office:value="-0.674074074074074" calcext:value-type="float">
            <text:p>-0,674074074074074</text:p>
          </table:table-cell>
          <table:table-cell table:number-columns-repeated="62"/>
        </table:table-row>
        <table:table-row table:style-name="ro3">
          <table:table-cell table:style-name="ce4" table:formula="of:=[.A81]+0.125" office:value-type="float" office:value="4.375" calcext:value-type="float">
            <text:p>4,375</text:p>
          </table:table-cell>
          <table:table-cell table:style-name="ce4" table:formula="of:=(1-[.A82]^2)/([.A82]^2+[.A82]+3)" office:value-type="float" office:value="-0.684148497348262" calcext:value-type="float">
            <text:p>-0,684148497348262</text:p>
          </table:table-cell>
          <table:table-cell table:number-columns-repeated="62"/>
        </table:table-row>
        <table:table-row table:style-name="ro3">
          <table:table-cell table:style-name="ce4" table:formula="of:=[.A82]+0.125" office:value-type="float" office:value="4.5" calcext:value-type="float">
            <text:p>4,5</text:p>
          </table:table-cell>
          <table:table-cell table:style-name="ce4" table:formula="of:=(1-[.A83]^2)/([.A83]^2+[.A83]+3)" office:value-type="float" office:value="-0.693693693693694" calcext:value-type="float">
            <text:p>-0,693693693693694</text:p>
          </table:table-cell>
          <table:table-cell table:number-columns-repeated="62"/>
        </table:table-row>
        <table:table-row table:style-name="ro3">
          <table:table-cell table:style-name="ce4" table:formula="of:=[.A83]+0.125" office:value-type="float" office:value="4.625" calcext:value-type="float">
            <text:p>4,625</text:p>
          </table:table-cell>
          <table:table-cell table:style-name="ce4" table:formula="of:=(1-[.A84]^2)/([.A84]^2+[.A84]+3)" office:value-type="float" office:value="-0.702746365105008" calcext:value-type="float">
            <text:p>-0,702746365105008</text:p>
          </table:table-cell>
          <table:table-cell table:number-columns-repeated="62"/>
        </table:table-row>
        <table:table-row table:style-name="ro3">
          <table:table-cell table:style-name="ce4" table:formula="of:=[.A84]+0.125" office:value-type="float" office:value="4.75" calcext:value-type="float">
            <text:p>4,75</text:p>
          </table:table-cell>
          <table:table-cell table:style-name="ce4" table:formula="of:=(1-[.A85]^2)/([.A85]^2+[.A85]+3)" office:value-type="float" office:value="-0.711340206185567" calcext:value-type="float">
            <text:p>-0,711340206185567</text:p>
          </table:table-cell>
          <table:table-cell table:number-columns-repeated="62"/>
        </table:table-row>
        <table:table-row table:style-name="ro3">
          <table:table-cell table:style-name="ce4" table:formula="of:=[.A85]+0.125" office:value-type="float" office:value="4.875" calcext:value-type="float">
            <text:p>4,875</text:p>
          </table:table-cell>
          <table:table-cell table:style-name="ce4" table:formula="of:=(1-[.A86]^2)/([.A86]^2+[.A86]+3)" office:value-type="float" office:value="-0.719506172839506" calcext:value-type="float">
            <text:p>-0,719506172839506</text:p>
          </table:table-cell>
          <table:table-cell table:number-columns-repeated="62"/>
        </table:table-row>
        <table:table-row table:style-name="ro3">
          <table:table-cell table:style-name="ce5" table:formula="of:=[.A86]+0.125" office:value-type="float" office:value="5" calcext:value-type="float">
            <text:p>5</text:p>
          </table:table-cell>
          <table:table-cell table:style-name="ce5" table:formula="of:=(1-[.A87]^2)/([.A87]^2+[.A87]+3)" office:value-type="float" office:value="-0.727272727272727" calcext:value-type="float">
            <text:p>-0,727272727272727</text:p>
          </table:table-cell>
          <table:table-cell table:number-columns-repeated="62"/>
        </table:table-row>
        <table:table-row table:style-name="ro3" table:number-rows-repeated="104848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y=(X^3-1) (X^2+x-2)" table:style-name="ta1">
        <table:shapes>
          <draw:frame draw:z-index="0" draw:style-name="gr1" draw:text-style-name="P2" svg:width="35.887cm" svg:height="10.594cm" svg:x="6.874cm" svg:y="1.885cm">
            <draw:object draw:notify-on-update-of-ranges="'y=(X^3-1) (X^2+x-2)'.A5:'y=(X^3-1) (X^2+x-2)'.A85 'y=(X^3-1) (X^2+x-2)'.B5:'y=(X^3-1) (X^2+x-2)'.B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number-columns-repeated="17" table:default-cell-style-name="Default"/>
        <table:table-row table:style-name="ro5">
          <table:table-cell table:style-name="ce16" office:value-type="string" calcext:value-type="string" table:number-columns-spanned="2" table:number-rows-spanned="1">
            <text:p><text:span text:style-name="T1">      x^3 − 1</text:span></text:p>
            <text:p><text:span text:style-name="T2">Y =  </text:span><text:span text:style-name="T1">----------------------</text:span></text:p>
            <text:p><text:span text:style-name="T1">     x^2 + x − 2 </text:span></text:p>
          </table:table-cell>
          <table:covered-table-cell table:style-name="Default"/>
          <table:table-cell table:style-name="ce17" office:value-type="string" calcext:value-type="string" table:number-columns-spanned="2" table:number-rows-spanned="1">
            <text:p>Calcolo di Domini </text:p>
          </table:table-cell>
          <table:covered-table-cell/>
          <table:table-cell table:number-columns-repeated="15"/>
        </table:table-row>
        <table:table-row table:style-name="ro6" table:number-rows-repeated="2"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7"/>
        </table:table-row>
        <table:table-row table:style-name="ro3">
          <table:table-cell table:style-name="ce3" office:value-type="float" office:value="-5" calcext:value-type="float">
            <text:p>-5</text:p>
          </table:table-cell>
          <table:table-cell table:style-name="ce3" table:formula="of:=([.A5]^3-1)/([.A5]^2+[.A5]-2)" office:value-type="float" office:value="-7" calcext:value-type="float">
            <text:p>-7</text:p>
          </table:table-cell>
          <table:table-cell table:number-columns-repeated="17"/>
        </table:table-row>
        <table:table-row table:style-name="ro3">
          <table:table-cell table:formula="of:=[.A5]+0.125" office:value-type="float" office:value="-4.875" calcext:value-type="float">
            <text:p>-4,875</text:p>
          </table:table-cell>
          <table:table-cell table:formula="of:=([.A6]^3-1)/([.A6]^2+[.A6]-2)" office:value-type="float" office:value="-6.91847826086957" calcext:value-type="float">
            <text:p>-6,91847826086957</text:p>
          </table:table-cell>
          <table:table-cell table:number-columns-repeated="17"/>
        </table:table-row>
        <table:table-row table:style-name="ro3">
          <table:table-cell table:formula="of:=[.A6]+0.125" office:value-type="float" office:value="-4.75" calcext:value-type="float">
            <text:p>-4,75</text:p>
          </table:table-cell>
          <table:table-cell table:formula="of:=([.A7]^3-1)/([.A7]^2+[.A7]-2)" office:value-type="float" office:value="-6.84090909090909" calcext:value-type="float">
            <text:p>-6,84090909090909</text:p>
          </table:table-cell>
          <table:table-cell table:number-columns-repeated="17"/>
        </table:table-row>
        <table:table-row table:style-name="ro3">
          <table:table-cell table:formula="of:=[.A7]+0.125" office:value-type="float" office:value="-4.625" calcext:value-type="float">
            <text:p>-4,625</text:p>
          </table:table-cell>
          <table:table-cell table:formula="of:=([.A8]^3-1)/([.A8]^2+[.A8]-2)" office:value-type="float" office:value="-6.76785714285714" calcext:value-type="float">
            <text:p>-6,76785714285714</text:p>
          </table:table-cell>
          <table:table-cell table:number-columns-repeated="17"/>
        </table:table-row>
        <table:table-row table:style-name="ro3">
          <table:table-cell table:formula="of:=[.A8]+0.125" office:value-type="float" office:value="-4.5" calcext:value-type="float">
            <text:p>-4,5</text:p>
          </table:table-cell>
          <table:table-cell table:formula="of:=([.A9]^3-1)/([.A9]^2+[.A9]-2)" office:value-type="float" office:value="-6.7" calcext:value-type="float">
            <text:p>-6,7</text:p>
          </table:table-cell>
          <table:table-cell table:number-columns-repeated="17"/>
        </table:table-row>
        <table:table-row table:style-name="ro3">
          <table:table-cell table:formula="of:=[.A9]+0.125" office:value-type="float" office:value="-4.375" calcext:value-type="float">
            <text:p>-4,375</text:p>
          </table:table-cell>
          <table:table-cell table:formula="of:=([.A10]^3-1)/([.A10]^2+[.A10]-2)" office:value-type="float" office:value="-6.63815789473684" calcext:value-type="float">
            <text:p>-6,63815789473684</text:p>
          </table:table-cell>
          <table:table-cell table:number-columns-repeated="17"/>
        </table:table-row>
        <table:table-row table:style-name="ro3">
          <table:table-cell table:formula="of:=[.A10]+0.125" office:value-type="float" office:value="-4.25" calcext:value-type="float">
            <text:p>-4,25</text:p>
          </table:table-cell>
          <table:table-cell table:formula="of:=([.A11]^3-1)/([.A11]^2+[.A11]-2)" office:value-type="float" office:value="-6.58333333333333" calcext:value-type="float">
            <text:p>-6,58333333333333</text:p>
          </table:table-cell>
          <table:table-cell table:number-columns-repeated="17"/>
        </table:table-row>
        <table:table-row table:style-name="ro3">
          <table:table-cell table:formula="of:=[.A11]+0.125" office:value-type="float" office:value="-4.125" calcext:value-type="float">
            <text:p>-4,125</text:p>
          </table:table-cell>
          <table:table-cell table:formula="of:=([.A12]^3-1)/([.A12]^2+[.A12]-2)" office:value-type="float" office:value="-6.53676470588235" calcext:value-type="float">
            <text:p>-6,53676470588235</text:p>
          </table:table-cell>
          <table:table-cell table:number-columns-repeated="17"/>
        </table:table-row>
        <table:table-row table:style-name="ro3">
          <table:table-cell table:formula="of:=[.A12]+0.125" office:value-type="float" office:value="-4" calcext:value-type="float">
            <text:p>-4</text:p>
          </table:table-cell>
          <table:table-cell table:formula="of:=([.A13]^3-1)/([.A13]^2+[.A13]-2)" office:value-type="float" office:value="-6.5" calcext:value-type="float">
            <text:p>-6,5</text:p>
          </table:table-cell>
          <table:table-cell table:number-columns-repeated="17"/>
        </table:table-row>
        <table:table-row table:style-name="ro3">
          <table:table-cell table:formula="of:=[.A13]+0.125" office:value-type="float" office:value="-3.875" calcext:value-type="float">
            <text:p>-3,875</text:p>
          </table:table-cell>
          <table:table-cell table:formula="of:=([.A14]^3-1)/([.A14]^2+[.A14]-2)" office:value-type="float" office:value="-6.475" calcext:value-type="float">
            <text:p>-6,475</text:p>
          </table:table-cell>
          <table:table-cell table:number-columns-repeated="17"/>
        </table:table-row>
        <table:table-row table:style-name="ro3">
          <table:table-cell table:formula="of:=[.A14]+0.125" office:value-type="float" office:value="-3.75" calcext:value-type="float">
            <text:p>-3,75</text:p>
          </table:table-cell>
          <table:table-cell table:formula="of:=([.A15]^3-1)/([.A15]^2+[.A15]-2)" office:value-type="float" office:value="-6.46428571428571" calcext:value-type="float">
            <text:p>-6,46428571428571</text:p>
          </table:table-cell>
          <table:table-cell table:number-columns-repeated="17"/>
        </table:table-row>
        <table:table-row table:style-name="ro3">
          <table:table-cell table:formula="of:=[.A15]+0.125" office:value-type="float" office:value="-3.625" calcext:value-type="float">
            <text:p>-3,625</text:p>
          </table:table-cell>
          <table:table-cell table:formula="of:=([.A16]^3-1)/([.A16]^2+[.A16]-2)" office:value-type="float" office:value="-6.47115384615385" calcext:value-type="float">
            <text:p>-6,47115384615385</text:p>
          </table:table-cell>
          <table:table-cell table:number-columns-repeated="17"/>
        </table:table-row>
        <table:table-row table:style-name="ro3">
          <table:table-cell table:formula="of:=[.A16]+0.125" office:value-type="float" office:value="-3.5" calcext:value-type="float">
            <text:p>-3,5</text:p>
          </table:table-cell>
          <table:table-cell table:formula="of:=([.A17]^3-1)/([.A17]^2+[.A17]-2)" office:value-type="float" office:value="-6.5" calcext:value-type="float">
            <text:p>-6,5</text:p>
          </table:table-cell>
          <table:table-cell table:number-columns-repeated="17"/>
        </table:table-row>
        <table:table-row table:style-name="ro3">
          <table:table-cell table:formula="of:=[.A17]+0.125" office:value-type="float" office:value="-3.375" calcext:value-type="float">
            <text:p>-3,375</text:p>
          </table:table-cell>
          <table:table-cell table:formula="of:=([.A18]^3-1)/([.A18]^2+[.A18]-2)" office:value-type="float" office:value="-6.55681818181818" calcext:value-type="float">
            <text:p>-6,55681818181818</text:p>
          </table:table-cell>
          <table:table-cell table:number-columns-repeated="17"/>
        </table:table-row>
        <table:table-row table:style-name="ro3">
          <table:table-cell table:formula="of:=[.A18]+0.125" office:value-type="float" office:value="-3.25" calcext:value-type="float">
            <text:p>-3,25</text:p>
          </table:table-cell>
          <table:table-cell table:formula="of:=([.A19]^3-1)/([.A19]^2+[.A19]-2)" office:value-type="float" office:value="-6.65" calcext:value-type="float">
            <text:p>-6,65</text:p>
          </table:table-cell>
          <table:table-cell table:number-columns-repeated="17"/>
        </table:table-row>
        <table:table-row table:style-name="ro3">
          <table:table-cell table:formula="of:=[.A19]+0.125" office:value-type="float" office:value="-3.125" calcext:value-type="float">
            <text:p>-3,125</text:p>
          </table:table-cell>
          <table:table-cell table:formula="of:=([.A20]^3-1)/([.A20]^2+[.A20]-2)" office:value-type="float" office:value="-6.79166666666667" calcext:value-type="float">
            <text:p>-6,79166666666667</text:p>
          </table:table-cell>
          <table:table-cell table:number-columns-repeated="17"/>
        </table:table-row>
        <table:table-row table:style-name="ro3">
          <table:table-cell table:formula="of:=[.A20]+0.125" office:value-type="float" office:value="-3" calcext:value-type="float">
            <text:p>-3</text:p>
          </table:table-cell>
          <table:table-cell table:formula="of:=([.A21]^3-1)/([.A21]^2+[.A21]-2)" office:value-type="float" office:value="-7" calcext:value-type="float">
            <text:p>-7</text:p>
          </table:table-cell>
          <table:table-cell table:number-columns-repeated="17"/>
        </table:table-row>
        <table:table-row table:style-name="ro3">
          <table:table-cell table:formula="of:=[.A21]+0.125" office:value-type="float" office:value="-2.875" calcext:value-type="float">
            <text:p>-2,875</text:p>
          </table:table-cell>
          <table:table-cell table:formula="of:=([.A22]^3-1)/([.A22]^2+[.A22]-2)" office:value-type="float" office:value="-7.30357142857143" calcext:value-type="float">
            <text:p>-7,30357142857143</text:p>
          </table:table-cell>
          <table:table-cell table:number-columns-repeated="17"/>
        </table:table-row>
        <table:table-row table:style-name="ro3">
          <table:table-cell table:formula="of:=[.A22]+0.125" office:value-type="float" office:value="-2.75" calcext:value-type="float">
            <text:p>-2,75</text:p>
          </table:table-cell>
          <table:table-cell table:formula="of:=([.A23]^3-1)/([.A23]^2+[.A23]-2)" office:value-type="float" office:value="-7.75" calcext:value-type="float">
            <text:p>-7,75</text:p>
          </table:table-cell>
          <table:table-cell/>
          <table:table-cell table:style-name="ce34" office:value-type="string" calcext:value-type="string" table:number-columns-spanned="3" table:number-rows-spanned="1">
            <text:p>A -2 venendo da sinistra</text:p>
          </table:table-cell>
          <table:covered-table-cell table:number-columns-repeated="2" table:style-name="ce1"/>
          <table:table-cell table:style-name="ce1"/>
          <table:table-cell table:style-name="ce35" office:value-type="string" calcext:value-type="string" table:number-columns-spanned="3" table:number-rows-spanned="1">
            <text:p>A -2 venendo da destra</text:p>
          </table:table-cell>
          <table:covered-table-cell table:number-columns-repeated="2" table:style-name="ce1"/>
          <table:table-cell table:number-columns-repeated="2"/>
          <table:table-cell table:style-name="ce34" office:value-type="string" calcext:value-type="string" table:number-columns-spanned="3" table:number-rows-spanned="1">
            <text:p>A 1 venendo da sinistra</text:p>
          </table:table-cell>
          <table:covered-table-cell table:number-columns-repeated="2" table:style-name="ce1"/>
          <table:table-cell table:style-name="ce1"/>
          <table:table-cell table:style-name="ce35" office:value-type="string" calcext:value-type="string" table:number-columns-spanned="3" table:number-rows-spanned="1">
            <text:p>A 1 venendo da destra</text:p>
          </table:table-cell>
          <table:covered-table-cell table:number-columns-repeated="2" table:style-name="ce1"/>
        </table:table-row>
        <table:table-row table:style-name="ro3">
          <table:table-cell table:formula="of:=[.A23]+0.125" office:value-type="float" office:value="-2.625" calcext:value-type="float">
            <text:p>-2,625</text:p>
          </table:table-cell>
          <table:table-cell table:formula="of:=([.A24]^3-1)/([.A24]^2+[.A24]-2)" office:value-type="float" office:value="-8.425" calcext:value-type="float">
            <text:p>-8,425</text:p>
          </table:table-cell>
          <table:table-cell/>
          <table:table-cell table:style-name="ce1" table:number-columns-repeated="7"/>
          <table:table-cell table:number-columns-repeated="2"/>
          <table:table-cell table:style-name="ce1" table:number-columns-repeated="7"/>
        </table:table-row>
        <table:table-row table:style-name="ro3">
          <table:table-cell table:formula="of:=[.A24]+0.125" office:value-type="float" office:value="-2.5" calcext:value-type="float">
            <text:p>-2,5</text:p>
          </table:table-cell>
          <table:table-cell table:formula="of:=([.A25]^3-1)/([.A25]^2+[.A25]-2)" office:value-type="float" office:value="-9.5" calcext:value-type="float">
            <text:p>-9,5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1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number-columns-repeated="2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1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</table:table-row>
        <table:table-row table:style-name="ro3">
          <table:table-cell table:formula="of:=[.A25]+0.125" office:value-type="float" office:value="-2.375" calcext:value-type="float">
            <text:p>-2,375</text:p>
          </table:table-cell>
          <table:table-cell table:formula="of:=([.A26]^3-1)/([.A26]^2+[.A26]-2)" office:value-type="float" office:value="-11.375" calcext:value-type="float">
            <text:p>-11,375</text:p>
          </table:table-cell>
          <table:table-cell/>
          <table:table-cell table:style-name="ce8"/>
          <table:table-cell table:style-name="ce12" office:value-type="float" office:value="-2.2" calcext:value-type="float">
            <text:p>-2,2</text:p>
          </table:table-cell>
          <table:table-cell table:style-name="ce14" table:formula="of:=3/([.E26]-4)" office:value-type="float" office:value="-0.483870967741935" calcext:value-type="float">
            <text:p>-0,483870967741935</text:p>
          </table:table-cell>
          <table:table-cell table:style-name="ce1"/>
          <table:table-cell table:style-name="ce8"/>
          <table:table-cell table:style-name="ce12" office:value-type="float" office:value="-1.8" calcext:value-type="float">
            <text:p>-1,8</text:p>
          </table:table-cell>
          <table:table-cell table:style-name="ce14" table:formula="of:=3/([.I26]-4)" office:value-type="float" office:value="-0.517241379310345" calcext:value-type="float">
            <text:p>-0,517241379310345</text:p>
          </table:table-cell>
          <table:table-cell table:number-columns-repeated="2"/>
          <table:table-cell table:style-name="ce8"/>
          <table:table-cell table:style-name="ce12" office:value-type="float" office:value="0.8" calcext:value-type="float">
            <text:p>0,8</text:p>
          </table:table-cell>
          <table:table-cell table:style-name="ce14" table:formula="of:=3/([.N26]-4)" office:value-type="float" office:value="-0.9375" calcext:value-type="float">
            <text:p>-0,9375</text:p>
          </table:table-cell>
          <table:table-cell table:style-name="ce1"/>
          <table:table-cell table:style-name="ce8"/>
          <table:table-cell table:style-name="ce12" office:value-type="float" office:value="1.2" calcext:value-type="float">
            <text:p>1,2</text:p>
          </table:table-cell>
          <table:table-cell table:style-name="ce14" table:formula="of:=3/([.R26]-4)" office:value-type="float" office:value="-1.07142857142857" calcext:value-type="float">
            <text:p>-1,07142857142857</text:p>
          </table:table-cell>
        </table:table-row>
        <table:table-row table:style-name="ro3">
          <table:table-cell table:formula="of:=[.A26]+0.125" office:value-type="float" office:value="-2.25" calcext:value-type="float">
            <text:p>-2,25</text:p>
          </table:table-cell>
          <table:table-cell table:formula="of:=([.A27]^3-1)/([.A27]^2+[.A27]-2)" office:value-type="float" office:value="-15.25" calcext:value-type="float">
            <text:p>-15,25</text:p>
          </table:table-cell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E26]+[.D27]" office:value-type="float" office:value="-2.1" calcext:value-type="float">
            <text:p>-2,1</text:p>
          </table:table-cell>
          <table:table-cell table:style-name="ce14" table:formula="of:=3/([.E27]-4)" office:value-type="float" office:value="-0.491803278688525" calcext:value-type="float">
            <text:p>-0,491803278688525</text:p>
          </table:table-cell>
          <table:table-cell table:style-name="ce1"/>
          <table:table-cell table:style-name="ce9" office:value-type="float" office:value="0.1" calcext:value-type="float">
            <text:p>0,1</text:p>
          </table:table-cell>
          <table:table-cell table:style-name="ce12" table:formula="of:=[.I26]-[.H27]" office:value-type="float" office:value="-1.9" calcext:value-type="float">
            <text:p>-1,9</text:p>
          </table:table-cell>
          <table:table-cell table:style-name="ce14" table:formula="of:=3/([.I27]-4)" office:value-type="float" office:value="-0.508474576271186" calcext:value-type="float">
            <text:p>-0,508474576271186</text:p>
          </table:table-cell>
          <table:table-cell table:number-columns-repeated="2"/>
          <table:table-cell table:style-name="ce9" office:value-type="float" office:value="0.1" calcext:value-type="float">
            <text:p>0,1</text:p>
          </table:table-cell>
          <table:table-cell table:style-name="ce12" table:formula="of:=[.N26]+[.M27]" office:value-type="float" office:value="0.9" calcext:value-type="float">
            <text:p>0,9</text:p>
          </table:table-cell>
          <table:table-cell table:style-name="ce14" table:formula="of:=3/([.N27]-4)" office:value-type="float" office:value="-0.967741935483871" calcext:value-type="float">
            <text:p>-0,967741935483871</text:p>
          </table:table-cell>
          <table:table-cell table:style-name="ce1"/>
          <table:table-cell table:style-name="ce9" office:value-type="float" office:value="0.1" calcext:value-type="float">
            <text:p>0,1</text:p>
          </table:table-cell>
          <table:table-cell table:style-name="ce12" table:formula="of:=[.R26]-[.Q27]" office:value-type="float" office:value="1.1" calcext:value-type="float">
            <text:p>1,1</text:p>
          </table:table-cell>
          <table:table-cell table:style-name="ce14" table:formula="of:=3/([.R27]-4)" office:value-type="float" office:value="-1.03448275862069" calcext:value-type="float">
            <text:p>-1,03448275862069</text:p>
          </table:table-cell>
        </table:table-row>
        <table:table-row table:style-name="ro3">
          <table:table-cell table:formula="of:=[.A27]+0.125" office:value-type="float" office:value="-2.125" calcext:value-type="float">
            <text:p>-2,125</text:p>
          </table:table-cell>
          <table:table-cell table:formula="of:=([.A28]^3-1)/([.A28]^2+[.A28]-2)" office:value-type="float" office:value="-27.125" calcext:value-type="float">
            <text:p>-27,125</text:p>
          </table:table-cell>
          <table:table-cell/>
          <table:table-cell table:style-name="ce9" table:formula="of:=[.D27]/2" office:value-type="float" office:value="0.05" calcext:value-type="float">
            <text:p>0,05</text:p>
          </table:table-cell>
          <table:table-cell table:style-name="ce12" table:formula="of:=[.E27]+[.D28]" office:value-type="float" office:value="-2.05" calcext:value-type="float">
            <text:p>-2,05</text:p>
          </table:table-cell>
          <table:table-cell table:style-name="ce14" table:formula="of:=3/([.E28]-4)" office:value-type="float" office:value="-0.495867768595041" calcext:value-type="float">
            <text:p>-0,495867768595041</text:p>
          </table:table-cell>
          <table:table-cell table:style-name="ce1"/>
          <table:table-cell table:style-name="ce9" table:formula="of:=[.H27]/2" office:value-type="float" office:value="0.05" calcext:value-type="float">
            <text:p>0,05</text:p>
          </table:table-cell>
          <table:table-cell table:style-name="ce12" table:formula="of:=[.I27]-[.H28]" office:value-type="float" office:value="-1.95" calcext:value-type="float">
            <text:p>-1,95</text:p>
          </table:table-cell>
          <table:table-cell table:style-name="ce14" table:formula="of:=3/([.I28]-4)" office:value-type="float" office:value="-0.504201680672269" calcext:value-type="float">
            <text:p>-0,504201680672269</text:p>
          </table:table-cell>
          <table:table-cell table:number-columns-repeated="2"/>
          <table:table-cell table:style-name="ce9" table:formula="of:=[.M27]/2" office:value-type="float" office:value="0.05" calcext:value-type="float">
            <text:p>0,05</text:p>
          </table:table-cell>
          <table:table-cell table:style-name="ce12" table:formula="of:=[.N27]+[.M28]" office:value-type="float" office:value="0.95" calcext:value-type="float">
            <text:p>0,95</text:p>
          </table:table-cell>
          <table:table-cell table:style-name="ce14" table:formula="of:=3/([.N28]-4)" office:value-type="float" office:value="-0.983606557377049" calcext:value-type="float">
            <text:p>-0,983606557377049</text:p>
          </table:table-cell>
          <table:table-cell table:style-name="ce1"/>
          <table:table-cell table:style-name="ce9" table:formula="of:=[.Q27]/2" office:value-type="float" office:value="0.05" calcext:value-type="float">
            <text:p>0,05</text:p>
          </table:table-cell>
          <table:table-cell table:style-name="ce12" table:formula="of:=[.R27]-[.Q28]" office:value-type="float" office:value="1.05" calcext:value-type="float">
            <text:p>1,05</text:p>
          </table:table-cell>
          <table:table-cell table:style-name="ce14" table:formula="of:=3/([.R28]-4)" office:value-type="float" office:value="-1.01694915254237" calcext:value-type="float">
            <text:p>-1,01694915254237</text:p>
          </table:table-cell>
        </table:table-row>
        <table:table-row table:style-name="ro3">
          <table:table-cell table:formula="of:=[.A28]+0.125" office:value-type="float" office:value="-2" calcext:value-type="float">
            <text:p>-2</text:p>
          </table:table-cell>
          <table:table-cell table:formula="of:=([.A29]^3-1)/([.A29]^2+[.A29]-2)" office:value-type="string" office:string-value="" calcext:value-type="error">
            <text:p>#DIV/0!</text:p>
          </table:table-cell>
          <table:table-cell/>
          <table:table-cell table:style-name="ce9" table:formula="of:=[.D28]/2" office:value-type="float" office:value="0.025" calcext:value-type="float">
            <text:p>0,025</text:p>
          </table:table-cell>
          <table:table-cell table:style-name="ce12" table:formula="of:=[.E28]+[.D29]" office:value-type="float" office:value="-2.025" calcext:value-type="float">
            <text:p>-2,025</text:p>
          </table:table-cell>
          <table:table-cell table:style-name="ce14" table:formula="of:=3/([.E29]-4)" office:value-type="float" office:value="-0.497925311203319" calcext:value-type="float">
            <text:p>-0,497925311203319</text:p>
          </table:table-cell>
          <table:table-cell table:style-name="ce1"/>
          <table:table-cell table:style-name="ce9" table:formula="of:=[.H28]/2" office:value-type="float" office:value="0.025" calcext:value-type="float">
            <text:p>0,025</text:p>
          </table:table-cell>
          <table:table-cell table:style-name="ce12" table:formula="of:=[.I28]-[.H29]" office:value-type="float" office:value="-1.975" calcext:value-type="float">
            <text:p>-1,975</text:p>
          </table:table-cell>
          <table:table-cell table:style-name="ce14" table:formula="of:=3/([.I29]-4)" office:value-type="float" office:value="-0.502092050209205" calcext:value-type="float">
            <text:p>-0,502092050209205</text:p>
          </table:table-cell>
          <table:table-cell table:number-columns-repeated="2"/>
          <table:table-cell table:style-name="ce9" table:formula="of:=[.M28]/2" office:value-type="float" office:value="0.025" calcext:value-type="float">
            <text:p>0,025</text:p>
          </table:table-cell>
          <table:table-cell table:style-name="ce12" table:formula="of:=[.N28]+[.M29]" office:value-type="float" office:value="0.975" calcext:value-type="float">
            <text:p>0,975</text:p>
          </table:table-cell>
          <table:table-cell table:style-name="ce14" table:formula="of:=3/([.N29]-4)" office:value-type="float" office:value="-0.991735537190083" calcext:value-type="float">
            <text:p>-0,991735537190083</text:p>
          </table:table-cell>
          <table:table-cell table:style-name="ce1"/>
          <table:table-cell table:style-name="ce9" table:formula="of:=[.Q28]/2" office:value-type="float" office:value="0.025" calcext:value-type="float">
            <text:p>0,025</text:p>
          </table:table-cell>
          <table:table-cell table:style-name="ce12" table:formula="of:=[.R28]-[.Q29]" office:value-type="float" office:value="1.025" calcext:value-type="float">
            <text:p>1,025</text:p>
          </table:table-cell>
          <table:table-cell table:style-name="ce14" table:formula="of:=3/([.R29]-4)" office:value-type="float" office:value="-1.00840336134454" calcext:value-type="float">
            <text:p>-1,00840336134454</text:p>
          </table:table-cell>
        </table:table-row>
        <table:table-row table:style-name="ro3">
          <table:table-cell table:formula="of:=[.A29]+0.125" office:value-type="float" office:value="-1.875" calcext:value-type="float">
            <text:p>-1,875</text:p>
          </table:table-cell>
          <table:table-cell table:formula="of:=([.A30]^3-1)/([.A30]^2+[.A30]-2)" office:value-type="float" office:value="21.125" calcext:value-type="float">
            <text:p>21,125</text:p>
          </table:table-cell>
          <table:table-cell/>
          <table:table-cell table:style-name="ce9" table:formula="of:=[.D29]/2" office:value-type="float" office:value="0.0125" calcext:value-type="float">
            <text:p>0,0125</text:p>
          </table:table-cell>
          <table:table-cell table:style-name="ce12" table:formula="of:=[.E29]+[.D30]" office:value-type="float" office:value="-2.0125" calcext:value-type="float">
            <text:p>-2,0125</text:p>
          </table:table-cell>
          <table:table-cell table:style-name="ce14" table:formula="of:=3/([.E30]-4)" office:value-type="float" office:value="-0.498960498960499" calcext:value-type="float">
            <text:p>-0,498960498960499</text:p>
          </table:table-cell>
          <table:table-cell table:style-name="ce1"/>
          <table:table-cell table:style-name="ce9" table:formula="of:=[.H29]/2" office:value-type="float" office:value="0.0125" calcext:value-type="float">
            <text:p>0,0125</text:p>
          </table:table-cell>
          <table:table-cell table:style-name="ce12" table:formula="of:=[.I29]-[.H30]" office:value-type="float" office:value="-1.9875" calcext:value-type="float">
            <text:p>-1,9875</text:p>
          </table:table-cell>
          <table:table-cell table:style-name="ce14" table:formula="of:=3/([.I30]-4)" office:value-type="float" office:value="-0.501043841336117" calcext:value-type="float">
            <text:p>-0,501043841336117</text:p>
          </table:table-cell>
          <table:table-cell table:number-columns-repeated="2"/>
          <table:table-cell table:style-name="ce9" table:formula="of:=[.M29]/2" office:value-type="float" office:value="0.0125" calcext:value-type="float">
            <text:p>0,0125</text:p>
          </table:table-cell>
          <table:table-cell table:style-name="ce12" table:formula="of:=[.N29]+[.M30]" office:value-type="float" office:value="0.9875" calcext:value-type="float">
            <text:p>0,9875</text:p>
          </table:table-cell>
          <table:table-cell table:style-name="ce14" table:formula="of:=3/([.N30]-4)" office:value-type="float" office:value="-0.995850622406639" calcext:value-type="float">
            <text:p>-0,995850622406639</text:p>
          </table:table-cell>
          <table:table-cell table:style-name="ce1"/>
          <table:table-cell table:style-name="ce9" table:formula="of:=[.Q29]/2" office:value-type="float" office:value="0.0125" calcext:value-type="float">
            <text:p>0,0125</text:p>
          </table:table-cell>
          <table:table-cell table:style-name="ce12" table:formula="of:=[.R29]-[.Q30]" office:value-type="float" office:value="1.0125" calcext:value-type="float">
            <text:p>1,0125</text:p>
          </table:table-cell>
          <table:table-cell table:style-name="ce14" table:formula="of:=3/([.R30]-4)" office:value-type="float" office:value="-1.00418410041841" calcext:value-type="float">
            <text:p>-1,00418410041841</text:p>
          </table:table-cell>
        </table:table-row>
        <table:table-row table:style-name="ro3">
          <table:table-cell table:formula="of:=[.A30]+0.125" office:value-type="float" office:value="-1.75" calcext:value-type="float">
            <text:p>-1,75</text:p>
          </table:table-cell>
          <table:table-cell table:formula="of:=([.A31]^3-1)/([.A31]^2+[.A31]-2)" office:value-type="float" office:value="9.25" calcext:value-type="float">
            <text:p>9,25</text:p>
          </table:table-cell>
          <table:table-cell/>
          <table:table-cell table:style-name="ce9" table:formula="of:=[.D30]/2" office:value-type="float" office:value="0.00625" calcext:value-type="float">
            <text:p>0,00625</text:p>
          </table:table-cell>
          <table:table-cell table:style-name="ce12" table:formula="of:=[.E30]+[.D31]" office:value-type="float" office:value="-2.00625" calcext:value-type="float">
            <text:p>-2,00625</text:p>
          </table:table-cell>
          <table:table-cell table:style-name="ce14" table:formula="of:=3/([.E31]-4)" office:value-type="float" office:value="-0.499479708636837" calcext:value-type="float">
            <text:p>-0,499479708636837</text:p>
          </table:table-cell>
          <table:table-cell table:style-name="ce1"/>
          <table:table-cell table:style-name="ce9" table:formula="of:=[.H30]/2" office:value-type="float" office:value="0.00625" calcext:value-type="float">
            <text:p>0,00625</text:p>
          </table:table-cell>
          <table:table-cell table:style-name="ce12" table:formula="of:=[.I30]-[.H31]" office:value-type="float" office:value="-1.99375" calcext:value-type="float">
            <text:p>-1,99375</text:p>
          </table:table-cell>
          <table:table-cell table:style-name="ce14" table:formula="of:=3/([.I31]-4)" office:value-type="float" office:value="-0.500521376433785" calcext:value-type="float">
            <text:p>-0,500521376433785</text:p>
          </table:table-cell>
          <table:table-cell table:number-columns-repeated="2"/>
          <table:table-cell table:style-name="ce9" table:formula="of:=[.M30]/2" office:value-type="float" office:value="0.00625" calcext:value-type="float">
            <text:p>0,00625</text:p>
          </table:table-cell>
          <table:table-cell table:style-name="ce12" table:formula="of:=[.N30]+[.M31]" office:value-type="float" office:value="0.99375" calcext:value-type="float">
            <text:p>0,99375</text:p>
          </table:table-cell>
          <table:table-cell table:style-name="ce14" table:formula="of:=3/([.N31]-4)" office:value-type="float" office:value="-0.997920997920998" calcext:value-type="float">
            <text:p>-0,997920997920998</text:p>
          </table:table-cell>
          <table:table-cell table:style-name="ce1"/>
          <table:table-cell table:style-name="ce9" table:formula="of:=[.Q30]/2" office:value-type="float" office:value="0.00625" calcext:value-type="float">
            <text:p>0,00625</text:p>
          </table:table-cell>
          <table:table-cell table:style-name="ce12" table:formula="of:=[.R30]-[.Q31]" office:value-type="float" office:value="1.00625" calcext:value-type="float">
            <text:p>1,00625</text:p>
          </table:table-cell>
          <table:table-cell table:style-name="ce14" table:formula="of:=3/([.R31]-4)" office:value-type="float" office:value="-1.00208768267223" calcext:value-type="float">
            <text:p>-1,00208768267223</text:p>
          </table:table-cell>
        </table:table-row>
        <table:table-row table:style-name="ro3">
          <table:table-cell table:formula="of:=[.A31]+0.125" office:value-type="float" office:value="-1.625" calcext:value-type="float">
            <text:p>-1,625</text:p>
          </table:table-cell>
          <table:table-cell table:formula="of:=([.A32]^3-1)/([.A32]^2+[.A32]-2)" office:value-type="float" office:value="5.375" calcext:value-type="float">
            <text:p>5,375</text:p>
          </table:table-cell>
          <table:table-cell/>
          <table:table-cell table:style-name="ce9" table:formula="of:=[.D31]/2" office:value-type="float" office:value="0.003125" calcext:value-type="float">
            <text:p>0,003125</text:p>
          </table:table-cell>
          <table:table-cell table:style-name="ce12" table:formula="of:=[.E31]+[.D32]" office:value-type="float" office:value="-2.003125" calcext:value-type="float">
            <text:p>-2,003125</text:p>
          </table:table-cell>
          <table:table-cell table:style-name="ce14" table:formula="of:=3/([.E32]-4)" office:value-type="float" office:value="-0.499739718896408" calcext:value-type="float">
            <text:p>-0,499739718896408</text:p>
          </table:table-cell>
          <table:table-cell table:style-name="ce1"/>
          <table:table-cell table:style-name="ce9" table:formula="of:=[.H31]/2" office:value-type="float" office:value="0.003125" calcext:value-type="float">
            <text:p>0,003125</text:p>
          </table:table-cell>
          <table:table-cell table:style-name="ce12" table:formula="of:=[.I31]-[.H32]" office:value-type="float" office:value="-1.996875" calcext:value-type="float">
            <text:p>-1,996875</text:p>
          </table:table-cell>
          <table:table-cell table:style-name="ce14" table:formula="of:=3/([.I32]-4)" office:value-type="float" office:value="-0.500260552371026" calcext:value-type="float">
            <text:p>-0,500260552371026</text:p>
          </table:table-cell>
          <table:table-cell table:number-columns-repeated="2"/>
          <table:table-cell table:style-name="ce9" table:formula="of:=[.M31]/2" office:value-type="float" office:value="0.003125" calcext:value-type="float">
            <text:p>0,003125</text:p>
          </table:table-cell>
          <table:table-cell table:style-name="ce12" table:formula="of:=[.N31]+[.M32]" office:value-type="float" office:value="0.996875" calcext:value-type="float">
            <text:p>0,996875</text:p>
          </table:table-cell>
          <table:table-cell table:style-name="ce14" table:formula="of:=3/([.N32]-4)" office:value-type="float" office:value="-0.998959417273673" calcext:value-type="float">
            <text:p>-0,998959417273673</text:p>
          </table:table-cell>
          <table:table-cell table:style-name="ce1"/>
          <table:table-cell table:style-name="ce9" table:formula="of:=[.Q31]/2" office:value-type="float" office:value="0.003125" calcext:value-type="float">
            <text:p>0,003125</text:p>
          </table:table-cell>
          <table:table-cell table:style-name="ce12" table:formula="of:=[.R31]-[.Q32]" office:value-type="float" office:value="1.003125" calcext:value-type="float">
            <text:p>1,003125</text:p>
          </table:table-cell>
          <table:table-cell table:style-name="ce14" table:formula="of:=3/([.R32]-4)" office:value-type="float" office:value="-1.00104275286757" calcext:value-type="float">
            <text:p>-1,00104275286757</text:p>
          </table:table-cell>
        </table:table-row>
        <table:table-row table:style-name="ro3">
          <table:table-cell table:formula="of:=[.A32]+0.125" office:value-type="float" office:value="-1.5" calcext:value-type="float">
            <text:p>-1,5</text:p>
          </table:table-cell>
          <table:table-cell table:formula="of:=([.A33]^3-1)/([.A33]^2+[.A33]-2)" office:value-type="float" office:value="3.5" calcext:value-type="float">
            <text:p>3,5</text:p>
          </table:table-cell>
          <table:table-cell/>
          <table:table-cell table:style-name="ce9" table:formula="of:=[.D32]/2" office:value-type="float" office:value="0.0015625" calcext:value-type="float">
            <text:p>0,0015625</text:p>
          </table:table-cell>
          <table:table-cell table:style-name="ce12" table:formula="of:=[.E32]+[.D33]" office:value-type="float" office:value="-2.0015625" calcext:value-type="float">
            <text:p>-2,0015625</text:p>
          </table:table-cell>
          <table:table-cell table:style-name="ce14" table:formula="of:=3/([.E33]-4)" office:value-type="float" office:value="-0.499869825566259" calcext:value-type="float">
            <text:p>-0,499869825566259</text:p>
          </table:table-cell>
          <table:table-cell table:style-name="ce1"/>
          <table:table-cell table:style-name="ce9" table:formula="of:=[.H32]/2" office:value-type="float" office:value="0.0015625" calcext:value-type="float">
            <text:p>0,0015625</text:p>
          </table:table-cell>
          <table:table-cell table:style-name="ce12" table:formula="of:=[.I32]-[.H33]" office:value-type="float" office:value="-1.9984375" calcext:value-type="float">
            <text:p>-1,9984375</text:p>
          </table:table-cell>
          <table:table-cell table:style-name="ce14" table:formula="of:=3/([.I33]-4)" office:value-type="float" office:value="-0.500130242250586" calcext:value-type="float">
            <text:p>-0,500130242250586</text:p>
          </table:table-cell>
          <table:table-cell table:number-columns-repeated="2"/>
          <table:table-cell table:style-name="ce9" table:formula="of:=[.M32]/2" office:value-type="float" office:value="0.0015625" calcext:value-type="float">
            <text:p>0,0015625</text:p>
          </table:table-cell>
          <table:table-cell table:style-name="ce12" table:formula="of:=[.N32]+[.M33]" office:value-type="float" office:value="0.9984375" calcext:value-type="float">
            <text:p>0,9984375</text:p>
          </table:table-cell>
          <table:table-cell table:style-name="ce14" table:formula="of:=3/([.N33]-4)" office:value-type="float" office:value="-0.999479437792816" calcext:value-type="float">
            <text:p>-0,999479437792816</text:p>
          </table:table-cell>
          <table:table-cell table:style-name="ce1"/>
          <table:table-cell table:style-name="ce9" table:formula="of:=[.Q32]/2" office:value-type="float" office:value="0.0015625" calcext:value-type="float">
            <text:p>0,0015625</text:p>
          </table:table-cell>
          <table:table-cell table:style-name="ce12" table:formula="of:=[.R32]-[.Q33]" office:value-type="float" office:value="1.0015625" calcext:value-type="float">
            <text:p>1,0015625</text:p>
          </table:table-cell>
          <table:table-cell table:style-name="ce14" table:formula="of:=3/([.R33]-4)" office:value-type="float" office:value="-1.00052110474205" calcext:value-type="float">
            <text:p>-1,00052110474205</text:p>
          </table:table-cell>
        </table:table-row>
        <table:table-row table:style-name="ro3">
          <table:table-cell table:formula="of:=[.A33]+0.125" office:value-type="float" office:value="-1.375" calcext:value-type="float">
            <text:p>-1,375</text:p>
          </table:table-cell>
          <table:table-cell table:formula="of:=([.A34]^3-1)/([.A34]^2+[.A34]-2)" office:value-type="float" office:value="2.425" calcext:value-type="float">
            <text:p>2,425</text:p>
          </table:table-cell>
          <table:table-cell/>
          <table:table-cell table:style-name="ce9" table:formula="of:=[.D33]/2" office:value-type="float" office:value="0.00078125" calcext:value-type="float">
            <text:p>0,00078125</text:p>
          </table:table-cell>
          <table:table-cell table:style-name="ce12" table:formula="of:=[.E33]+[.D34]" office:value-type="float" office:value="-2.00078125" calcext:value-type="float">
            <text:p>-2,00078125</text:p>
          </table:table-cell>
          <table:table-cell table:style-name="ce14" table:formula="of:=3/([.E34]-4)" office:value-type="float" office:value="-0.499934904309335" calcext:value-type="float">
            <text:p>-0,499934904309335</text:p>
          </table:table-cell>
          <table:table-cell table:style-name="ce1"/>
          <table:table-cell table:style-name="ce9" table:formula="of:=[.H33]/2" office:value-type="float" office:value="0.00078125" calcext:value-type="float">
            <text:p>0,00078125</text:p>
          </table:table-cell>
          <table:table-cell table:style-name="ce12" table:formula="of:=[.I33]-[.H34]" office:value-type="float" office:value="-1.99921875" calcext:value-type="float">
            <text:p>-1,99921875</text:p>
          </table:table-cell>
          <table:table-cell table:style-name="ce14" table:formula="of:=3/([.I34]-4)" office:value-type="float" office:value="-0.500065112644876" calcext:value-type="float">
            <text:p>-0,500065112644876</text:p>
          </table:table-cell>
          <table:table-cell table:number-columns-repeated="2"/>
          <table:table-cell table:style-name="ce9" table:formula="of:=[.M33]/2" office:value-type="float" office:value="0.00078125" calcext:value-type="float">
            <text:p>0,00078125</text:p>
          </table:table-cell>
          <table:table-cell table:style-name="ce12" table:formula="of:=[.N33]+[.M34]" office:value-type="float" office:value="0.99921875" calcext:value-type="float">
            <text:p>0,99921875</text:p>
          </table:table-cell>
          <table:table-cell table:style-name="ce14" table:formula="of:=3/([.N34]-4)" office:value-type="float" office:value="-0.999739651132517" calcext:value-type="float">
            <text:p>-0,999739651132517</text:p>
          </table:table-cell>
          <table:table-cell table:style-name="ce1"/>
          <table:table-cell table:style-name="ce9" table:formula="of:=[.Q33]/2" office:value-type="float" office:value="0.00078125" calcext:value-type="float">
            <text:p>0,00078125</text:p>
          </table:table-cell>
          <table:table-cell table:style-name="ce12" table:formula="of:=[.R33]-[.Q34]" office:value-type="float" office:value="1.00078125" calcext:value-type="float">
            <text:p>1,00078125</text:p>
          </table:table-cell>
          <table:table-cell table:style-name="ce14" table:formula="of:=3/([.R34]-4)" office:value-type="float" office:value="-1.00026048450117" calcext:value-type="float">
            <text:p>-1,00026048450117</text:p>
          </table:table-cell>
        </table:table-row>
        <table:table-row table:style-name="ro3">
          <table:table-cell table:formula="of:=[.A34]+0.125" office:value-type="float" office:value="-1.25" calcext:value-type="float">
            <text:p>-1,25</text:p>
          </table:table-cell>
          <table:table-cell table:formula="of:=([.A35]^3-1)/([.A35]^2+[.A35]-2)" office:value-type="float" office:value="1.75" calcext:value-type="float">
            <text:p>1,75</text:p>
          </table:table-cell>
          <table:table-cell/>
          <table:table-cell table:style-name="ce9" table:formula="of:=[.D34]/2" office:value-type="float" office:value="0.000390625" calcext:value-type="float">
            <text:p>0,000390625</text:p>
          </table:table-cell>
          <table:table-cell table:style-name="ce12" table:formula="of:=[.E34]+[.D35]" office:value-type="float" office:value="-2.000390625" calcext:value-type="float">
            <text:p>-2,000390625</text:p>
          </table:table-cell>
          <table:table-cell table:style-name="ce14" table:formula="of:=3/([.E35]-4)" office:value-type="float" office:value="-0.499967450035805" calcext:value-type="float">
            <text:p>-0,499967450035805</text:p>
          </table:table-cell>
          <table:table-cell table:style-name="ce1"/>
          <table:table-cell table:style-name="ce9" table:formula="of:=[.H34]/2" office:value-type="float" office:value="0.000390625" calcext:value-type="float">
            <text:p>0,000390625</text:p>
          </table:table-cell>
          <table:table-cell table:style-name="ce12" table:formula="of:=[.I34]-[.H35]" office:value-type="float" office:value="-1.999609375" calcext:value-type="float">
            <text:p>-1,999609375</text:p>
          </table:table-cell>
          <table:table-cell table:style-name="ce14" table:formula="of:=3/([.I35]-4)" office:value-type="float" office:value="-0.500032554202747" calcext:value-type="float">
            <text:p>-0,500032554202747</text:p>
          </table:table-cell>
          <table:table-cell table:number-columns-repeated="2"/>
          <table:table-cell table:style-name="ce9" table:formula="of:=[.M34]/2" office:value-type="float" office:value="0.000390625" calcext:value-type="float">
            <text:p>0,000390625</text:p>
          </table:table-cell>
          <table:table-cell table:style-name="ce12" table:formula="of:=[.N34]+[.M35]" office:value-type="float" office:value="0.999609375" calcext:value-type="float">
            <text:p>0,999609375</text:p>
          </table:table-cell>
          <table:table-cell table:style-name="ce14" table:formula="of:=3/([.N35]-4)" office:value-type="float" office:value="-0.999869808618669" calcext:value-type="float">
            <text:p>-0,999869808618669</text:p>
          </table:table-cell>
          <table:table-cell table:style-name="ce1"/>
          <table:table-cell table:style-name="ce9" table:formula="of:=[.Q34]/2" office:value-type="float" office:value="0.000390625" calcext:value-type="float">
            <text:p>0,000390625</text:p>
          </table:table-cell>
          <table:table-cell table:style-name="ce12" table:formula="of:=[.R34]-[.Q35]" office:value-type="float" office:value="1.000390625" calcext:value-type="float">
            <text:p>1,000390625</text:p>
          </table:table-cell>
          <table:table-cell table:style-name="ce14" table:formula="of:=3/([.R35]-4)" office:value-type="float" office:value="-1.00013022528975" calcext:value-type="float">
            <text:p>-1,00013022528975</text:p>
          </table:table-cell>
        </table:table-row>
        <table:table-row table:style-name="ro3">
          <table:table-cell table:formula="of:=[.A35]+0.125" office:value-type="float" office:value="-1.125" calcext:value-type="float">
            <text:p>-1,125</text:p>
          </table:table-cell>
          <table:table-cell table:formula="of:=([.A36]^3-1)/([.A36]^2+[.A36]-2)" office:value-type="float" office:value="1.30357142857143" calcext:value-type="float">
            <text:p>1,30357142857143</text:p>
          </table:table-cell>
          <table:table-cell/>
          <table:table-cell table:style-name="ce9" table:formula="of:=[.D35]/2" office:value-type="float" office:value="0.0001953125" calcext:value-type="float">
            <text:p>0,0001953125</text:p>
          </table:table-cell>
          <table:table-cell table:style-name="ce12" table:formula="of:=[.E35]+[.D36]" office:value-type="float" office:value="-2.0001953125" calcext:value-type="float">
            <text:p>-2,0001953125</text:p>
          </table:table-cell>
          <table:table-cell table:style-name="ce14" table:formula="of:=3/([.E36]-4)" office:value-type="float" office:value="-0.499983724488135" calcext:value-type="float">
            <text:p>-0,499983724488135</text:p>
          </table:table-cell>
          <table:table-cell table:style-name="ce1"/>
          <table:table-cell table:style-name="ce9" table:formula="of:=[.H35]/2" office:value-type="float" office:value="0.0001953125" calcext:value-type="float">
            <text:p>0,0001953125</text:p>
          </table:table-cell>
          <table:table-cell table:style-name="ce12" table:formula="of:=[.I35]-[.H36]" office:value-type="float" office:value="-1.9998046875" calcext:value-type="float">
            <text:p>-1,9998046875</text:p>
          </table:table-cell>
          <table:table-cell table:style-name="ce14" table:formula="of:=3/([.I36]-4)" office:value-type="float" office:value="-0.500016276571503" calcext:value-type="float">
            <text:p>-0,500016276571503</text:p>
          </table:table-cell>
          <table:table-cell table:number-columns-repeated="2"/>
          <table:table-cell table:style-name="ce9" table:formula="of:=[.M35]/2" office:value-type="float" office:value="0.0001953125" calcext:value-type="float">
            <text:p>0,0001953125</text:p>
          </table:table-cell>
          <table:table-cell table:style-name="ce12" table:formula="of:=[.N35]+[.M36]" office:value-type="float" office:value="0.9998046875" calcext:value-type="float">
            <text:p>0,9998046875</text:p>
          </table:table-cell>
          <table:table-cell table:style-name="ce14" table:formula="of:=3/([.N36]-4)" office:value-type="float" office:value="-0.99993490007161" calcext:value-type="float">
            <text:p>-0,99993490007161</text:p>
          </table:table-cell>
          <table:table-cell table:style-name="ce1"/>
          <table:table-cell table:style-name="ce9" table:formula="of:=[.Q35]/2" office:value-type="float" office:value="0.0001953125" calcext:value-type="float">
            <text:p>0,0001953125</text:p>
          </table:table-cell>
          <table:table-cell table:style-name="ce12" table:formula="of:=[.R35]-[.Q36]" office:value-type="float" office:value="1.0001953125" calcext:value-type="float">
            <text:p>1,0001953125</text:p>
          </table:table-cell>
          <table:table-cell table:style-name="ce14" table:formula="of:=3/([.R36]-4)" office:value-type="float" office:value="-1.0000651084055" calcext:value-type="float">
            <text:p>-1,0000651084055</text:p>
          </table:table-cell>
        </table:table-row>
        <table:table-row table:style-name="ro3">
          <table:table-cell table:formula="of:=[.A36]+0.125" office:value-type="float" office:value="-1" calcext:value-type="float">
            <text:p>-1</text:p>
          </table:table-cell>
          <table:table-cell table:formula="of:=([.A37]^3-1)/([.A37]^2+[.A37]-2)" office:value-type="float" office:value="1" calcext:value-type="float">
            <text:p>1</text:p>
          </table:table-cell>
          <table:table-cell/>
          <table:table-cell table:style-name="ce9" table:formula="of:=[.D36]/2" office:value-type="float" office:value="0.00009765625" calcext:value-type="float">
            <text:p>9,765625E-05</text:p>
          </table:table-cell>
          <table:table-cell table:style-name="ce12" table:formula="of:=[.E36]+[.D37]" office:value-type="float" office:value="-2.00009765625" calcext:value-type="float">
            <text:p>-2,00009765625</text:p>
          </table:table-cell>
          <table:table-cell table:style-name="ce14" table:formula="of:=3/([.E37]-4)" office:value-type="float" office:value="-0.499991862111619" calcext:value-type="float">
            <text:p>-0,499991862111619</text:p>
          </table:table-cell>
          <table:table-cell table:style-name="ce1"/>
          <table:table-cell table:style-name="ce9" table:formula="of:=[.H36]/2" office:value-type="float" office:value="0.00009765625" calcext:value-type="float">
            <text:p>9,765625E-05</text:p>
          </table:table-cell>
          <table:table-cell table:style-name="ce12" table:formula="of:=[.I36]-[.H37]" office:value-type="float" office:value="-1.99990234375" calcext:value-type="float">
            <text:p>-1,99990234375</text:p>
          </table:table-cell>
          <table:table-cell table:style-name="ce14" table:formula="of:=3/([.I37]-4)" office:value-type="float" office:value="-0.50000813815329" calcext:value-type="float">
            <text:p>-0,50000813815329</text:p>
          </table:table-cell>
          <table:table-cell table:number-columns-repeated="2"/>
          <table:table-cell table:style-name="ce9" table:formula="of:=[.M36]/2" office:value-type="float" office:value="0.00009765625" calcext:value-type="float">
            <text:p>9,765625E-05</text:p>
          </table:table-cell>
          <table:table-cell table:style-name="ce12" table:formula="of:=[.N36]+[.M37]" office:value-type="float" office:value="0.99990234375" calcext:value-type="float">
            <text:p>0,99990234375</text:p>
          </table:table-cell>
          <table:table-cell table:style-name="ce14" table:formula="of:=3/([.N37]-4)" office:value-type="float" office:value="-0.99996744897627" calcext:value-type="float">
            <text:p>-0,99996744897627</text:p>
          </table:table-cell>
          <table:table-cell table:style-name="ce1"/>
          <table:table-cell table:style-name="ce9" table:formula="of:=[.Q36]/2" office:value-type="float" office:value="0.00009765625" calcext:value-type="float">
            <text:p>9,765625E-05</text:p>
          </table:table-cell>
          <table:table-cell table:style-name="ce12" table:formula="of:=[.R36]-[.Q37]" office:value-type="float" office:value="1.00009765625" calcext:value-type="float">
            <text:p>1,00009765625</text:p>
          </table:table-cell>
          <table:table-cell table:style-name="ce14" table:formula="of:=3/([.R37]-4)" office:value-type="float" office:value="-1.00003255314301" calcext:value-type="float">
            <text:p>-1,00003255314301</text:p>
          </table:table-cell>
        </table:table-row>
        <table:table-row table:style-name="ro3">
          <table:table-cell table:formula="of:=[.A37]+0.125" office:value-type="float" office:value="-0.875" calcext:value-type="float">
            <text:p>-0,875</text:p>
          </table:table-cell>
          <table:table-cell table:formula="of:=([.A38]^3-1)/([.A38]^2+[.A38]-2)" office:value-type="float" office:value="0.791666666666667" calcext:value-type="float">
            <text:p>0,791666666666667</text:p>
          </table:table-cell>
          <table:table-cell/>
          <table:table-cell table:style-name="ce9" table:formula="of:=[.D37]/2" office:value-type="float" office:value="0.000048828125" calcext:value-type="float">
            <text:p>4,8828125E-05</text:p>
          </table:table-cell>
          <table:table-cell table:style-name="ce12" table:formula="of:=[.E37]+[.D38]" office:value-type="float" office:value="-2.000048828125" calcext:value-type="float">
            <text:p>-2,000048828125</text:p>
          </table:table-cell>
          <table:table-cell table:style-name="ce14" table:formula="of:=3/([.E38]-4)" office:value-type="float" office:value="-0.499995931022697" calcext:value-type="float">
            <text:p>-0,499995931022697</text:p>
          </table:table-cell>
          <table:table-cell table:style-name="ce1"/>
          <table:table-cell table:style-name="ce9" table:formula="of:=[.H37]/2" office:value-type="float" office:value="0.000048828125" calcext:value-type="float">
            <text:p>4,8828125E-05</text:p>
          </table:table-cell>
          <table:table-cell table:style-name="ce12" table:formula="of:=[.I37]-[.H38]" office:value-type="float" office:value="-1.999951171875" calcext:value-type="float">
            <text:p>-1,999951171875</text:p>
          </table:table-cell>
          <table:table-cell table:style-name="ce14" table:formula="of:=3/([.I38]-4)" office:value-type="float" office:value="-0.500004069043531" calcext:value-type="float">
            <text:p>-0,500004069043531</text:p>
          </table:table-cell>
          <table:table-cell table:number-columns-repeated="2"/>
          <table:table-cell table:style-name="ce9" table:formula="of:=[.M37]/2" office:value-type="float" office:value="0.000048828125" calcext:value-type="float">
            <text:p>4,8828125E-05</text:p>
          </table:table-cell>
          <table:table-cell table:style-name="ce12" table:formula="of:=[.N37]+[.M38]" office:value-type="float" office:value="0.999951171875" calcext:value-type="float">
            <text:p>0,999951171875</text:p>
          </table:table-cell>
          <table:table-cell table:style-name="ce14" table:formula="of:=3/([.N38]-4)" office:value-type="float" office:value="-0.999983724223239" calcext:value-type="float">
            <text:p>-0,999983724223239</text:p>
          </table:table-cell>
          <table:table-cell table:style-name="ce1"/>
          <table:table-cell table:style-name="ce9" table:formula="of:=[.Q37]/2" office:value-type="float" office:value="0.000048828125" calcext:value-type="float">
            <text:p>4,8828125E-05</text:p>
          </table:table-cell>
          <table:table-cell table:style-name="ce12" table:formula="of:=[.R37]-[.Q38]" office:value-type="float" office:value="1.000048828125" calcext:value-type="float">
            <text:p>1,000048828125</text:p>
          </table:table-cell>
          <table:table-cell table:style-name="ce14" table:formula="of:=3/([.R38]-4)" office:value-type="float" office:value="-1.00001627630658" calcext:value-type="float">
            <text:p>-1,00001627630658</text:p>
          </table:table-cell>
        </table:table-row>
        <table:table-row table:style-name="ro3">
          <table:table-cell table:formula="of:=[.A38]+0.125" office:value-type="float" office:value="-0.75" calcext:value-type="float">
            <text:p>-0,75</text:p>
          </table:table-cell>
          <table:table-cell table:formula="of:=([.A39]^3-1)/([.A39]^2+[.A39]-2)" office:value-type="float" office:value="0.65" calcext:value-type="float">
            <text:p>0,65</text:p>
          </table:table-cell>
          <table:table-cell/>
          <table:table-cell table:style-name="ce9" table:formula="of:=[.D38]/2" office:value-type="float" office:value="0.0000244140625" calcext:value-type="float">
            <text:p>2,44140625E-05</text:p>
          </table:table-cell>
          <table:table-cell table:style-name="ce12" table:formula="of:=[.E38]+[.D39]" office:value-type="float" office:value="-2.0000244140625" calcext:value-type="float">
            <text:p>-2,0000244140625</text:p>
          </table:table-cell>
          <table:table-cell table:style-name="ce14" table:formula="of:=3/([.E39]-4)" office:value-type="float" office:value="-0.49999796550307" calcext:value-type="float">
            <text:p>-0,49999796550307</text:p>
          </table:table-cell>
          <table:table-cell table:style-name="ce1"/>
          <table:table-cell table:style-name="ce9" table:formula="of:=[.H38]/2" office:value-type="float" office:value="0.0000244140625" calcext:value-type="float">
            <text:p>2,44140625E-05</text:p>
          </table:table-cell>
          <table:table-cell table:style-name="ce12" table:formula="of:=[.I38]-[.H39]" office:value-type="float" office:value="-1.9999755859375" calcext:value-type="float">
            <text:p>-1,9999755859375</text:p>
          </table:table-cell>
          <table:table-cell table:style-name="ce14" table:formula="of:=3/([.I39]-4)" office:value-type="float" office:value="-0.500002034513487" calcext:value-type="float">
            <text:p>-0,500002034513487</text:p>
          </table:table-cell>
          <table:table-cell table:number-columns-repeated="2"/>
          <table:table-cell table:style-name="ce9" table:formula="of:=[.M38]/2" office:value-type="float" office:value="0.0000244140625" calcext:value-type="float">
            <text:p>2,44140625E-05</text:p>
          </table:table-cell>
          <table:table-cell table:style-name="ce12" table:formula="of:=[.N38]+[.M39]" office:value-type="float" office:value="0.9999755859375" calcext:value-type="float">
            <text:p>0,9999755859375</text:p>
          </table:table-cell>
          <table:table-cell table:style-name="ce14" table:formula="of:=3/([.N39]-4)" office:value-type="float" office:value="-0.999991862045393" calcext:value-type="float">
            <text:p>-0,999991862045393</text:p>
          </table:table-cell>
          <table:table-cell table:style-name="ce1"/>
          <table:table-cell table:style-name="ce9" table:formula="of:=[.Q38]/2" office:value-type="float" office:value="0.0000244140625" calcext:value-type="float">
            <text:p>2,44140625E-05</text:p>
          </table:table-cell>
          <table:table-cell table:style-name="ce12" table:formula="of:=[.R38]-[.Q39]" office:value-type="float" office:value="1.0000244140625" calcext:value-type="float">
            <text:p>1,0000244140625</text:p>
          </table:table-cell>
          <table:table-cell table:style-name="ce14" table:formula="of:=3/([.R39]-4)" office:value-type="float" office:value="-1.00000813808706" calcext:value-type="float">
            <text:p>-1,00000813808706</text:p>
          </table:table-cell>
        </table:table-row>
        <table:table-row table:style-name="ro3">
          <table:table-cell table:formula="of:=[.A39]+0.125" office:value-type="float" office:value="-0.625" calcext:value-type="float">
            <text:p>-0,625</text:p>
          </table:table-cell>
          <table:table-cell table:formula="of:=([.A40]^3-1)/([.A40]^2+[.A40]-2)" office:value-type="float" office:value="0.556818181818182" calcext:value-type="float">
            <text:p>0,556818181818182</text:p>
          </table:table-cell>
          <table:table-cell/>
          <table:table-cell table:style-name="ce9" table:formula="of:=[.D39]/2" office:value-type="float" office:value="0.00001220703125" calcext:value-type="float">
            <text:p>1,220703125E-05</text:p>
          </table:table-cell>
          <table:table-cell table:style-name="ce12" table:formula="of:=[.E39]+[.D40]" office:value-type="float" office:value="-2.00001220703125" calcext:value-type="float">
            <text:p>-2,00001220703125</text:p>
          </table:table-cell>
          <table:table-cell table:style-name="ce14" table:formula="of:=3/([.E40]-4)" office:value-type="float" office:value="-0.499998982749465" calcext:value-type="float">
            <text:p>-0,499998982749465</text:p>
          </table:table-cell>
          <table:table-cell table:style-name="ce1"/>
          <table:table-cell table:style-name="ce9" table:formula="of:=[.H39]/2" office:value-type="float" office:value="0.00001220703125" calcext:value-type="float">
            <text:p>1,220703125E-05</text:p>
          </table:table-cell>
          <table:table-cell table:style-name="ce12" table:formula="of:=[.I39]-[.H40]" office:value-type="float" office:value="-1.99998779296875" calcext:value-type="float">
            <text:p>-1,99998779296875</text:p>
          </table:table-cell>
          <table:table-cell table:style-name="ce14" table:formula="of:=3/([.I40]-4)" office:value-type="float" office:value="-0.500001017254674" calcext:value-type="float">
            <text:p>-0,500001017254674</text:p>
          </table:table-cell>
          <table:table-cell table:number-columns-repeated="2"/>
          <table:table-cell table:style-name="ce9" table:formula="of:=[.M39]/2" office:value-type="float" office:value="0.00001220703125" calcext:value-type="float">
            <text:p>1,220703125E-05</text:p>
          </table:table-cell>
          <table:table-cell table:style-name="ce12" table:formula="of:=[.N39]+[.M40]" office:value-type="float" office:value="0.99998779296875" calcext:value-type="float">
            <text:p>0,99998779296875</text:p>
          </table:table-cell>
          <table:table-cell table:style-name="ce14" table:formula="of:=3/([.N40]-4)" office:value-type="float" office:value="-0.99999593100614" calcext:value-type="float">
            <text:p>-0,99999593100614</text:p>
          </table:table-cell>
          <table:table-cell table:style-name="ce1"/>
          <table:table-cell table:style-name="ce9" table:formula="of:=[.Q39]/2" office:value-type="float" office:value="0.00001220703125" calcext:value-type="float">
            <text:p>1,220703125E-05</text:p>
          </table:table-cell>
          <table:table-cell table:style-name="ce12" table:formula="of:=[.R39]-[.Q40]" office:value-type="float" office:value="1.00001220703125" calcext:value-type="float">
            <text:p>1,00001220703125</text:p>
          </table:table-cell>
          <table:table-cell table:style-name="ce14" table:formula="of:=3/([.R40]-4)" office:value-type="float" office:value="-1.00000406902697" calcext:value-type="float">
            <text:p>-1,00000406902697</text:p>
          </table:table-cell>
        </table:table-row>
        <table:table-row table:style-name="ro3">
          <table:table-cell table:formula="of:=[.A40]+0.125" office:value-type="float" office:value="-0.5" calcext:value-type="float">
            <text:p>-0,5</text:p>
          </table:table-cell>
          <table:table-cell table:formula="of:=([.A41]^3-1)/([.A41]^2+[.A41]-2)" office:value-type="float" office:value="0.5" calcext:value-type="float">
            <text:p>0,5</text:p>
          </table:table-cell>
          <table:table-cell/>
          <table:table-cell table:style-name="ce9" table:formula="of:=[.D40]/2" office:value-type="float" office:value="0.000006103515625" calcext:value-type="float">
            <text:p>6,103515625E-06</text:p>
          </table:table-cell>
          <table:table-cell table:style-name="ce12" table:formula="of:=[.E40]+[.D41]" office:value-type="float" office:value="-2.00000610351563" calcext:value-type="float">
            <text:p>-2,00000610351563</text:p>
          </table:table-cell>
          <table:table-cell table:style-name="ce14" table:formula="of:=3/([.E41]-4)" office:value-type="float" office:value="-0.499999491374215" calcext:value-type="float">
            <text:p>-0,499999491374215</text:p>
          </table:table-cell>
          <table:table-cell table:style-name="ce1"/>
          <table:table-cell table:style-name="ce9" table:formula="of:=[.H40]/2" office:value-type="float" office:value="0.000006103515625" calcext:value-type="float">
            <text:p>6,103515625E-06</text:p>
          </table:table-cell>
          <table:table-cell table:style-name="ce12" table:formula="of:=[.I40]-[.H41]" office:value-type="float" office:value="-1.99999389648438" calcext:value-type="float">
            <text:p>-1,99999389648438</text:p>
          </table:table-cell>
          <table:table-cell table:style-name="ce14" table:formula="of:=3/([.I41]-4)" office:value-type="float" office:value="-0.50000050862682" calcext:value-type="float">
            <text:p>-0,50000050862682</text:p>
          </table:table-cell>
          <table:table-cell table:number-columns-repeated="2"/>
          <table:table-cell table:style-name="ce9" table:formula="of:=[.M40]/2" office:value-type="float" office:value="0.000006103515625" calcext:value-type="float">
            <text:p>6,103515625E-06</text:p>
          </table:table-cell>
          <table:table-cell table:style-name="ce12" table:formula="of:=[.N40]+[.M41]" office:value-type="float" office:value="0.999993896484375" calcext:value-type="float">
            <text:p>0,999993896484375</text:p>
          </table:table-cell>
          <table:table-cell table:style-name="ce14" table:formula="of:=3/([.N41]-4)" office:value-type="float" office:value="-0.999997965498931" calcext:value-type="float">
            <text:p>-0,999997965498931</text:p>
          </table:table-cell>
          <table:table-cell table:style-name="ce1"/>
          <table:table-cell table:style-name="ce9" table:formula="of:=[.Q40]/2" office:value-type="float" office:value="0.000006103515625" calcext:value-type="float">
            <text:p>6,103515625E-06</text:p>
          </table:table-cell>
          <table:table-cell table:style-name="ce12" table:formula="of:=[.R40]-[.Q41]" office:value-type="float" office:value="1.00000610351563" calcext:value-type="float">
            <text:p>1,00000610351563</text:p>
          </table:table-cell>
          <table:table-cell table:style-name="ce14" table:formula="of:=3/([.R41]-4)" office:value-type="float" office:value="-1.00000203450935" calcext:value-type="float">
            <text:p>-1,00000203450935</text:p>
          </table:table-cell>
        </table:table-row>
        <table:table-row table:style-name="ro3">
          <table:table-cell table:formula="of:=[.A41]+0.125" office:value-type="float" office:value="-0.375" calcext:value-type="float">
            <text:p>-0,375</text:p>
          </table:table-cell>
          <table:table-cell table:formula="of:=([.A42]^3-1)/([.A42]^2+[.A42]-2)" office:value-type="float" office:value="0.471153846153846" calcext:value-type="float">
            <text:p>0,471153846153846</text:p>
          </table:table-cell>
          <table:table-cell/>
          <table:table-cell table:style-name="ce9" table:formula="of:=[.D41]/2" office:value-type="float" office:value="0.0000030517578125" calcext:value-type="float">
            <text:p>3,0517578125E-06</text:p>
          </table:table-cell>
          <table:table-cell table:style-name="ce12" table:formula="of:=[.E41]+[.D42]" office:value-type="float" office:value="-2.00000305175781" calcext:value-type="float">
            <text:p>-2,00000305175781</text:p>
          </table:table-cell>
          <table:table-cell table:style-name="ce14" table:formula="of:=3/([.E42]-4)" office:value-type="float" office:value="-0.499999745686978" calcext:value-type="float">
            <text:p>-0,499999745686978</text:p>
          </table:table-cell>
          <table:table-cell table:style-name="ce1"/>
          <table:table-cell table:style-name="ce9" table:formula="of:=[.H41]/2" office:value-type="float" office:value="0.0000030517578125" calcext:value-type="float">
            <text:p>3,0517578125E-06</text:p>
          </table:table-cell>
          <table:table-cell table:style-name="ce12" table:formula="of:=[.I41]-[.H42]" office:value-type="float" office:value="-1.99999694824219" calcext:value-type="float">
            <text:p>-1,99999694824219</text:p>
          </table:table-cell>
          <table:table-cell table:style-name="ce14" table:formula="of:=3/([.I42]-4)" office:value-type="float" office:value="-0.50000025431328" calcext:value-type="float">
            <text:p>-0,50000025431328</text:p>
          </table:table-cell>
          <table:table-cell table:number-columns-repeated="2"/>
          <table:table-cell table:style-name="ce9" table:formula="of:=[.M41]/2" office:value-type="float" office:value="0.0000030517578125" calcext:value-type="float">
            <text:p>3,0517578125E-06</text:p>
          </table:table-cell>
          <table:table-cell table:style-name="ce12" table:formula="of:=[.N41]+[.M42]" office:value-type="float" office:value="0.999996948242188" calcext:value-type="float">
            <text:p>0,999996948242188</text:p>
          </table:table-cell>
          <table:table-cell table:style-name="ce14" table:formula="of:=3/([.N42]-4)" office:value-type="float" office:value="-0.99999898274843" calcext:value-type="float">
            <text:p>-0,99999898274843</text:p>
          </table:table-cell>
          <table:table-cell table:style-name="ce1"/>
          <table:table-cell table:style-name="ce9" table:formula="of:=[.Q41]/2" office:value-type="float" office:value="0.0000030517578125" calcext:value-type="float">
            <text:p>3,0517578125E-06</text:p>
          </table:table-cell>
          <table:table-cell table:style-name="ce12" table:formula="of:=[.R41]-[.Q42]" office:value-type="float" office:value="1.00000305175781" calcext:value-type="float">
            <text:p>1,00000305175781</text:p>
          </table:table-cell>
          <table:table-cell table:style-name="ce14" table:formula="of:=3/([.R42]-4)" office:value-type="float" office:value="-1.00000101725364" calcext:value-type="float">
            <text:p>-1,00000101725364</text:p>
          </table:table-cell>
        </table:table-row>
        <table:table-row table:style-name="ro3">
          <table:table-cell table:formula="of:=[.A42]+0.125" office:value-type="float" office:value="-0.25" calcext:value-type="float">
            <text:p>-0,25</text:p>
          </table:table-cell>
          <table:table-cell table:formula="of:=([.A43]^3-1)/([.A43]^2+[.A43]-2)" office:value-type="float" office:value="0.464285714285714" calcext:value-type="float">
            <text:p>0,464285714285714</text:p>
          </table:table-cell>
          <table:table-cell/>
          <table:table-cell table:style-name="ce9" table:formula="of:=[.D42]/2" office:value-type="float" office:value="0.00000152587890625" calcext:value-type="float">
            <text:p>1,52587890625E-06</text:p>
          </table:table-cell>
          <table:table-cell table:style-name="ce12" table:formula="of:=[.E42]+[.D43]" office:value-type="float" office:value="-2.00000152587891" calcext:value-type="float">
            <text:p>-2,00000152587891</text:p>
          </table:table-cell>
          <table:table-cell table:style-name="ce14" table:formula="of:=3/([.E43]-4)" office:value-type="float" office:value="-0.499999872843457" calcext:value-type="float">
            <text:p>-0,499999872843457</text:p>
          </table:table-cell>
          <table:table-cell table:style-name="ce1"/>
          <table:table-cell table:style-name="ce9" table:formula="of:=[.H42]/2" office:value-type="float" office:value="0.00000152587890625" calcext:value-type="float">
            <text:p>1,52587890625E-06</text:p>
          </table:table-cell>
          <table:table-cell table:style-name="ce12" table:formula="of:=[.I42]-[.H43]" office:value-type="float" office:value="-1.99999847412109" calcext:value-type="float">
            <text:p>-1,99999847412109</text:p>
          </table:table-cell>
          <table:table-cell table:style-name="ce14" table:formula="of:=3/([.I43]-4)" office:value-type="float" office:value="-0.500000127156608" calcext:value-type="float">
            <text:p>-0,500000127156608</text:p>
          </table:table-cell>
          <table:table-cell table:number-columns-repeated="2"/>
          <table:table-cell table:style-name="ce9" table:formula="of:=[.M42]/2" office:value-type="float" office:value="0.00000152587890625" calcext:value-type="float">
            <text:p>1,52587890625E-06</text:p>
          </table:table-cell>
          <table:table-cell table:style-name="ce12" table:formula="of:=[.N42]+[.M43]" office:value-type="float" office:value="0.999998474121094" calcext:value-type="float">
            <text:p>0,999998474121094</text:p>
          </table:table-cell>
          <table:table-cell table:style-name="ce14" table:formula="of:=3/([.N43]-4)" office:value-type="float" office:value="-0.999999491373957" calcext:value-type="float">
            <text:p>-0,999999491373957</text:p>
          </table:table-cell>
          <table:table-cell table:style-name="ce1"/>
          <table:table-cell table:style-name="ce9" table:formula="of:=[.Q42]/2" office:value-type="float" office:value="0.00000152587890625" calcext:value-type="float">
            <text:p>1,52587890625E-06</text:p>
          </table:table-cell>
          <table:table-cell table:style-name="ce12" table:formula="of:=[.R42]-[.Q43]" office:value-type="float" office:value="1.00000152587891" calcext:value-type="float">
            <text:p>1,00000152587891</text:p>
          </table:table-cell>
          <table:table-cell table:style-name="ce14" table:formula="of:=3/([.R43]-4)" office:value-type="float" office:value="-1.00000050862656" calcext:value-type="float">
            <text:p>-1,00000050862656</text:p>
          </table:table-cell>
        </table:table-row>
        <table:table-row table:style-name="ro3">
          <table:table-cell table:formula="of:=[.A43]+0.125" office:value-type="float" office:value="-0.125" calcext:value-type="float">
            <text:p>-0,125</text:p>
          </table:table-cell>
          <table:table-cell table:formula="of:=([.A44]^3-1)/([.A44]^2+[.A44]-2)" office:value-type="float" office:value="0.475" calcext:value-type="float">
            <text:p>0,475</text:p>
          </table:table-cell>
          <table:table-cell/>
          <table:table-cell table:style-name="ce9" table:formula="of:=[.D43]/2" office:value-type="float" office:value="0.000000762939453125" calcext:value-type="float">
            <text:p>7,62939453125E-07</text:p>
          </table:table-cell>
          <table:table-cell table:style-name="ce12" table:formula="of:=[.E43]+[.D44]" office:value-type="float" office:value="-2.00000076293945" calcext:value-type="float">
            <text:p>-2,00000076293945</text:p>
          </table:table-cell>
          <table:table-cell table:style-name="ce14" table:formula="of:=3/([.E44]-4)" office:value-type="float" office:value="-0.49999993642172" calcext:value-type="float">
            <text:p>-0,49999993642172</text:p>
          </table:table-cell>
          <table:table-cell table:style-name="ce1"/>
          <table:table-cell table:style-name="ce9" table:formula="of:=[.H43]/2" office:value-type="float" office:value="0.000000762939453125" calcext:value-type="float">
            <text:p>7,62939453125E-07</text:p>
          </table:table-cell>
          <table:table-cell table:style-name="ce12" table:formula="of:=[.I43]-[.H44]" office:value-type="float" office:value="-1.99999923706055" calcext:value-type="float">
            <text:p>-1,99999923706055</text:p>
          </table:table-cell>
          <table:table-cell table:style-name="ce14" table:formula="of:=3/([.I44]-4)" office:value-type="float" office:value="-0.500000063578296" calcext:value-type="float">
            <text:p>-0,500000063578296</text:p>
          </table:table-cell>
          <table:table-cell table:number-columns-repeated="2"/>
          <table:table-cell table:style-name="ce9" table:formula="of:=[.M43]/2" office:value-type="float" office:value="0.000000762939453125" calcext:value-type="float">
            <text:p>7,62939453125E-07</text:p>
          </table:table-cell>
          <table:table-cell table:style-name="ce12" table:formula="of:=[.N43]+[.M44]" office:value-type="float" office:value="0.999999237060547" calcext:value-type="float">
            <text:p>0,999999237060547</text:p>
          </table:table-cell>
          <table:table-cell table:style-name="ce14" table:formula="of:=3/([.N44]-4)" office:value-type="float" office:value="-0.999999745686914" calcext:value-type="float">
            <text:p>-0,999999745686914</text:p>
          </table:table-cell>
          <table:table-cell table:style-name="ce1"/>
          <table:table-cell table:style-name="ce9" table:formula="of:=[.Q43]/2" office:value-type="float" office:value="0.000000762939453125" calcext:value-type="float">
            <text:p>7,62939453125E-07</text:p>
          </table:table-cell>
          <table:table-cell table:style-name="ce12" table:formula="of:=[.R43]-[.Q44]" office:value-type="float" office:value="1.00000076293945" calcext:value-type="float">
            <text:p>1,00000076293945</text:p>
          </table:table-cell>
          <table:table-cell table:style-name="ce14" table:formula="of:=3/([.R44]-4)" office:value-type="float" office:value="-1.00000025431322" calcext:value-type="float">
            <text:p>-1,00000025431322</text:p>
          </table:table-cell>
        </table:table-row>
        <table:table-row table:style-name="ro3">
          <table:table-cell table:formula="of:=[.A44]+0.125" office:value-type="float" office:value="0" calcext:value-type="float">
            <text:p>0</text:p>
          </table:table-cell>
          <table:table-cell table:formula="of:=([.A45]^3-1)/([.A45]^2+[.A45]-2)" office:value-type="float" office:value="0.5" calcext:value-type="float">
            <text:p>0,5</text:p>
          </table:table-cell>
          <table:table-cell table:number-columns-repeated="17"/>
        </table:table-row>
        <table:table-row table:style-name="ro3">
          <table:table-cell table:formula="of:=[.A45]+0.125" office:value-type="float" office:value="0.125" calcext:value-type="float">
            <text:p>0,125</text:p>
          </table:table-cell>
          <table:table-cell table:formula="of:=([.A46]^3-1)/([.A46]^2+[.A46]-2)" office:value-type="float" office:value="0.536764705882353" calcext:value-type="float">
            <text:p>0,536764705882353</text:p>
          </table:table-cell>
          <table:table-cell table:number-columns-repeated="17"/>
        </table:table-row>
        <table:table-row table:style-name="ro4">
          <table:table-cell table:formula="of:=[.A46]+0.125" office:value-type="float" office:value="0.25" calcext:value-type="float">
            <text:p>0,25</text:p>
          </table:table-cell>
          <table:table-cell table:formula="of:=([.A47]^3-1)/([.A47]^2+[.A47]-2)" office:value-type="float" office:value="0.583333333333333" calcext:value-type="float">
            <text:p>0,583333333333333</text:p>
          </table:table-cell>
          <table:table-cell table:number-columns-repeated="5"/>
          <table:table-cell table:style-name="ce15" office:value-type="string" calcext:value-type="string" table:number-columns-spanned="3" table:number-rows-spanned="1">
            <text:p>-∞</text:p>
          </table:table-cell>
          <table:covered-table-cell table:number-columns-repeated="2" table:style-name="ce1"/>
          <table:table-cell table:style-name="ce1"/>
          <table:table-cell/>
          <table:table-cell table:style-name="ce6" office:value-type="string" calcext:value-type="string" table:number-columns-spanned="3" table:number-rows-spanned="1">
            <text:p>+∞</text:p>
          </table:table-cell>
          <table:covered-table-cell table:number-columns-repeated="2" table:style-name="ce1"/>
          <table:table-cell table:number-columns-repeated="4"/>
        </table:table-row>
        <table:table-row table:style-name="ro3">
          <table:table-cell table:formula="of:=[.A47]+0.125" office:value-type="float" office:value="0.375" calcext:value-type="float">
            <text:p>0,375</text:p>
          </table:table-cell>
          <table:table-cell table:formula="of:=([.A48]^3-1)/([.A48]^2+[.A48]-2)" office:value-type="float" office:value="0.638157894736842" calcext:value-type="float">
            <text:p>0,638157894736842</text:p>
          </table:table-cell>
          <table:table-cell table:number-columns-repeated="5"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3">
          <table:table-cell table:formula="of:=[.A48]+0.125" office:value-type="float" office:value="0.5" calcext:value-type="float">
            <text:p>0,5</text:p>
          </table:table-cell>
          <table:table-cell table:formula="of:=([.A49]^3-1)/([.A49]^2+[.A49]-2)" office:value-type="float" office:value="0.7" calcext:value-type="float">
            <text:p>0,7</text:p>
          </table:table-cell>
          <table:table-cell table:number-columns-repeated="5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1"/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number-columns-repeated="4"/>
        </table:table-row>
        <table:table-row table:style-name="ro3">
          <table:table-cell table:formula="of:=[.A49]+0.125" office:value-type="float" office:value="0.625" calcext:value-type="float">
            <text:p>0,625</text:p>
          </table:table-cell>
          <table:table-cell table:formula="of:=([.A50]^3-1)/([.A50]^2+[.A50]-2)" office:value-type="float" office:value="0.767857142857143" calcext:value-type="float">
            <text:p>0,767857142857143</text:p>
          </table:table-cell>
          <table:table-cell table:number-columns-repeated="5"/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14" table:formula="of:=3/([.I50]-4)" office:value-type="float" office:value="-0.75" calcext:value-type="float">
            <text:p>-0,75</text:p>
          </table:table-cell>
          <table:table-cell table:style-name="ce1"/>
          <table:table-cell/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14" table:formula="of:=3/([.N50]-4)" office:value-type="float" office:value="-0.75" calcext:value-type="float">
            <text:p>-0,75</text:p>
          </table:table-cell>
          <table:table-cell table:number-columns-repeated="4"/>
        </table:table-row>
        <table:table-row table:style-name="ro3">
          <table:table-cell table:formula="of:=[.A50]+0.125" office:value-type="float" office:value="0.75" calcext:value-type="float">
            <text:p>0,75</text:p>
          </table:table-cell>
          <table:table-cell table:formula="of:=([.A51]^3-1)/([.A51]^2+[.A51]-2)" office:value-type="float" office:value="0.840909090909091" calcext:value-type="float">
            <text:p>0,840909090909091</text:p>
          </table:table-cell>
          <table:table-cell table:number-columns-repeated="5"/>
          <table:table-cell table:style-name="ce9" office:value-type="float" office:value="0.1" calcext:value-type="float">
            <text:p>0,1</text:p>
          </table:table-cell>
          <table:table-cell table:style-name="ce12" table:formula="of:=[.I50]-[.H51]" office:value-type="float" office:value="-0.1" calcext:value-type="float">
            <text:p>-0,1</text:p>
          </table:table-cell>
          <table:table-cell table:style-name="ce14" table:formula="of:=3/([.I51]-4)" office:value-type="float" office:value="-0.731707317073171" calcext:value-type="float">
            <text:p>-0,731707317073171</text:p>
          </table:table-cell>
          <table:table-cell table:style-name="ce1"/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N50]+[.M51]" office:value-type="float" office:value="0.1" calcext:value-type="float">
            <text:p>0,1</text:p>
          </table:table-cell>
          <table:table-cell table:style-name="ce14" table:formula="of:=3/([.N51]-4)" office:value-type="float" office:value="-0.769230769230769" calcext:value-type="float">
            <text:p>-0,769230769230769</text:p>
          </table:table-cell>
          <table:table-cell table:number-columns-repeated="4"/>
        </table:table-row>
        <table:table-row table:style-name="ro3">
          <table:table-cell table:formula="of:=[.A51]+0.125" office:value-type="float" office:value="0.875" calcext:value-type="float">
            <text:p>0,875</text:p>
          </table:table-cell>
          <table:table-cell table:formula="of:=([.A52]^3-1)/([.A52]^2+[.A52]-2)" office:value-type="float" office:value="0.918478260869565" calcext:value-type="float">
            <text:p>0,918478260869565</text:p>
          </table:table-cell>
          <table:table-cell table:number-columns-repeated="5"/>
          <table:table-cell table:style-name="ce9" table:formula="of:=[.H51]*5" office:value-type="float" office:value="0.5" calcext:value-type="float">
            <text:p>0,5</text:p>
          </table:table-cell>
          <table:table-cell table:style-name="ce12" table:formula="of:=[.I51]-[.H52]" office:value-type="float" office:value="-0.6" calcext:value-type="float">
            <text:p>-0,6</text:p>
          </table:table-cell>
          <table:table-cell table:style-name="ce14" table:formula="of:=3/([.I52]-4)" office:value-type="float" office:value="-0.652173913043478" calcext:value-type="float">
            <text:p>-0,652173913043478</text:p>
          </table:table-cell>
          <table:table-cell table:style-name="ce1"/>
          <table:table-cell/>
          <table:table-cell table:style-name="ce9" table:formula="of:=[.M51]*5" office:value-type="float" office:value="0.5" calcext:value-type="float">
            <text:p>0,5</text:p>
          </table:table-cell>
          <table:table-cell table:style-name="ce12" table:formula="of:=[.N51]+[.M52]" office:value-type="float" office:value="0.6" calcext:value-type="float">
            <text:p>0,6</text:p>
          </table:table-cell>
          <table:table-cell table:style-name="ce14" table:formula="of:=3/([.N52]-4)" office:value-type="float" office:value="-0.882352941176471" calcext:value-type="float">
            <text:p>-0,882352941176471</text:p>
          </table:table-cell>
          <table:table-cell table:number-columns-repeated="4"/>
        </table:table-row>
        <table:table-row table:style-name="ro3">
          <table:table-cell table:formula="of:=[.A52]+0.125" office:value-type="float" office:value="1" calcext:value-type="float">
            <text:p>1</text:p>
          </table:table-cell>
          <table:table-cell table:formula="of:=([.A53]^3-1)/([.A53]^2+[.A53]-2)" office:value-type="string" office:string-value="" calcext:value-type="error">
            <text:p>#DIV/0!</text:p>
          </table:table-cell>
          <table:table-cell table:number-columns-repeated="5"/>
          <table:table-cell table:style-name="ce9" table:formula="of:=[.H52]*5" office:value-type="float" office:value="2.5" calcext:value-type="float">
            <text:p>2,5</text:p>
          </table:table-cell>
          <table:table-cell table:style-name="ce12" table:formula="of:=[.I52]-[.H53]" office:value-type="float" office:value="-3.1" calcext:value-type="float">
            <text:p>-3,1</text:p>
          </table:table-cell>
          <table:table-cell table:style-name="ce14" table:formula="of:=3/([.I53]-4)" office:value-type="float" office:value="-0.422535211267606" calcext:value-type="float">
            <text:p>-0,422535211267606</text:p>
          </table:table-cell>
          <table:table-cell table:style-name="ce1"/>
          <table:table-cell/>
          <table:table-cell table:style-name="ce9" table:formula="of:=[.M52]*5" office:value-type="float" office:value="2.5" calcext:value-type="float">
            <text:p>2,5</text:p>
          </table:table-cell>
          <table:table-cell table:style-name="ce12" table:formula="of:=[.N52]+[.M53]" office:value-type="float" office:value="3.1" calcext:value-type="float">
            <text:p>3,1</text:p>
          </table:table-cell>
          <table:table-cell table:style-name="ce14" table:formula="of:=3/([.N53]-4)" office:value-type="float" office:value="-3.33333333333333" calcext:value-type="float">
            <text:p>-3,33333333333333</text:p>
          </table:table-cell>
          <table:table-cell table:number-columns-repeated="4"/>
        </table:table-row>
        <table:table-row table:style-name="ro3">
          <table:table-cell table:formula="of:=[.A53]+0.125" office:value-type="float" office:value="1.125" calcext:value-type="float">
            <text:p>1,125</text:p>
          </table:table-cell>
          <table:table-cell table:formula="of:=([.A54]^3-1)/([.A54]^2+[.A54]-2)" office:value-type="float" office:value="1.085" calcext:value-type="float">
            <text:p>1,085</text:p>
          </table:table-cell>
          <table:table-cell table:number-columns-repeated="5"/>
          <table:table-cell table:style-name="ce9" table:formula="of:=[.H53]*5" office:value-type="float" office:value="12.5" calcext:value-type="float">
            <text:p>12,5</text:p>
          </table:table-cell>
          <table:table-cell table:style-name="ce12" table:formula="of:=[.I53]-[.H54]" office:value-type="float" office:value="-15.6" calcext:value-type="float">
            <text:p>-15,6</text:p>
          </table:table-cell>
          <table:table-cell table:style-name="ce14" table:formula="of:=3/([.I54]-4)" office:value-type="float" office:value="-0.153061224489796" calcext:value-type="float">
            <text:p>-0,153061224489796</text:p>
          </table:table-cell>
          <table:table-cell table:style-name="ce1"/>
          <table:table-cell/>
          <table:table-cell table:style-name="ce9" table:formula="of:=[.M53]*5" office:value-type="float" office:value="12.5" calcext:value-type="float">
            <text:p>12,5</text:p>
          </table:table-cell>
          <table:table-cell table:style-name="ce12" table:formula="of:=[.N53]+[.M54]" office:value-type="float" office:value="15.6" calcext:value-type="float">
            <text:p>15,6</text:p>
          </table:table-cell>
          <table:table-cell table:style-name="ce14" table:formula="of:=3/([.N54]-4)" office:value-type="float" office:value="0.258620689655172" calcext:value-type="float">
            <text:p>0,258620689655172</text:p>
          </table:table-cell>
          <table:table-cell table:number-columns-repeated="4"/>
        </table:table-row>
        <table:table-row table:style-name="ro3">
          <table:table-cell table:formula="of:=[.A54]+0.125" office:value-type="float" office:value="1.25" calcext:value-type="float">
            <text:p>1,25</text:p>
          </table:table-cell>
          <table:table-cell table:formula="of:=([.A55]^3-1)/([.A55]^2+[.A55]-2)" office:value-type="float" office:value="1.17307692307692" calcext:value-type="float">
            <text:p>1,17307692307692</text:p>
          </table:table-cell>
          <table:table-cell table:number-columns-repeated="5"/>
          <table:table-cell table:style-name="ce9" table:formula="of:=[.H54]*5" office:value-type="float" office:value="62.5" calcext:value-type="float">
            <text:p>62,5</text:p>
          </table:table-cell>
          <table:table-cell table:style-name="ce12" table:formula="of:=[.I54]-[.H55]" office:value-type="float" office:value="-78.1" calcext:value-type="float">
            <text:p>-78,1</text:p>
          </table:table-cell>
          <table:table-cell table:style-name="ce14" table:formula="of:=3/([.I55]-4)" office:value-type="float" office:value="-0.0365408038976857" calcext:value-type="float">
            <text:p>-0,036540803897686</text:p>
          </table:table-cell>
          <table:table-cell table:style-name="ce1"/>
          <table:table-cell/>
          <table:table-cell table:style-name="ce9" table:formula="of:=[.M54]*5" office:value-type="float" office:value="62.5" calcext:value-type="float">
            <text:p>62,5</text:p>
          </table:table-cell>
          <table:table-cell table:style-name="ce12" table:formula="of:=[.N54]+[.M55]" office:value-type="float" office:value="78.1" calcext:value-type="float">
            <text:p>78,1</text:p>
          </table:table-cell>
          <table:table-cell table:style-name="ce14" table:formula="of:=3/([.N55]-4)" office:value-type="float" office:value="0.0404858299595142" calcext:value-type="float">
            <text:p>0,040485829959514</text:p>
          </table:table-cell>
          <table:table-cell table:number-columns-repeated="4"/>
        </table:table-row>
        <table:table-row table:style-name="ro3">
          <table:table-cell table:formula="of:=[.A55]+0.125" office:value-type="float" office:value="1.375" calcext:value-type="float">
            <text:p>1,375</text:p>
          </table:table-cell>
          <table:table-cell table:formula="of:=([.A56]^3-1)/([.A56]^2+[.A56]-2)" office:value-type="float" office:value="1.26388888888889" calcext:value-type="float">
            <text:p>1,26388888888889</text:p>
          </table:table-cell>
          <table:table-cell table:number-columns-repeated="5"/>
          <table:table-cell table:style-name="ce9" table:formula="of:=[.H55]*5" office:value-type="float" office:value="312.5" calcext:value-type="float">
            <text:p>312,5</text:p>
          </table:table-cell>
          <table:table-cell table:style-name="ce12" table:formula="of:=[.I55]-[.H56]" office:value-type="float" office:value="-390.6" calcext:value-type="float">
            <text:p>-390,6</text:p>
          </table:table-cell>
          <table:table-cell table:style-name="ce14" table:formula="of:=3/([.I56]-4)" office:value-type="float" office:value="-0.00760263558033452" calcext:value-type="float">
            <text:p>-0,007602635580335</text:p>
          </table:table-cell>
          <table:table-cell table:style-name="ce1"/>
          <table:table-cell/>
          <table:table-cell table:style-name="ce9" table:formula="of:=[.M55]*5" office:value-type="float" office:value="312.5" calcext:value-type="float">
            <text:p>312,5</text:p>
          </table:table-cell>
          <table:table-cell table:style-name="ce12" table:formula="of:=[.N55]+[.M56]" office:value-type="float" office:value="390.6" calcext:value-type="float">
            <text:p>390,6</text:p>
          </table:table-cell>
          <table:table-cell table:style-name="ce14" table:formula="of:=3/([.N56]-4)" office:value-type="float" office:value="0.00775995861355406" calcext:value-type="float">
            <text:p>0,007759958613554</text:p>
          </table:table-cell>
          <table:table-cell table:number-columns-repeated="4"/>
        </table:table-row>
        <table:table-row table:style-name="ro3">
          <table:table-cell table:formula="of:=[.A56]+0.125" office:value-type="float" office:value="1.5" calcext:value-type="float">
            <text:p>1,5</text:p>
          </table:table-cell>
          <table:table-cell table:formula="of:=([.A57]^3-1)/([.A57]^2+[.A57]-2)" office:value-type="float" office:value="1.35714285714286" calcext:value-type="float">
            <text:p>1,35714285714286</text:p>
          </table:table-cell>
          <table:table-cell table:number-columns-repeated="5"/>
          <table:table-cell table:style-name="ce9" table:formula="of:=[.H56]*5" office:value-type="float" office:value="1562.5" calcext:value-type="float">
            <text:p>1562,5</text:p>
          </table:table-cell>
          <table:table-cell table:style-name="ce12" table:formula="of:=[.I56]-[.H57]" office:value-type="float" office:value="-1953.1" calcext:value-type="float">
            <text:p>-1953,1</text:p>
          </table:table-cell>
          <table:table-cell table:style-name="ce14" table:formula="of:=3/([.I57]-4)" office:value-type="float" office:value="-0.00153288028204997" calcext:value-type="float">
            <text:p>-0,00153288028205</text:p>
          </table:table-cell>
          <table:table-cell table:style-name="ce1"/>
          <table:table-cell/>
          <table:table-cell table:style-name="ce9" table:formula="of:=[.M56]*5" office:value-type="float" office:value="1562.5" calcext:value-type="float">
            <text:p>1562,5</text:p>
          </table:table-cell>
          <table:table-cell table:style-name="ce12" table:formula="of:=[.N56]+[.M57]" office:value-type="float" office:value="1953.1" calcext:value-type="float">
            <text:p>1953,1</text:p>
          </table:table-cell>
          <table:table-cell table:style-name="ce14" table:formula="of:=3/([.N57]-4)" office:value-type="float" office:value="0.00153917192550408" calcext:value-type="float">
            <text:p>0,001539171925504</text:p>
          </table:table-cell>
          <table:table-cell table:number-columns-repeated="4"/>
        </table:table-row>
        <table:table-row table:style-name="ro3">
          <table:table-cell table:formula="of:=[.A57]+0.125" office:value-type="float" office:value="1.625" calcext:value-type="float">
            <text:p>1,625</text:p>
          </table:table-cell>
          <table:table-cell table:formula="of:=([.A58]^3-1)/([.A58]^2+[.A58]-2)" office:value-type="float" office:value="1.45258620689655" calcext:value-type="float">
            <text:p>1,45258620689655</text:p>
          </table:table-cell>
          <table:table-cell table:number-columns-repeated="5"/>
          <table:table-cell table:style-name="ce9" table:formula="of:=[.H57]*5" office:value-type="float" office:value="7812.5" calcext:value-type="float">
            <text:p>7812,5</text:p>
          </table:table-cell>
          <table:table-cell table:style-name="ce12" table:formula="of:=[.I57]-[.H58]" office:value-type="float" office:value="-9765.6" calcext:value-type="float">
            <text:p>-9765,6</text:p>
          </table:table-cell>
          <table:table-cell table:style-name="ce14" table:formula="of:=3/([.I58]-4)" office:value-type="float" office:value="-0.000307075008188667" calcext:value-type="float">
            <text:p>-0,000307075008189</text:p>
          </table:table-cell>
          <table:table-cell table:style-name="ce1"/>
          <table:table-cell/>
          <table:table-cell table:style-name="ce9" table:formula="of:=[.M57]*5" office:value-type="float" office:value="7812.5" calcext:value-type="float">
            <text:p>7812,5</text:p>
          </table:table-cell>
          <table:table-cell table:style-name="ce12" table:formula="of:=[.N57]+[.M58]" office:value-type="float" office:value="9765.6" calcext:value-type="float">
            <text:p>9765,6</text:p>
          </table:table-cell>
          <table:table-cell table:style-name="ce14" table:formula="of:=3/([.N58]-4)" office:value-type="float" office:value="0.000307326667759384" calcext:value-type="float">
            <text:p>0,000307326667759</text:p>
          </table:table-cell>
          <table:table-cell table:number-columns-repeated="4"/>
        </table:table-row>
        <table:table-row table:style-name="ro3">
          <table:table-cell table:formula="of:=[.A58]+0.125" office:value-type="float" office:value="1.75" calcext:value-type="float">
            <text:p>1,75</text:p>
          </table:table-cell>
          <table:table-cell table:formula="of:=([.A59]^3-1)/([.A59]^2+[.A59]-2)" office:value-type="float" office:value="1.55" calcext:value-type="float">
            <text:p>1,55</text:p>
          </table:table-cell>
          <table:table-cell table:number-columns-repeated="5"/>
          <table:table-cell table:style-name="ce9" table:formula="of:=[.H58]*5" office:value-type="float" office:value="39062.5" calcext:value-type="float">
            <text:p>39062,5</text:p>
          </table:table-cell>
          <table:table-cell table:style-name="ce12" table:formula="of:=[.I58]-[.H59]" office:value-type="float" office:value="-48828.1" calcext:value-type="float">
            <text:p>-48828,1</text:p>
          </table:table-cell>
          <table:table-cell table:style-name="ce14" table:formula="of:=3/([.I59]-4)" office:value-type="float" office:value="-0.0000614349986996259" calcext:value-type="float">
            <text:p>-6,14349986996259E-05</text:p>
          </table:table-cell>
          <table:table-cell table:style-name="ce1"/>
          <table:table-cell/>
          <table:table-cell table:style-name="ce9" table:formula="of:=[.M58]*5" office:value-type="float" office:value="39062.5" calcext:value-type="float">
            <text:p>39062,5</text:p>
          </table:table-cell>
          <table:table-cell table:style-name="ce12" table:formula="of:=[.N58]+[.M59]" office:value-type="float" office:value="48828.1" calcext:value-type="float">
            <text:p>48828,1</text:p>
          </table:table-cell>
          <table:table-cell table:style-name="ce14" table:formula="of:=3/([.N59]-4)" office:value-type="float" office:value="0.0000614450650396013" calcext:value-type="float">
            <text:p>6,14450650396013E-05</text:p>
          </table:table-cell>
          <table:table-cell table:number-columns-repeated="4"/>
        </table:table-row>
        <table:table-row table:style-name="ro3">
          <table:table-cell table:formula="of:=[.A59]+0.125" office:value-type="float" office:value="1.875" calcext:value-type="float">
            <text:p>1,875</text:p>
          </table:table-cell>
          <table:table-cell table:formula="of:=([.A60]^3-1)/([.A60]^2+[.A60]-2)" office:value-type="float" office:value="1.6491935483871" calcext:value-type="float">
            <text:p>1,6491935483871</text:p>
          </table:table-cell>
          <table:table-cell table:number-columns-repeated="5"/>
          <table:table-cell table:style-name="ce9" table:formula="of:=[.H59]*5" office:value-type="float" office:value="195312.5" calcext:value-type="float">
            <text:p>195312,5</text:p>
          </table:table-cell>
          <table:table-cell table:style-name="ce12" table:formula="of:=[.I59]-[.H60]" office:value-type="float" office:value="-244140.6" calcext:value-type="float">
            <text:p>-244140,6</text:p>
          </table:table-cell>
          <table:table-cell table:style-name="ce14" table:formula="of:=3/([.I60]-4)" office:value-type="float" office:value="-0.0000122877999349566" calcext:value-type="float">
            <text:p>-1,22877999349566E-05</text:p>
          </table:table-cell>
          <table:table-cell table:style-name="ce1"/>
          <table:table-cell/>
          <table:table-cell table:style-name="ce9" table:formula="of:=[.M59]*5" office:value-type="float" office:value="195312.5" calcext:value-type="float">
            <text:p>195312,5</text:p>
          </table:table-cell>
          <table:table-cell table:style-name="ce12" table:formula="of:=[.N59]+[.M60]" office:value-type="float" office:value="244140.6" calcext:value-type="float">
            <text:p>244140,6</text:p>
          </table:table-cell>
          <table:table-cell table:style-name="ce14" table:formula="of:=3/([.N60]-4)" office:value-type="float" office:value="0.0000122882025882232" calcext:value-type="float">
            <text:p>1,22882025882232E-05</text:p>
          </table:table-cell>
          <table:table-cell table:number-columns-repeated="4"/>
        </table:table-row>
        <table:table-row table:style-name="ro3">
          <table:table-cell table:formula="of:=[.A60]+0.125" office:value-type="float" office:value="2" calcext:value-type="float">
            <text:p>2</text:p>
          </table:table-cell>
          <table:table-cell table:formula="of:=([.A61]^3-1)/([.A61]^2+[.A61]-2)" office:value-type="float" office:value="1.75" calcext:value-type="float">
            <text:p>1,75</text:p>
          </table:table-cell>
          <table:table-cell table:number-columns-repeated="5"/>
          <table:table-cell table:style-name="ce9" table:formula="of:=[.H60]*5" office:value-type="float" office:value="976562.5" calcext:value-type="float">
            <text:p>976562,5</text:p>
          </table:table-cell>
          <table:table-cell table:style-name="ce12" table:formula="of:=[.I60]-[.H61]" office:value-type="float" office:value="-1220703.1" calcext:value-type="float">
            <text:p>-1220703,1</text:p>
          </table:table-cell>
          <table:table-cell table:style-name="ce14" table:formula="of:=3/([.I61]-4)" office:value-type="float" office:value="-0.00000245759199729403" calcext:value-type="float">
            <text:p>-2,45759199729403E-06</text:p>
          </table:table-cell>
          <table:table-cell table:style-name="ce1"/>
          <table:table-cell/>
          <table:table-cell table:style-name="ce9" table:formula="of:=[.M60]*5" office:value-type="float" office:value="976562.5" calcext:value-type="float">
            <text:p>976562,5</text:p>
          </table:table-cell>
          <table:table-cell table:style-name="ce12" table:formula="of:=[.N60]+[.M61]" office:value-type="float" office:value="1220703.1" calcext:value-type="float">
            <text:p>1220703,1</text:p>
          </table:table-cell>
          <table:table-cell table:style-name="ce14" table:formula="of:=3/([.N61]-4)" office:value-type="float" office:value="0.00000245760810342205" calcext:value-type="float">
            <text:p>2,45760810342205E-06</text:p>
          </table:table-cell>
          <table:table-cell table:number-columns-repeated="4"/>
        </table:table-row>
        <table:table-row table:style-name="ro3">
          <table:table-cell table:formula="of:=[.A61]+0.125" office:value-type="float" office:value="2.125" calcext:value-type="float">
            <text:p>2,125</text:p>
          </table:table-cell>
          <table:table-cell table:formula="of:=([.A62]^3-1)/([.A62]^2+[.A62]-2)" office:value-type="float" office:value="1.85227272727273" calcext:value-type="float">
            <text:p>1,85227272727273</text:p>
          </table:table-cell>
          <table:table-cell table:number-columns-repeated="5"/>
          <table:table-cell table:style-name="ce9" table:formula="of:=[.H61]*5" office:value-type="float" office:value="4882812.5" calcext:value-type="float">
            <text:p>4882812,5</text:p>
          </table:table-cell>
          <table:table-cell table:style-name="ce12" table:formula="of:=[.I61]-[.H62]" office:value-type="float" office:value="-6103515.6" calcext:value-type="float">
            <text:p>-6103515,6</text:p>
          </table:table-cell>
          <table:table-cell table:style-name="ce14" table:formula="of:=3/([.I62]-4)" office:value-type="float" office:value="-0.000000491519679890927" calcext:value-type="float">
            <text:p>-4,91519679890927E-07</text:p>
          </table:table-cell>
          <table:table-cell table:style-name="ce1"/>
          <table:table-cell/>
          <table:table-cell table:style-name="ce9" table:formula="of:=[.M61]*5" office:value-type="float" office:value="4882812.5" calcext:value-type="float">
            <text:p>4882812,5</text:p>
          </table:table-cell>
          <table:table-cell table:style-name="ce12" table:formula="of:=[.N61]+[.M62]" office:value-type="float" office:value="6103515.6" calcext:value-type="float">
            <text:p>6103515,6</text:p>
          </table:table-cell>
          <table:table-cell table:style-name="ce14" table:formula="of:=3/([.N62]-4)" office:value-type="float" office:value="0.000000491520324136027" calcext:value-type="float">
            <text:p>4,91520324136027E-07</text:p>
          </table:table-cell>
          <table:table-cell table:number-columns-repeated="4"/>
        </table:table-row>
        <table:table-row table:style-name="ro3">
          <table:table-cell table:formula="of:=[.A62]+0.125" office:value-type="float" office:value="2.25" calcext:value-type="float">
            <text:p>2,25</text:p>
          </table:table-cell>
          <table:table-cell table:formula="of:=([.A63]^3-1)/([.A63]^2+[.A63]-2)" office:value-type="float" office:value="1.95588235294118" calcext:value-type="float">
            <text:p>1,95588235294118</text:p>
          </table:table-cell>
          <table:table-cell table:number-columns-repeated="5"/>
          <table:table-cell table:style-name="ce9" table:formula="of:=[.H62]*5" office:value-type="float" office:value="24414062.5" calcext:value-type="float">
            <text:p>24414062,5</text:p>
          </table:table-cell>
          <table:table-cell table:style-name="ce12" table:formula="of:=[.I62]-[.H63]" office:value-type="float" office:value="-30517578.1" calcext:value-type="float">
            <text:p>-30517578,1</text:p>
          </table:table-cell>
          <table:table-cell table:style-name="ce14" table:formula="of:=3/([.I63]-4)" office:value-type="float" office:value="-0.0000000983039871956304" calcext:value-type="float">
            <text:p>-9,83039871956304E-08</text:p>
          </table:table-cell>
          <table:table-cell table:style-name="ce1"/>
          <table:table-cell/>
          <table:table-cell table:style-name="ce9" table:formula="of:=[.M62]*5" office:value-type="float" office:value="24414062.5" calcext:value-type="float">
            <text:p>24414062,5</text:p>
          </table:table-cell>
          <table:table-cell table:style-name="ce12" table:formula="of:=[.N62]+[.M63]" office:value-type="float" office:value="30517578.1" calcext:value-type="float">
            <text:p>30517578,1</text:p>
          </table:table-cell>
          <table:table-cell table:style-name="ce14" table:formula="of:=3/([.N63]-4)" office:value-type="float" office:value="0.0000000983040129654342" calcext:value-type="float">
            <text:p>9,83040129654342E-08</text:p>
          </table:table-cell>
          <table:table-cell table:number-columns-repeated="4"/>
        </table:table-row>
        <table:table-row table:style-name="ro3">
          <table:table-cell table:formula="of:=[.A63]+0.125" office:value-type="float" office:value="2.375" calcext:value-type="float">
            <text:p>2,375</text:p>
          </table:table-cell>
          <table:table-cell table:formula="of:=([.A64]^3-1)/([.A64]^2+[.A64]-2)" office:value-type="float" office:value="2.06071428571429" calcext:value-type="float">
            <text:p>2,06071428571429</text:p>
          </table:table-cell>
          <table:table-cell table:number-columns-repeated="5"/>
          <table:table-cell table:style-name="ce9" table:formula="of:=[.H63]*5" office:value-type="float" office:value="122070312.5" calcext:value-type="float">
            <text:p>122070312,5</text:p>
          </table:table-cell>
          <table:table-cell table:style-name="ce12" table:formula="of:=[.I63]-[.H64]" office:value-type="float" office:value="-152587890.6" calcext:value-type="float">
            <text:p>-152587890,6</text:p>
          </table:table-cell>
          <table:table-cell table:style-name="ce14" table:formula="of:=3/([.I64]-4)" office:value-type="float" office:value="-0.0000000196607994878252" calcext:value-type="float">
            <text:p>-1,96607994878252E-08</text:p>
          </table:table-cell>
          <table:table-cell table:style-name="ce1"/>
          <table:table-cell/>
          <table:table-cell table:style-name="ce9" table:formula="of:=[.M63]*5" office:value-type="float" office:value="122070312.5" calcext:value-type="float">
            <text:p>122070312,5</text:p>
          </table:table-cell>
          <table:table-cell table:style-name="ce12" table:formula="of:=[.N63]+[.M64]" office:value-type="float" office:value="152587890.6" calcext:value-type="float">
            <text:p>152587890,6</text:p>
          </table:table-cell>
          <table:table-cell table:style-name="ce14" table:formula="of:=3/([.N64]-4)" office:value-type="float" office:value="0.0000000196608005186173" calcext:value-type="float">
            <text:p>1,96608005186173E-08</text:p>
          </table:table-cell>
          <table:table-cell table:number-columns-repeated="4"/>
        </table:table-row>
        <table:table-row table:style-name="ro3">
          <table:table-cell table:formula="of:=[.A64]+0.125" office:value-type="float" office:value="2.5" calcext:value-type="float">
            <text:p>2,5</text:p>
          </table:table-cell>
          <table:table-cell table:formula="of:=([.A65]^3-1)/([.A65]^2+[.A65]-2)" office:value-type="float" office:value="2.16666666666667" calcext:value-type="float">
            <text:p>2,16666666666667</text:p>
          </table:table-cell>
          <table:table-cell table:number-columns-repeated="5"/>
          <table:table-cell table:style-name="ce9" table:formula="of:=[.H64]*5" office:value-type="float" office:value="610351562.5" calcext:value-type="float">
            <text:p>610351562,5</text:p>
          </table:table-cell>
          <table:table-cell table:style-name="ce12" table:formula="of:=[.I64]-[.H65]" office:value-type="float" office:value="-762939453.1" calcext:value-type="float">
            <text:p>-762939453,1</text:p>
          </table:table-cell>
          <table:table-cell table:style-name="ce14" table:formula="of:=3/([.I65]-4)" office:value-type="float" office:value="-0.00000000393215997951301" calcext:value-type="float">
            <text:p>-3,93215997951301E-09</text:p>
          </table:table-cell>
          <table:table-cell table:style-name="ce1"/>
          <table:table-cell/>
          <table:table-cell table:style-name="ce9" table:formula="of:=[.M64]*5" office:value-type="float" office:value="610351562.5" calcext:value-type="float">
            <text:p>610351562,5</text:p>
          </table:table-cell>
          <table:table-cell table:style-name="ce12" table:formula="of:=[.N64]+[.M65]" office:value-type="float" office:value="762939453.1" calcext:value-type="float">
            <text:p>762939453,1</text:p>
          </table:table-cell>
          <table:table-cell table:style-name="ce14" table:formula="of:=3/([.N65]-4)" office:value-type="float" office:value="0.00000000393216002074469" calcext:value-type="float">
            <text:p>3,93216002074469E-09</text:p>
          </table:table-cell>
          <table:table-cell table:number-columns-repeated="4"/>
        </table:table-row>
        <table:table-row table:style-name="ro3">
          <table:table-cell table:formula="of:=[.A65]+0.125" office:value-type="float" office:value="2.625" calcext:value-type="float">
            <text:p>2,625</text:p>
          </table:table-cell>
          <table:table-cell table:formula="of:=([.A66]^3-1)/([.A66]^2+[.A66]-2)" office:value-type="float" office:value="2.27364864864865" calcext:value-type="float">
            <text:p>2,27364864864865</text:p>
          </table:table-cell>
          <table:table-cell table:number-columns-repeated="5"/>
          <table:table-cell table:style-name="ce9" table:formula="of:=[.H65]*5" office:value-type="float" office:value="3051757812.5" calcext:value-type="float">
            <text:p>3051757812,5</text:p>
          </table:table-cell>
          <table:table-cell table:style-name="ce12" table:formula="of:=[.I65]-[.H66]" office:value-type="float" office:value="-3814697265.6" calcext:value-type="float">
            <text:p>-3814697265,6</text:p>
          </table:table-cell>
          <table:table-cell table:style-name="ce14" table:formula="of:=3/([.I66]-4)" office:value-type="float" office:value="-0.00000000078643199918052" calcext:value-type="float">
            <text:p>-7,8643199918052E-10</text:p>
          </table:table-cell>
          <table:table-cell table:style-name="ce1"/>
          <table:table-cell/>
          <table:table-cell table:style-name="ce9" table:formula="of:=[.M65]*5" office:value-type="float" office:value="3051757812.5" calcext:value-type="float">
            <text:p>3051757812,5</text:p>
          </table:table-cell>
          <table:table-cell table:style-name="ce12" table:formula="of:=[.N65]+[.M66]" office:value-type="float" office:value="3814697265.6" calcext:value-type="float">
            <text:p>3814697265,6</text:p>
          </table:table-cell>
          <table:table-cell table:style-name="ce14" table:formula="of:=3/([.N66]-4)" office:value-type="float" office:value="0.000000000786432000829788" calcext:value-type="float">
            <text:p>7,86432000829788E-10</text:p>
          </table:table-cell>
          <table:table-cell table:number-columns-repeated="4"/>
        </table:table-row>
        <table:table-row table:style-name="ro3">
          <table:table-cell table:formula="of:=[.A66]+0.125" office:value-type="float" office:value="2.75" calcext:value-type="float">
            <text:p>2,75</text:p>
          </table:table-cell>
          <table:table-cell table:formula="of:=([.A67]^3-1)/([.A67]^2+[.A67]-2)" office:value-type="float" office:value="2.38157894736842" calcext:value-type="float">
            <text:p>2,38157894736842</text:p>
          </table:table-cell>
          <table:table-cell table:number-columns-repeated="5"/>
          <table:table-cell table:style-name="ce9" table:formula="of:=[.H66]*5" office:value-type="float" office:value="15258789062.5" calcext:value-type="float">
            <text:p>15258789062,5</text:p>
          </table:table-cell>
          <table:table-cell table:style-name="ce12" table:formula="of:=[.I66]-[.H67]" office:value-type="float" office:value="-19073486328.1" calcext:value-type="float">
            <text:p>-19073486328,1</text:p>
          </table:table-cell>
          <table:table-cell table:style-name="ce14" table:formula="of:=3/([.I67]-4)" office:value-type="float" office:value="-0.000000000157286399967221" calcext:value-type="float">
            <text:p>-1,57286399967221E-10</text:p>
          </table:table-cell>
          <table:table-cell table:style-name="ce1"/>
          <table:table-cell/>
          <table:table-cell table:style-name="ce9" table:formula="of:=[.M66]*5" office:value-type="float" office:value="15258789062.5" calcext:value-type="float">
            <text:p>15258789062,5</text:p>
          </table:table-cell>
          <table:table-cell table:style-name="ce12" table:formula="of:=[.N66]+[.M67]" office:value-type="float" office:value="19073486328.1" calcext:value-type="float">
            <text:p>19073486328,1</text:p>
          </table:table-cell>
          <table:table-cell table:style-name="ce14" table:formula="of:=3/([.N67]-4)" office:value-type="float" office:value="0.000000000157286400033192" calcext:value-type="float">
            <text:p>1,57286400033192E-10</text:p>
          </table:table-cell>
          <table:table-cell table:number-columns-repeated="4"/>
        </table:table-row>
        <table:table-row table:style-name="ro3">
          <table:table-cell table:formula="of:=[.A67]+0.125" office:value-type="float" office:value="2.875" calcext:value-type="float">
            <text:p>2,875</text:p>
          </table:table-cell>
          <table:table-cell table:formula="of:=([.A68]^3-1)/([.A68]^2+[.A68]-2)" office:value-type="float" office:value="2.49038461538462" calcext:value-type="float">
            <text:p>2,49038461538462</text:p>
          </table:table-cell>
          <table:table-cell table:number-columns-repeated="5"/>
          <table:table-cell table:style-name="ce9" table:formula="of:=[.H67]*5" office:value-type="float" office:value="76293945312.5" calcext:value-type="float">
            <text:p>76293945312,5</text:p>
          </table:table-cell>
          <table:table-cell table:style-name="ce12" table:formula="of:=[.I67]-[.H68]" office:value-type="float" office:value="-95367431640.6" calcext:value-type="float">
            <text:p>-95367431640,6</text:p>
          </table:table-cell>
          <table:table-cell table:style-name="ce14" table:formula="of:=3/([.I68]-4)" office:value-type="float" office:value="-0.0000000000314572799986888" calcext:value-type="float">
            <text:p>-3,14572799986888E-11</text:p>
          </table:table-cell>
          <table:table-cell table:style-name="ce1"/>
          <table:table-cell/>
          <table:table-cell table:style-name="ce9" table:formula="of:=[.M67]*5" office:value-type="float" office:value="76293945312.5" calcext:value-type="float">
            <text:p>76293945312,5</text:p>
          </table:table-cell>
          <table:table-cell table:style-name="ce12" table:formula="of:=[.N67]+[.M68]" office:value-type="float" office:value="95367431640.6" calcext:value-type="float">
            <text:p>95367431640,6</text:p>
          </table:table-cell>
          <table:table-cell table:style-name="ce14" table:formula="of:=3/([.N68]-4)" office:value-type="float" office:value="0.0000000000314572800013277" calcext:value-type="float">
            <text:p>3,14572800013277E-11</text:p>
          </table:table-cell>
          <table:table-cell table:number-columns-repeated="4"/>
        </table:table-row>
        <table:table-row table:style-name="ro3">
          <table:table-cell table:formula="of:=[.A68]+0.125" office:value-type="float" office:value="3" calcext:value-type="float">
            <text:p>3</text:p>
          </table:table-cell>
          <table:table-cell table:formula="of:=([.A69]^3-1)/([.A69]^2+[.A69]-2)" office:value-type="float" office:value="2.6" calcext:value-type="float">
            <text:p>2,6</text:p>
          </table:table-cell>
          <table:table-cell table:number-columns-repeated="17"/>
        </table:table-row>
        <table:table-row table:style-name="ro3">
          <table:table-cell table:formula="of:=[.A69]+0.125" office:value-type="float" office:value="3.125" calcext:value-type="float">
            <text:p>3,125</text:p>
          </table:table-cell>
          <table:table-cell table:formula="of:=([.A70]^3-1)/([.A70]^2+[.A70]-2)" office:value-type="float" office:value="2.71036585365854" calcext:value-type="float">
            <text:p>2,71036585365854</text:p>
          </table:table-cell>
          <table:table-cell table:number-columns-repeated="17"/>
        </table:table-row>
        <table:table-row table:style-name="ro3">
          <table:table-cell table:formula="of:=[.A70]+0.125" office:value-type="float" office:value="3.25" calcext:value-type="float">
            <text:p>3,25</text:p>
          </table:table-cell>
          <table:table-cell table:formula="of:=([.A71]^3-1)/([.A71]^2+[.A71]-2)" office:value-type="float" office:value="2.82142857142857" calcext:value-type="float">
            <text:p>2,82142857142857</text:p>
          </table:table-cell>
          <table:table-cell table:number-columns-repeated="17"/>
        </table:table-row>
        <table:table-row table:style-name="ro3">
          <table:table-cell table:formula="of:=[.A71]+0.125" office:value-type="float" office:value="3.375" calcext:value-type="float">
            <text:p>3,375</text:p>
          </table:table-cell>
          <table:table-cell table:formula="of:=([.A72]^3-1)/([.A72]^2+[.A72]-2)" office:value-type="float" office:value="2.93313953488372" calcext:value-type="float">
            <text:p>2,93313953488372</text:p>
          </table:table-cell>
          <table:table-cell table:number-columns-repeated="17"/>
        </table:table-row>
        <table:table-row table:style-name="ro3">
          <table:table-cell table:formula="of:=[.A72]+0.125" office:value-type="float" office:value="3.5" calcext:value-type="float">
            <text:p>3,5</text:p>
          </table:table-cell>
          <table:table-cell table:formula="of:=([.A73]^3-1)/([.A73]^2+[.A73]-2)" office:value-type="float" office:value="3.04545454545455" calcext:value-type="float">
            <text:p>3,04545454545455</text:p>
          </table:table-cell>
          <table:table-cell table:number-columns-repeated="17"/>
        </table:table-row>
        <table:table-row table:style-name="ro3">
          <table:table-cell table:formula="of:=[.A73]+0.125" office:value-type="float" office:value="3.625" calcext:value-type="float">
            <text:p>3,625</text:p>
          </table:table-cell>
          <table:table-cell table:formula="of:=([.A74]^3-1)/([.A74]^2+[.A74]-2)" office:value-type="float" office:value="3.15833333333333" calcext:value-type="float">
            <text:p>3,15833333333333</text:p>
          </table:table-cell>
          <table:table-cell table:number-columns-repeated="17"/>
        </table:table-row>
        <table:table-row table:style-name="ro3">
          <table:table-cell table:formula="of:=[.A74]+0.125" office:value-type="float" office:value="3.75" calcext:value-type="float">
            <text:p>3,75</text:p>
          </table:table-cell>
          <table:table-cell table:formula="of:=([.A75]^3-1)/([.A75]^2+[.A75]-2)" office:value-type="float" office:value="3.27173913043478" calcext:value-type="float">
            <text:p>3,27173913043478</text:p>
          </table:table-cell>
          <table:table-cell table:number-columns-repeated="17"/>
        </table:table-row>
        <table:table-row table:style-name="ro3">
          <table:table-cell table:formula="of:=[.A75]+0.125" office:value-type="float" office:value="3.875" calcext:value-type="float">
            <text:p>3,875</text:p>
          </table:table-cell>
          <table:table-cell table:formula="of:=([.A76]^3-1)/([.A76]^2+[.A76]-2)" office:value-type="float" office:value="3.38563829787234" calcext:value-type="float">
            <text:p>3,38563829787234</text:p>
          </table:table-cell>
          <table:table-cell table:number-columns-repeated="17"/>
        </table:table-row>
        <table:table-row table:style-name="ro3">
          <table:table-cell table:formula="of:=[.A76]+0.125" office:value-type="float" office:value="4" calcext:value-type="float">
            <text:p>4</text:p>
          </table:table-cell>
          <table:table-cell table:formula="of:=([.A77]^3-1)/([.A77]^2+[.A77]-2)" office:value-type="float" office:value="3.5" calcext:value-type="float">
            <text:p>3,5</text:p>
          </table:table-cell>
          <table:table-cell table:number-columns-repeated="17"/>
        </table:table-row>
        <table:table-row table:style-name="ro3">
          <table:table-cell table:formula="of:=[.A77]+0.125" office:value-type="float" office:value="4.125" calcext:value-type="float">
            <text:p>4,125</text:p>
          </table:table-cell>
          <table:table-cell table:formula="of:=([.A78]^3-1)/([.A78]^2+[.A78]-2)" office:value-type="float" office:value="3.61479591836735" calcext:value-type="float">
            <text:p>3,61479591836735</text:p>
          </table:table-cell>
          <table:table-cell table:number-columns-repeated="17"/>
        </table:table-row>
        <table:table-row table:style-name="ro3">
          <table:table-cell table:formula="of:=[.A78]+0.125" office:value-type="float" office:value="4.25" calcext:value-type="float">
            <text:p>4,25</text:p>
          </table:table-cell>
          <table:table-cell table:formula="of:=([.A79]^3-1)/([.A79]^2+[.A79]-2)" office:value-type="float" office:value="3.73" calcext:value-type="float">
            <text:p>3,73</text:p>
          </table:table-cell>
          <table:table-cell table:number-columns-repeated="17"/>
        </table:table-row>
        <table:table-row table:style-name="ro3">
          <table:table-cell table:formula="of:=[.A79]+0.125" office:value-type="float" office:value="4.375" calcext:value-type="float">
            <text:p>4,375</text:p>
          </table:table-cell>
          <table:table-cell table:formula="of:=([.A80]^3-1)/([.A80]^2+[.A80]-2)" office:value-type="float" office:value="3.84558823529412" calcext:value-type="float">
            <text:p>3,84558823529412</text:p>
          </table:table-cell>
          <table:table-cell table:number-columns-repeated="17"/>
        </table:table-row>
        <table:table-row table:style-name="ro3">
          <table:table-cell table:formula="of:=[.A80]+0.125" office:value-type="float" office:value="4.5" calcext:value-type="float">
            <text:p>4,5</text:p>
          </table:table-cell>
          <table:table-cell table:formula="of:=([.A81]^3-1)/([.A81]^2+[.A81]-2)" office:value-type="float" office:value="3.96153846153846" calcext:value-type="float">
            <text:p>3,96153846153846</text:p>
          </table:table-cell>
          <table:table-cell table:number-columns-repeated="17"/>
        </table:table-row>
        <table:table-row table:style-name="ro3">
          <table:table-cell table:formula="of:=[.A81]+0.125" office:value-type="float" office:value="4.625" calcext:value-type="float">
            <text:p>4,625</text:p>
          </table:table-cell>
          <table:table-cell table:formula="of:=([.A82]^3-1)/([.A82]^2+[.A82]-2)" office:value-type="float" office:value="4.07783018867925" calcext:value-type="float">
            <text:p>4,07783018867925</text:p>
          </table:table-cell>
          <table:table-cell table:number-columns-repeated="17"/>
        </table:table-row>
        <table:table-row table:style-name="ro3">
          <table:table-cell table:formula="of:=[.A82]+0.125" office:value-type="float" office:value="4.75" calcext:value-type="float">
            <text:p>4,75</text:p>
          </table:table-cell>
          <table:table-cell table:formula="of:=([.A83]^3-1)/([.A83]^2+[.A83]-2)" office:value-type="float" office:value="4.19444444444444" calcext:value-type="float">
            <text:p>4,19444444444444</text:p>
          </table:table-cell>
          <table:table-cell table:number-columns-repeated="17"/>
        </table:table-row>
        <table:table-row table:style-name="ro3">
          <table:table-cell table:formula="of:=[.A83]+0.125" office:value-type="float" office:value="4.875" calcext:value-type="float">
            <text:p>4,875</text:p>
          </table:table-cell>
          <table:table-cell table:formula="of:=([.A84]^3-1)/([.A84]^2+[.A84]-2)" office:value-type="float" office:value="4.31136363636364" calcext:value-type="float">
            <text:p>4,31136363636364</text:p>
          </table:table-cell>
          <table:table-cell table:number-columns-repeated="17"/>
        </table:table-row>
        <table:table-row table:style-name="ro3">
          <table:table-cell table:style-name="ce5" table:formula="of:=[.A84]+0.125" office:value-type="float" office:value="5" calcext:value-type="float">
            <text:p>5</text:p>
          </table:table-cell>
          <table:table-cell table:style-name="ce5" table:formula="of:=([.A85]^3-1)/([.A85]^2+[.A85]-2)" office:value-type="float" office:value="4.42857142857143" calcext:value-type="float">
            <text:p>4,4285714285714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2:42:08.73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30T12:41:56.505000000</meta:creation-date>
    <dc:date>2022-12-14T13:17:27.985000000</dc:date>
    <meta:editing-duration>PT48M35S</meta:editing-duration>
    <meta:editing-cycles>10</meta:editing-cycles>
    <meta:generator>LibreOffice/6.3.4.2$Windows_X86_64 LibreOffice_project/60da17e045e08f1793c57c00ba83cdfce946d0aa</meta:generator>
    <meta:document-statistic meta:table-count="2" meta:cell-count="81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scatter" chart:style-name="ch1">
        <chart:plot-area chart:style-name="ch2" table:cell-range-address="'y=(1-X^2) (X^2+X+3)'.A7:'y=(1-X^2) (X^2+X+3)'.B87" svg:x="0.319cm" svg:y="0.18cm" svg:width="15.36cm" svg:height="8.642cm">
          <chartooo:coordinate-region svg:x="0.465cm" svg:y="0.379cm" svg:width="15.119cm" svg:height="8.24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y=(1-X^2) (X^2+X+3)'.B7:'y=(1-X^2) (X^2+X+3)'.B87" chart:class="chart:scatter">
            <chart:domain table:cell-range-address="'y=(1-X^2) (X^2+X+3)'.A7:'y=(1-X^2) (X^2+X+3)'.A87"/>
            <chart:data-point chart:repeated="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y=(1-X^2) (X^2+X+3)'.A7:'y=(1-X^2) (X^2+X+3)'.A87</svg:desc>
                </draw:g>
              </table:table-cell>
              <table:table-cell office:value-type="float" office:value="-1.04347826086957">
                <text:p>-1.04347826086957</text:p>
                <draw:g>
                  <svg:desc>'y=(1-X^2) (X^2+X+3)'.B7:'y=(1-X^2) (X^2+X+3)'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-1.03997144896503">
                <text:p>-1.03997144896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-1.03603603603604">
                <text:p>-1.03603603603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-1.03162055335968">
                <text:p>-1.03162055335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-1.02666666666667">
                <text:p>-1.02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-1.02110817941953">
                <text:p>-1.02110817941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-1.01486988847584">
                <text:p>-1.01486988847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-1.007866273353">
                <text:p>-1.007866273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-0.991160220994475">
                <text:p>-0.991160220994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-0.981220657276995">
                <text:p>-0.981220657276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-0.970037453183521">
                <text:p>-0.970037453183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-0.957446808510638">
                <text:p>-0.957446808510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-0.943262411347518">
                <text:p>-0.943262411347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-0.927272727272727">
                <text:p>-0.927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-0.909238249594814">
                <text:p>-0.909238249594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-0.865921787709497">
                <text:p>-0.86592178770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-0.810752688172043">
                <text:p>-0.810752688172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-0.740648379052369">
                <text:p>-0.740648379052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-0.698924731182796">
                <text:p>-0.698924731182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-0.652173913043478">
                <text:p>-0.652173913043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-0.542087542087542">
                <text:p>-0.542087542087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-0.478260869565217">
                <text:p>-0.478260869565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-0.408560311284047">
                <text:p>-0.408560311284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-0.253333333333333">
                <text:p>-0.25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-0.169811320754717">
                <text:p>-0.169811320754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-0.0845771144278607">
                <text:p>-0.0845771144278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0.310734463276836">
                <text:p>0.310734463276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0.340540540540541">
                <text:p>0.340540540540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0.313432835820896">
                <text:p>0.313432835820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0.283018867924528">
                <text:p>0.283018867924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0.151750972762646">
                <text:p>0.151750972762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0.101449275362319">
                <text:p>0.101449275362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-0.0492753623188406">
                <text:p>-0.0492753623188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-0.0967741935483871">
                <text:p>-0.0967741935483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-0.14214463840399">
                <text:p>-0.14214463840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-0.185185185185185">
                <text:p>-0.185185185185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-0.225806451612903">
                <text:p>-0.225806451612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-0.299813780260708">
                <text:p>-0.299813780260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-0.364667747163695">
                <text:p>-0.364667747163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-0.393939393939394">
                <text:p>-0.3939393939393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-0.421276595744681">
                <text:p>-0.4212765957446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-0.446808510638298">
                <text:p>-0.446808510638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-0.470661672908864">
                <text:p>-0.470661672908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-0.492957746478873">
                <text:p>-0.492957746478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-0.513812154696133">
                <text:p>-0.513812154696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-0.551622418879056">
                <text:p>-0.551622418879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-0.568773234200744">
                <text:p>-0.568773234200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-0.584872471416007">
                <text:p>-0.584872471416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-0.614229249011858">
                <text:p>-0.614229249011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-0.627627627627628">
                <text:p>-0.6276276276276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-0.640256959314775">
                <text:p>-0.640256959314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-0.652173913043478">
                <text:p>-0.652173913043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-0.663430420711974">
                <text:p>-0.663430420711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-0.674074074074074">
                <text:p>-0.6740740740740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-0.684148497348262">
                <text:p>-0.684148497348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-0.693693693693694">
                <text:p>-0.693693693693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-0.702746365105008">
                <text:p>-0.7027463651050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-0.711340206185567">
                <text:p>-0.711340206185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-0.719506172839506">
                <text:p>-0.719506172839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-0.727272727272727">
                <text:p>-0.72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3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Normale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2a6099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88cm" svg:height="10.595cm" xlink:href=".." xlink:type="simple" chart:class="chart:scatter" chart:style-name="ch1">
        <chart:plot-area chart:style-name="ch2" table:cell-range-address="'y=(X^3-1) (X^2+x-2)'.A5:'y=(X^3-1) (X^2+x-2)'.B85" svg:x="0.717cm" svg:y="0.211cm" svg:width="34.454cm" svg:height="10.173cm">
          <chartooo:coordinate-region svg:x="0.863cm" svg:y="0.41cm" svg:width="34.214cm" svg:height="9.7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y=(X^3-1) (X^2+x-2)'.B5:'y=(X^3-1) (X^2+x-2)'.B85" chart:class="chart:scatter">
            <chart:domain table:cell-range-address="'y=(X^3-1) (X^2+x-2)'.A5:'y=(X^3-1) (X^2+x-2)'.A85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y=(X^3-1) (X^2+x-2)'.A5:'y=(X^3-1) (X^2+x-2)'.A85</svg:desc>
                </draw:g>
              </table:table-cell>
              <table:table-cell office:value-type="float" office:value="-7">
                <text:p>-7</text:p>
                <draw:g>
                  <svg:desc>'y=(X^3-1) (X^2+x-2)'.B5:'y=(X^3-1) (X^2+x-2)'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-6.91847826086957">
                <text:p>-6.91847826086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-6.84090909090909">
                <text:p>-6.84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-6.76785714285714">
                <text:p>-6.767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-6.63815789473684">
                <text:p>-6.638157894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-6.53676470588235">
                <text:p>-6.53676470588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-6.475">
                <text:p>-6.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-6.46428571428571">
                <text:p>-6.46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-6.47115384615385">
                <text:p>-6.471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-6.55681818181818">
                <text:p>-6.556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-6.79166666666667">
                <text:p>-6.79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-7.30357142857143">
                <text:p>-7.3035714285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-8.425">
                <text:p>-8.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-11.375">
                <text:p>-11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-27.125">
                <text:p>-27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1.30357142857143">
                <text:p>1.3035714285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0.556818181818182">
                <text:p>0.556818181818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0.471153846153846">
                <text:p>0.471153846153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0.638157894736842">
                <text:p>0.638157894736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0.767857142857143">
                <text:p>0.76785714285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0.840909090909091">
                <text:p>0.840909090909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0.918478260869565">
                <text:p>0.918478260869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1.17307692307692">
                <text:p>1.17307692307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1.26388888888889">
                <text:p>1.26388888888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1.35714285714286">
                <text:p>1.35714285714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1.45258620689655">
                <text:p>1.45258620689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1.6491935483871">
                <text:p>1.64919354838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1.85227272727273">
                <text:p>1.85227272727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1.95588235294118">
                <text:p>1.95588235294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2.06071428571429">
                <text:p>2.06071428571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2.27364864864865">
                <text:p>2.273648648648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2.38157894736842">
                <text:p>2.38157894736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2.49038461538462">
                <text:p>2.49038461538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2.71036585365854">
                <text:p>2.71036585365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2.82142857142857">
                <text:p>2.82142857142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2.93313953488372">
                <text:p>2.93313953488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3.04545454545455">
                <text:p>3.04545454545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3.15833333333333">
                <text:p>3.158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3.27173913043478">
                <text:p>3.27173913043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3.38563829787234">
                <text:p>3.38563829787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3.61479591836735">
                <text:p>3.614795918367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3.84558823529412">
                <text:p>3.845588235294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3.96153846153846">
                <text:p>3.96153846153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4.07783018867925">
                <text:p>4.07783018867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4.19444444444444">
                <text:p>4.1944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4.31136363636364">
                <text:p>4.31136363636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4.42857142857143">
                <text:p>4.4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